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6.923cm"/>
    </style:style>
    <style:style style:name="co3" style:family="table-column">
      <style:table-column-properties fo:break-before="auto" style:column-width="24.63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50-196X</text:p>
          </table:table-cell>
          <table:table-cell office:value-type="string">
            <text:p>SOCIOLOGIA <text:s text:c="39"/></text:p>
          </table:table-cell>
          <table:table-cell office:value-type="string">
            <text:p>2050 / Deux Mille Cinqua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641</text:p>
          </table:table-cell>
          <table:table-cell office:value-type="string">
            <text:p>SOCIOLOGIA <text:s text:c="39"/></text:p>
          </table:table-cell>
          <table:table-cell office:value-type="string">
            <text:p>A Defesa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SOCIOLOGIA <text:s text:c="39"/></text:p>
          </table:table-cell>
          <table:table-cell office:value-type="string">
            <text:p>Acerv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SOCIOLOGIA <text:s text:c="39"/></text:p>
          </table:table-cell>
          <table:table-cell office:value-type="string">
            <text:p>Achegas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4-9542</text:p>
          </table:table-cell>
          <table:table-cell office:value-type="string">
            <text:p>SOCIOLOGIA <text:s text:c="39"/></text:p>
          </table:table-cell>
          <table:table-cell office:value-type="string">
            <text:p>Acta Agriculturae Serb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SOCIOLOGIA <text:s text:c="39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5-5322</text:p>
          </table:table-cell>
          <table:table-cell office:value-type="string">
            <text:p>SOCIOLOGIA <text:s text:c="39"/></text:p>
          </table:table-cell>
          <table:table-cell office:value-type="string">
            <text:p>Actes de la Recherche en Sciences Socia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4524</text:p>
          </table:table-cell>
          <table:table-cell office:value-type="string">
            <text:p>SOCIOLOGIA <text:s text:c="39"/></text:p>
          </table:table-cell>
          <table:table-cell office:value-type="string">
            <text:p>Actuel Marx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235</text:p>
          </table:table-cell>
          <table:table-cell office:value-type="string">
            <text:p>SOCIOLOGIA <text:s text:c="39"/></text:p>
          </table:table-cell>
          <table:table-cell office:value-type="string">
            <text:p>Administração em Pau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3X</text:p>
          </table:table-cell>
          <table:table-cell office:value-type="string">
            <text:p>SOCIOLOGIA <text:s text:c="39"/></text:p>
          </table:table-cell>
          <table:table-cell office:value-type="string">
            <text:p>Advérbio (FA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75</text:p>
          </table:table-cell>
          <table:table-cell office:value-type="string">
            <text:p>SOCIOLOGIA <text:s text:c="39"/></text:p>
          </table:table-cell>
          <table:table-cell office:value-type="string">
            <text:p>Africana Stud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SOCIOLOGIA <text:s text:c="39"/></text:p>
          </table:table-cell>
          <table:table-cell office:value-type="string">
            <text:p>Afro-Ásia (UFB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3557</text:p>
          </table:table-cell>
          <table:table-cell office:value-type="string">
            <text:p>SOCIOLOGIA <text:s text:c="39"/></text:p>
          </table:table-cell>
          <table:table-cell office:value-type="string">
            <text:p>Agalia (A Corun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62</text:p>
          </table:table-cell>
          <table:table-cell office:value-type="string">
            <text:p>SOCIOLOGIA <text:s text:c="39"/></text:p>
          </table:table-cell>
          <table:table-cell office:value-type="string">
            <text:p>Agenda Social (UEN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SOCIOLOGIA <text:s text:c="39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150</text:p>
          </table:table-cell>
          <table:table-cell office:value-type="string">
            <text:p>SOCIOLOGIA <text:s text:c="39"/></text:p>
          </table:table-cell>
          <table:table-cell office:value-type="string">
            <text:p>Agrária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6793</text:p>
          </table:table-cell>
          <table:table-cell office:value-type="string">
            <text:p>SOCIOLOGIA <text:s text:c="39"/></text:p>
          </table:table-cell>
          <table:table-cell office:value-type="string">
            <text:p>Agricultura em São Paulo (Impresso) (Cessou em 2006. Cont. ISSN 1981-4771 Revista de Econom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7699</text:p>
          </table:table-cell>
          <table:table-cell office:value-type="string">
            <text:p>SOCIOLOGIA <text:s text:c="39"/></text:p>
          </table:table-cell>
          <table:table-cell office:value-type="string">
            <text:p>Agricultures (Montrouge) / Cahiers d'Études et de Recherches Francopho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SOCIOLOGIA <text:s text:c="39"/></text:p>
          </table:table-cell>
          <table:table-cell office:value-type="string">
            <text:p>Agroanalysis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SOCIOLOGIA <text:s text:c="39"/></text:p>
          </table:table-cell>
          <table:table-cell office:value-type="string">
            <text:p>AIDS Ca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SOCIOLOGIA <text:s text:c="39"/></text:p>
          </table:table-cell>
          <table:table-cell office:value-type="string">
            <text:p>AIDS Research and Human Retroviru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145</text:p>
          </table:table-cell>
          <table:table-cell office:value-type="string">
            <text:p>SOCIOLOGIA <text:s text:c="39"/></text:p>
          </table:table-cell>
          <table:table-cell office:value-type="string">
            <text:p>Alambre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SOCIOLOGIA <text:s text:c="39"/></text:p>
          </table:table-cell>
          <table:table-cell office:value-type="string">
            <text:p>Alceu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SOCIOLOGIA <text:s text:c="39"/></text:p>
          </table:table-cell>
          <table:table-cell office:value-type="string">
            <text:p>Aletheia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51</text:p>
          </table:table-cell>
          <table:table-cell office:value-type="string">
            <text:p>SOCIOLOGIA <text:s text:c="39"/></text:p>
          </table:table-cell>
          <table:table-cell office:value-type="string">
            <text:p>Alfabetização e Cidadan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8009</text:p>
          </table:table-cell>
          <table:table-cell office:value-type="string">
            <text:p>SOCIOLOGIA <text:s text:c="39"/></text:p>
          </table:table-cell>
          <table:table-cell office:value-type="string">
            <text:p>Altérités - Revue québecoise des étudiants en anthrop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86X</text:p>
          </table:table-cell>
          <table:table-cell office:value-type="string">
            <text:p>SOCIOLOGIA <text:s text:c="39"/></text:p>
          </table:table-cell>
          <table:table-cell office:value-type="string">
            <text:p>Amazonia Peru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SOCIOLOGIA <text:s text:c="39"/></text:p>
          </table:table-cell>
          <table:table-cell office:value-type="string">
            <text:p>Ambiente &amp; Educação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422</text:p>
          </table:table-cell>
          <table:table-cell office:value-type="string">
            <text:p>SOCIOLOGIA <text:s text:c="39"/></text:p>
          </table:table-cell>
          <table:table-cell office:value-type="string">
            <text:p>Ambiente &amp; Sociedad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27</text:p>
          </table:table-cell>
          <table:table-cell office:value-type="string">
            <text:p>SOCIOLOGIA <text:s text:c="39"/></text:p>
          </table:table-cell>
          <table:table-cell office:value-type="string">
            <text:p>Ambiente : Gestão e Desenvolvimento (UER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SOCIOLOGIA <text:s text:c="39"/></text:p>
          </table:table-cell>
          <table:table-cell office:value-type="string">
            <text:p>Ambiente Construíd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SOCIOLOGIA <text:s text:c="39"/></text:p>
          </table:table-cell>
          <table:table-cell office:value-type="string">
            <text:p>Ambiente e Sociedade (Campin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SOCIOLOGIA <text:s text:c="39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SOCIOLOGIA <text:s text:c="39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30</text:p>
          </table:table-cell>
          <table:table-cell office:value-type="string">
            <text:p>SOCIOLOGIA <text:s text:c="39"/></text:p>
          </table:table-cell>
          <table:table-cell office:value-type="string">
            <text:p>America Latina en Movimi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2887</text:p>
          </table:table-cell>
          <table:table-cell office:value-type="string">
            <text:p>SOCIOLOGIA <text:s text:c="39"/></text:p>
          </table:table-cell>
          <table:table-cell office:value-type="string">
            <text:p>América Latina Ho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294</text:p>
          </table:table-cell>
          <table:table-cell office:value-type="string">
            <text:p>SOCIOLOGIA <text:s text:c="39"/></text:p>
          </table:table-cell>
          <table:table-cell office:value-type="string">
            <text:p>American Anthropolog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06</text:p>
          </table:table-cell>
          <table:table-cell office:value-type="string">
            <text:p>SOCIOLOGIA <text:s text:c="39"/></text:p>
          </table:table-cell>
          <table:table-cell office:value-type="string">
            <text:p>Ameríndia (Fortalez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87</text:p>
          </table:table-cell>
          <table:table-cell office:value-type="string">
            <text:p>SOCIOLOGIA <text:s text:c="39"/></text:p>
          </table:table-cell>
          <table:table-cell office:value-type="string">
            <text:p>Análise &amp; Sínte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24</text:p>
          </table:table-cell>
          <table:table-cell office:value-type="string">
            <text:p>SOCIOLOGIA <text:s text:c="39"/></text:p>
          </table:table-cell>
          <table:table-cell office:value-type="string">
            <text:p>Análise de Conjuntura OP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SOCIOLOGIA <text:s text:c="39"/></text:p>
          </table:table-cell>
          <table:table-cell office:value-type="string">
            <text:p>Análise Soci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SOCIOLOGIA <text:s text:c="39"/></text:p>
          </table:table-cell>
          <table:table-cell office:value-type="string">
            <text:p>Ângulo (FATE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6X</text:p>
          </table:table-cell>
          <table:table-cell office:value-type="string">
            <text:p>SOCIOLOGIA <text:s text:c="39"/></text:p>
          </table:table-cell>
          <table:table-cell office:value-type="string">
            <text:p>Anos 90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611</text:p>
          </table:table-cell>
          <table:table-cell office:value-type="string">
            <text:p>SOCIOLOGIA <text:s text:c="39"/></text:p>
          </table:table-cell>
          <table:table-cell office:value-type="string">
            <text:p>Anthropos (Barcelona) (Cessou em 1995. Cont. ISSN 1137-3636 Revista Anthrop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8438</text:p>
          </table:table-cell>
          <table:table-cell office:value-type="string">
            <text:p>SOCIOLOGIA <text:s text:c="39"/></text:p>
          </table:table-cell>
          <table:table-cell office:value-type="string">
            <text:p>Antígona (Río Cuar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194</text:p>
          </table:table-cell>
          <table:table-cell office:value-type="string">
            <text:p>SOCIOLOGIA <text:s text:c="39"/></text:p>
          </table:table-cell>
          <table:table-cell office:value-type="string">
            <text:p>Antítese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356</text:p>
          </table:table-cell>
          <table:table-cell office:value-type="string">
            <text:p>SOCIOLOGIA <text:s text:c="39"/></text:p>
          </table:table-cell>
          <table:table-cell office:value-type="string">
            <text:p>Antíteses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SOCIOLOGIA <text:s text:c="39"/></text:p>
          </table:table-cell>
          <table:table-cell office:value-type="string">
            <text:p>Antropolítica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050</text:p>
          </table:table-cell>
          <table:table-cell office:value-type="string">
            <text:p>SOCIOLOGIA <text:s text:c="39"/></text:p>
          </table:table-cell>
          <table:table-cell office:value-type="string">
            <text:p>Antropos (Manau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02</text:p>
          </table:table-cell>
          <table:table-cell office:value-type="string">
            <text:p>SOCIOLOGIA <text:s text:c="39"/></text:p>
          </table:table-cell>
          <table:table-cell office:value-type="string">
            <text:p>Anuário Antropológ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5186</text:p>
          </table:table-cell>
          <table:table-cell office:value-type="string">
            <text:p>SOCIOLOGIA <text:s text:c="39"/></text:p>
          </table:table-cell>
          <table:table-cell office:value-type="string">
            <text:p>Anuario de Estudios de Antropologí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1963</text:p>
          </table:table-cell>
          <table:table-cell office:value-type="string">
            <text:p>SOCIOLOGIA <text:s text:c="39"/></text:p>
          </table:table-cell>
          <table:table-cell office:value-type="string">
            <text:p>Arbor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02</text:p>
          </table:table-cell>
          <table:table-cell office:value-type="string">
            <text:p>SOCIOLOGIA <text:s text:c="39"/></text:p>
          </table:table-cell>
          <table:table-cell office:value-type="string">
            <text:p>Archives of Sexual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327</text:p>
          </table:table-cell>
          <table:table-cell office:value-type="string">
            <text:p>SOCIOLOGIA <text:s text:c="39"/></text:p>
          </table:table-cell>
          <table:table-cell office:value-type="string">
            <text:p>Argumentos de Razón Téc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SOCIOLOGIA <text:s text:c="39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SOCIOLOGIA <text:s text:c="39"/></text:p>
          </table:table-cell>
          <table:table-cell office:value-type="string">
            <text:p>Arquitext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826</text:p>
          </table:table-cell>
          <table:table-cell office:value-type="string">
            <text:p>SOCIOLOGIA <text:s text:c="39"/></text:p>
          </table:table-cell>
          <table:table-cell office:value-type="string">
            <text:p>Arquivística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SOCIOLOGIA <text:s text:c="39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320</text:p>
          </table:table-cell>
          <table:table-cell office:value-type="string">
            <text:p>SOCIOLOGIA <text:s text:c="39"/></text:p>
          </table:table-cell>
          <table:table-cell office:value-type="string">
            <text:p>ARS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SOCIOLOGIA <text:s text:c="39"/></text:p>
          </table:table-cell>
          <table:table-cell office:value-type="string">
            <text:p>ArtCultura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92</text:p>
          </table:table-cell>
          <table:table-cell office:value-type="string">
            <text:p>SOCIOLOGIA <text:s text:c="39"/></text:p>
          </table:table-cell>
          <table:table-cell office:value-type="string">
            <text:p>Arte &amp; Ensai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08</text:p>
          </table:table-cell>
          <table:table-cell office:value-type="string">
            <text:p>SOCIOLOGIA <text:s text:c="39"/></text:p>
          </table:table-cell>
          <table:table-cell office:value-type="string">
            <text:p>Arte e Cultura da Ame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2341</text:p>
          </table:table-cell>
          <table:table-cell office:value-type="string">
            <text:p>SOCIOLOGIA <text:s text:c="39"/></text:p>
          </table:table-cell>
          <table:table-cell office:value-type="string">
            <text:p>Artecontexto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SOCIOLOGIA <text:s text:c="39"/></text:p>
          </table:table-cell>
          <table:table-cell office:value-type="string">
            <text:p>Artefilosofia (UFO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SOCIOLOGIA <text:s text:c="39"/></text:p>
          </table:table-cell>
          <table:table-cell office:value-type="string">
            <text:p>Asas da Palavra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56</text:p>
          </table:table-cell>
          <table:table-cell office:value-type="string">
            <text:p>SOCIOLOGIA <text:s text:c="39"/></text:p>
          </table:table-cell>
          <table:table-cell office:value-type="string">
            <text:p>Ateliê Geográfico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SOCIOLOGIA <text:s text:c="39"/></text:p>
          </table:table-cell>
          <table:table-cell office:value-type="string">
            <text:p>Athenea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354</text:p>
          </table:table-cell>
          <table:table-cell office:value-type="string">
            <text:p>SOCIOLOGIA <text:s text:c="39"/></text:p>
          </table:table-cell>
          <table:table-cell office:value-type="string">
            <text:p>Atos de Pesquisa em Educação (FUR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72</text:p>
          </table:table-cell>
          <table:table-cell office:value-type="string">
            <text:p>SOCIOLOGIA <text:s text:c="39"/></text:p>
          </table:table-cell>
          <table:table-cell office:value-type="string">
            <text:p>Aurora (PUCS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004</text:p>
          </table:table-cell>
          <table:table-cell office:value-type="string">
            <text:p>SOCIOLOGIA <text:s text:c="39"/></text:p>
          </table:table-cell>
          <table:table-cell office:value-type="string">
            <text:p>Aurora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782-2000</text:p>
          </table:table-cell>
          <table:table-cell office:value-type="string">
            <text:p>SOCIOLOGIA <text:s text:c="39"/></text:p>
          </table:table-cell>
          <table:table-cell office:value-type="string">
            <text:p>Autrepar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986</text:p>
          </table:table-cell>
          <table:table-cell office:value-type="string">
            <text:p>SOCIOLOGIA <text:s text:c="39"/></text:p>
          </table:table-cell>
          <table:table-cell office:value-type="string">
            <text:p>Autrepart (La Tour d'Aigu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SOCIOLOGIA <text:s text:c="39"/></text:p>
          </table:table-cell>
          <table:table-cell office:value-type="string">
            <text:p>Avaliação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62</text:p>
          </table:table-cell>
          <table:table-cell office:value-type="string">
            <text:p>SOCIOLOGIA <text:s text:c="39"/></text:p>
          </table:table-cell>
          <table:table-cell office:value-type="string">
            <text:p>Avesso do Avesso (Araçatu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SOCIOLOGIA <text:s text:c="39"/></text:p>
          </table:table-cell>
          <table:table-cell office:value-type="string">
            <text:p>Bagoas : Revista de Estudos Gay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SOCIOLOGIA <text:s text:c="39"/></text:p>
          </table:table-cell>
          <table:table-cell office:value-type="string">
            <text:p>Bahia Analise &amp; D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473</text:p>
          </table:table-cell>
          <table:table-cell office:value-type="string">
            <text:p>SOCIOLOGIA <text:s text:c="39"/></text:p>
          </table:table-cell>
          <table:table-cell office:value-type="string">
            <text:p>Baleia na Rede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78</text:p>
          </table:table-cell>
          <table:table-cell office:value-type="string">
            <text:p>SOCIOLOGIA <text:s text:c="39"/></text:p>
          </table:table-cell>
          <table:table-cell office:value-type="string">
            <text:p>Barbarói (UNI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421X</text:p>
          </table:table-cell>
          <table:table-cell office:value-type="string">
            <text:p>SOCIOLOGIA <text:s text:c="39"/></text:p>
          </table:table-cell>
          <table:table-cell office:value-type="string">
            <text:p>Bastidiana (Brionne)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4515</text:p>
          </table:table-cell>
          <table:table-cell office:value-type="string">
            <text:p>SOCIOLOGIA <text:s text:c="39"/></text:p>
          </table:table-cell>
          <table:table-cell office:value-type="string">
            <text:p>Berufsbildung in Wissenschaft und Prax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SOCIOLOGIA <text:s text:c="39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SOCIOLOGIA <text:s text:c="39"/></text:p>
          </table:table-cell>
          <table:table-cell office:value-type="string">
            <text:p>Bioikos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2709</text:p>
          </table:table-cell>
          <table:table-cell office:value-type="string">
            <text:p>SOCIOLOGIA <text:s text:c="39"/></text:p>
          </table:table-cell>
          <table:table-cell office:value-type="string">
            <text:p>Bird Conservation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SOCIOLOGIA <text:s text:c="39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49</text:p>
          </table:table-cell>
          <table:table-cell office:value-type="string">
            <text:p>SOCIOLOGIA <text:s text:c="39"/></text:p>
          </table:table-cell>
          <table:table-cell office:value-type="string">
            <text:p>Boletim (USP. Grupo de Estudos do Centro de Pesquisas em Arte &amp; Fotografia do Departamento de Artes Plástic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SOCIOLOGIA <text:s text:c="39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01</text:p>
          </table:table-cell>
          <table:table-cell office:value-type="string">
            <text:p>SOCIOLOGIA <text:s text:c="39"/></text:p>
          </table:table-cell>
          <table:table-cell office:value-type="string">
            <text:p>Boletim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60</text:p>
          </table:table-cell>
          <table:table-cell office:value-type="string">
            <text:p>SOCIOLOGIA <text:s text:c="39"/></text:p>
          </table:table-cell>
          <table:table-cell office:value-type="string">
            <text:p>Boletim de Ciências Económ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SOCIOLOGIA <text:s text:c="39"/></text:p>
          </table:table-cell>
          <table:table-cell office:value-type="string">
            <text:p>Boletim do Instituto de Pes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SOCIOLOGIA <text:s text:c="39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SOCIOLOGIA <text:s text:c="39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079</text:p>
          </table:table-cell>
          <table:table-cell office:value-type="string">
            <text:p>SOCIOLOGIA <text:s text:c="39"/></text:p>
          </table:table-cell>
          <table:table-cell office:value-type="string">
            <text:p>Boletim Paulista de Geogra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49</text:p>
          </table:table-cell>
          <table:table-cell office:value-type="string">
            <text:p>SOCIOLOGIA <text:s text:c="39"/></text:p>
          </table:table-cell>
          <table:table-cell office:value-type="string">
            <text:p>Boletim Reg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84</text:p>
          </table:table-cell>
          <table:table-cell office:value-type="string">
            <text:p>SOCIOLOGIA <text:s text:c="39"/></text:p>
          </table:table-cell>
          <table:table-cell office:value-type="string">
            <text:p>Boletim Tempo Presente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SOCIOLOGIA <text:s text:c="39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SOCIOLOGIA <text:s text:c="3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SOCIOLOGIA <text:s text:c="39"/></text:p>
          </table:table-cell>
          <table:table-cell office:value-type="string">
            <text:p>Brazilian Journalism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21</text:p>
          </table:table-cell>
          <table:table-cell office:value-type="string">
            <text:p>SOCIOLOGIA <text:s text:c="39"/></text:p>
          </table:table-cell>
          <table:table-cell office:value-type="string">
            <text:p>Brazilian Political Science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50</text:p>
          </table:table-cell>
          <table:table-cell office:value-type="string">
            <text:p>SOCIOLOGIA <text:s text:c="39"/></text:p>
          </table:table-cell>
          <table:table-cell office:value-type="string">
            <text:p>Bulletin of Latin America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SOCIOLOGIA <text:s text:c="39"/></text:p>
          </table:table-cell>
          <table:table-cell office:value-type="string">
            <text:p>Caderno CRH (UFBA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66</text:p>
          </table:table-cell>
          <table:table-cell office:value-type="string">
            <text:p>SOCIOLOGIA <text:s text:c="39"/></text:p>
          </table:table-cell>
          <table:table-cell office:value-type="string">
            <text:p>Caderno de Cultura do Estudante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86</text:p>
          </table:table-cell>
          <table:table-cell office:value-type="string">
            <text:p>SOCIOLOGIA <text:s text:c="39"/></text:p>
          </table:table-cell>
          <table:table-cell office:value-type="string">
            <text:p>Caderno Espaço Feminino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33</text:p>
          </table:table-cell>
          <table:table-cell office:value-type="string">
            <text:p>SOCIOLOGIA <text:s text:c="39"/></text:p>
          </table:table-cell>
          <table:table-cell office:value-type="string">
            <text:p>Caderno Fênix Ciência (UNEMA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SOCIOLOGIA <text:s text:c="39"/></text:p>
          </table:table-cell>
          <table:table-cell office:value-type="string">
            <text:p>Caderno Pós Ciências Sociais (UFMA) (Cessou em 2005. Cont. 1983-4527 Revista Pós Ciências Sociais (UFMA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16</text:p>
          </table:table-cell>
          <table:table-cell office:value-type="string">
            <text:p>SOCIOLOGIA <text:s text:c="39"/></text:p>
          </table:table-cell>
          <table:table-cell office:value-type="string">
            <text:p>Caderno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51</text:p>
          </table:table-cell>
          <table:table-cell office:value-type="string">
            <text:p>SOCIOLOGIA <text:s text:c="39"/></text:p>
          </table:table-cell>
          <table:table-cell office:value-type="string">
            <text:p>Cadernos ADENAUER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97</text:p>
          </table:table-cell>
          <table:table-cell office:value-type="string">
            <text:p>SOCIOLOGIA <text:s text:c="39"/></text:p>
          </table:table-cell>
          <table:table-cell office:value-type="string">
            <text:p>Cadernos Arquivo Edgard Leuenroth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SOCIOLOGIA <text:s text:c="39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SOCIOLOGIA <text:s text:c="39"/></text:p>
          </table:table-cell>
          <table:table-cell office:value-type="string">
            <text:p>Cadernos CED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631</text:p>
          </table:table-cell>
          <table:table-cell office:value-type="string">
            <text:p>SOCIOLOGIA <text:s text:c="39"/></text:p>
          </table:table-cell>
          <table:table-cell office:value-type="string">
            <text:p>Cadernos CENP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SOCIOLOGIA <text:s text:c="39"/></text:p>
          </table:table-cell>
          <table:table-cell office:value-type="string">
            <text:p>Cadernos Ceru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72</text:p>
          </table:table-cell>
          <table:table-cell office:value-type="string">
            <text:p>SOCIOLOGIA <text:s text:c="39"/></text:p>
          </table:table-cell>
          <table:table-cell office:value-type="string">
            <text:p>Cadernos da FESP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95X</text:p>
          </table:table-cell>
          <table:table-cell office:value-type="string">
            <text:p>SOCIOLOGIA <text:s text:c="39"/></text:p>
          </table:table-cell>
          <table:table-cell office:value-type="string">
            <text:p>Cadernos da Revista de História Económica e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SOCIOLOGIA <text:s text:c="39"/></text:p>
          </table:table-cell>
          <table:table-cell office:value-type="string">
            <text:p>Cadernos de Antropologia e Imagem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689</text:p>
          </table:table-cell>
          <table:table-cell office:value-type="string">
            <text:p>SOCIOLOGIA <text:s text:c="39"/></text:p>
          </table:table-cell>
          <table:table-cell office:value-type="string">
            <text:p>Cadernos de Campo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79</text:p>
          </table:table-cell>
          <table:table-cell office:value-type="string">
            <text:p>SOCIOLOGIA <text:s text:c="39"/></text:p>
          </table:table-cell>
          <table:table-cell office:value-type="string">
            <text:p>Cadernos de Campo (USP. 199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SOCIOLOGIA <text:s text:c="39"/></text:p>
          </table:table-cell>
          <table:table-cell office:value-type="string">
            <text:p>Cadernos de Ciência &amp;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82</text:p>
          </table:table-cell>
          <table:table-cell office:value-type="string">
            <text:p>SOCIOLOGIA <text:s text:c="39"/></text:p>
          </table:table-cell>
          <table:table-cell office:value-type="string">
            <text:p>Cadernos de Ciências Soci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40</text:p>
          </table:table-cell>
          <table:table-cell office:value-type="string">
            <text:p>SOCIOLOGIA <text:s text:c="39"/></text:p>
          </table:table-cell>
          <table:table-cell office:value-type="string">
            <text:p>Cadernos de Direito (Maceió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SOCIOLOGIA <text:s text:c="39"/></text:p>
          </table:table-cell>
          <table:table-cell office:value-type="string">
            <text:p>Cadernos de Estudo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133</text:p>
          </table:table-cell>
          <table:table-cell office:value-type="string">
            <text:p>SOCIOLOGIA <text:s text:c="39"/></text:p>
          </table:table-cell>
          <table:table-cell office:value-type="string">
            <text:p>Cadernos de Formação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415</text:p>
          </table:table-cell>
          <table:table-cell office:value-type="string">
            <text:p>SOCIOLOGIA <text:s text:c="39"/></text:p>
          </table:table-cell>
          <table:table-cell office:value-type="string">
            <text:p>Cadernos de Gênero e Tecnologia (CEFET/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36</text:p>
          </table:table-cell>
          <table:table-cell office:value-type="string">
            <text:p>SOCIOLOGIA <text:s text:c="39"/></text:p>
          </table:table-cell>
          <table:table-cell office:value-type="string">
            <text:p>Cadernos de História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SOCIOLOGIA <text:s text:c="39"/></text:p>
          </table:table-cell>
          <table:table-cell office:value-type="string">
            <text:p>Cadernos de Histó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98</text:p>
          </table:table-cell>
          <table:table-cell office:value-type="string">
            <text:p>SOCIOLOGIA <text:s text:c="39"/></text:p>
          </table:table-cell>
          <table:table-cell office:value-type="string">
            <text:p>Cadernos de Histor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72</text:p>
          </table:table-cell>
          <table:table-cell office:value-type="string">
            <text:p>SOCIOLOGIA <text:s text:c="39"/></text:p>
          </table:table-cell>
          <table:table-cell office:value-type="string">
            <text:p>Cadernos de Literatura e Diversidade (UE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SOCIOLOGIA <text:s text:c="39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175</text:p>
          </table:table-cell>
          <table:table-cell office:value-type="string">
            <text:p>SOCIOLOGIA <text:s text:c="39"/></text:p>
          </table:table-cell>
          <table:table-cell office:value-type="string">
            <text:p>Cadernos de Pesquisa - Universidade Federal do Maranh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30</text:p>
          </table:table-cell>
          <table:table-cell office:value-type="string">
            <text:p>SOCIOLOGIA <text:s text:c="39"/></text:p>
          </table:table-cell>
          <table:table-cell office:value-type="string">
            <text:p>Cadernos de Pesquisa Interdisciplinar em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03</text:p>
          </table:table-cell>
          <table:table-cell office:value-type="string">
            <text:p>SOCIOLOGIA <text:s text:c="39"/></text:p>
          </table:table-cell>
          <table:table-cell office:value-type="string">
            <text:p>Cadernos de Pós-Graduação (UNINO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SOCIOLOGIA <text:s text:c="39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17</text:p>
          </table:table-cell>
          <table:table-cell office:value-type="string">
            <text:p>SOCIOLOGIA <text:s text:c="39"/></text:p>
          </table:table-cell>
          <table:table-cell office:value-type="string">
            <text:p>Cadernos de Psicologia Social do Trabalh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SOCIOLOGIA <text:s text:c="3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14</text:p>
          </table:table-cell>
          <table:table-cell office:value-type="string">
            <text:p>SOCIOLOGIA <text:s text:c="39"/></text:p>
          </table:table-cell>
          <table:table-cell office:value-type="string">
            <text:p>Cadernos de Sociologia e Polít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31</text:p>
          </table:table-cell>
          <table:table-cell office:value-type="string">
            <text:p>SOCIOLOGIA <text:s text:c="39"/></text:p>
          </table:table-cell>
          <table:table-cell office:value-type="string">
            <text:p>Cadernos de Subjetividade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SOCIOLOGIA <text:s text:c="39"/></text:p>
          </table:table-cell>
          <table:table-cell office:value-type="string">
            <text:p>Cadernos do CEAM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SOCIOLOGIA <text:s text:c="39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SOCIOLOGIA <text:s text:c="39"/></text:p>
          </table:table-cell>
          <table:table-cell office:value-type="string">
            <text:p>Cadernos do CEOM (UNO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39</text:p>
          </table:table-cell>
          <table:table-cell office:value-type="string">
            <text:p>SOCIOLOGIA <text:s text:c="39"/></text:p>
          </table:table-cell>
          <table:table-cell office:value-type="string">
            <text:p>Cadernos do CRH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29</text:p>
          </table:table-cell>
          <table:table-cell office:value-type="string">
            <text:p>SOCIOLOGIA <text:s text:c="39"/></text:p>
          </table:table-cell>
          <table:table-cell office:value-type="string">
            <text:p>Cadernos do Programa de Pós-Graduação em Direito - PPGDir./UFR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SOCIOLOGIA <text:s text:c="39"/></text:p>
          </table:table-cell>
          <table:table-cell office:value-type="string">
            <text:p>Cadernos EBAPE.BR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93</text:p>
          </table:table-cell>
          <table:table-cell office:value-type="string">
            <text:p>SOCIOLOGIA <text:s text:c="39"/></text:p>
          </table:table-cell>
          <table:table-cell office:value-type="string">
            <text:p>Cadernos 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77</text:p>
          </table:table-cell>
          <table:table-cell office:value-type="string">
            <text:p>SOCIOLOGIA <text:s text:c="39"/></text:p>
          </table:table-cell>
          <table:table-cell office:value-type="string">
            <text:p>Cadernos Feministas de Economia e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SOCIOLOGIA <text:s text:c="39"/></text:p>
          </table:table-cell>
          <table:table-cell office:value-type="string">
            <text:p>Cadernos IHU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SOCIOLOGIA <text:s text:c="39"/></text:p>
          </table:table-cell>
          <table:table-cell office:value-type="string">
            <text:p>Cadernos IHU em Formação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SOCIOLOGIA <text:s text:c="39"/></text:p>
          </table:table-cell>
          <table:table-cell office:value-type="string">
            <text:p>Cadernos IHU Idéias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SOCIOLOGIA <text:s text:c="39"/></text:p>
          </table:table-cell>
          <table:table-cell office:value-type="string">
            <text:p>Cadernos Metrópol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43</text:p>
          </table:table-cell>
          <table:table-cell office:value-type="string">
            <text:p>SOCIOLOGIA <text:s text:c="39"/></text:p>
          </table:table-cell>
          <table:table-cell office:value-type="string">
            <text:p>Cadernos NEP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SOCIOLOGIA <text:s text:c="39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61</text:p>
          </table:table-cell>
          <table:table-cell office:value-type="string">
            <text:p>SOCIOLOGIA <text:s text:c="39"/></text:p>
          </table:table-cell>
          <table:table-cell office:value-type="string">
            <text:p>Cadernos PPG-AU/FAUFB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SOCIOLOGIA <text:s text:c="39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SOCIOLOGIA <text:s text:c="39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88</text:p>
          </table:table-cell>
          <table:table-cell office:value-type="string">
            <text:p>SOCIOLOGIA <text:s text:c="39"/></text:p>
          </table:table-cell>
          <table:table-cell office:value-type="string">
            <text:p>Cadernos UFS.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784</text:p>
          </table:table-cell>
          <table:table-cell office:value-type="string">
            <text:p>SOCIOLOGIA <text:s text:c="39"/></text:p>
          </table:table-cell>
          <table:table-cell office:value-type="string">
            <text:p>Cadernos UFS. Serviç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949</text:p>
          </table:table-cell>
          <table:table-cell office:value-type="string">
            <text:p>SOCIOLOGIA <text:s text:c="39"/></text:p>
          </table:table-cell>
          <table:table-cell office:value-type="string">
            <text:p>Cahiers Agricultu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1-7161</text:p>
          </table:table-cell>
          <table:table-cell office:value-type="string">
            <text:p>SOCIOLOGIA <text:s text:c="39"/></text:p>
          </table:table-cell>
          <table:table-cell office:value-type="string">
            <text:p>Cahiers des Amériques Latines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SOCIOLOGIA <text:s text:c="39"/></text:p>
          </table:table-cell>
          <table:table-cell office:value-type="string">
            <text:p>Cahiers du Brésil Contempor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8-6046</text:p>
          </table:table-cell>
          <table:table-cell office:value-type="string">
            <text:p>SOCIOLOGIA <text:s text:c="39"/></text:p>
          </table:table-cell>
          <table:table-cell office:value-type="string">
            <text:p>Cahiers du Genre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78</text:p>
          </table:table-cell>
          <table:table-cell office:value-type="string">
            <text:p>SOCIOLOGIA <text:s text:c="39"/></text:p>
          </table:table-cell>
          <table:table-cell office:value-type="string">
            <text:p>Caligrama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SOCIOLOGIA <text:s text:c="39"/></text:p>
          </table:table-cell>
          <table:table-cell office:value-type="string">
            <text:p>Caminhos (UC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771</text:p>
          </table:table-cell>
          <table:table-cell office:value-type="string">
            <text:p>SOCIOLOGIA <text:s text:c="39"/></text:p>
          </table:table-cell>
          <table:table-cell office:value-type="string">
            <text:p>Caminhos da História (UNIMONT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SOCIOLOGIA <text:s text:c="39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SOCIOLOGIA <text:s text:c="39"/></text:p>
          </table:table-cell>
          <table:table-cell office:value-type="string">
            <text:p>Campos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6-3663</text:p>
          </table:table-cell>
          <table:table-cell office:value-type="string">
            <text:p>SOCIOLOGIA <text:s text:c="39"/></text:p>
          </table:table-cell>
          <table:table-cell office:value-type="string">
            <text:p>Canadian Journal of Latin American and Caribbe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8-3774</text:p>
          </table:table-cell>
          <table:table-cell office:value-type="string">
            <text:p>SOCIOLOGIA <text:s text:c="39"/></text:p>
          </table:table-cell>
          <table:table-cell office:value-type="string">
            <text:p>Canadian Journal of Urba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75</text:p>
          </table:table-cell>
          <table:table-cell office:value-type="string">
            <text:p>SOCIOLOGIA <text:s text:c="39"/></text:p>
          </table:table-cell>
          <table:table-cell office:value-type="string">
            <text:p>Candeeiro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SOCIOLOGIA <text:s text:c="39"/></text:p>
          </table:table-cell>
          <table:table-cell office:value-type="string">
            <text:p>Canindé (MAX/UF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16</text:p>
          </table:table-cell>
          <table:table-cell office:value-type="string">
            <text:p>SOCIOLOGIA <text:s text:c="39"/></text:p>
          </table:table-cell>
          <table:table-cell office:value-type="string">
            <text:p>CAOS. Revista Eletrônica de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2-1710</text:p>
          </table:table-cell>
          <table:table-cell office:value-type="string">
            <text:p>SOCIOLOGIA <text:s text:c="39"/></text:p>
          </table:table-cell>
          <table:table-cell office:value-type="string">
            <text:p>Carré Rouge (Paris)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SOCIOLOGIA <text:s text:c="39"/></text:p>
          </table:table-cell>
          <table:table-cell office:value-type="string">
            <text:p>Catena (Creml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734</text:p>
          </table:table-cell>
          <table:table-cell office:value-type="string">
            <text:p>SOCIOLOGIA <text:s text:c="39"/></text:p>
          </table:table-cell>
          <table:table-cell office:value-type="string">
            <text:p>Cayapa. Revista Venezolana de Economia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06</text:p>
          </table:table-cell>
          <table:table-cell office:value-type="string">
            <text:p>SOCIOLOGIA <text:s text:c="39"/></text:p>
          </table:table-cell>
          <table:table-cell office:value-type="string">
            <text:p>CCJUR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SOCIOLOGIA <text:s text:c="39"/></text:p>
          </table:table-cell>
          <table:table-cell office:value-type="string">
            <text:p>Cena Internacional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02</text:p>
          </table:table-cell>
          <table:table-cell office:value-type="string">
            <text:p>SOCIOLOGIA <text:s text:c="39"/></text:p>
          </table:table-cell>
          <table:table-cell office:value-type="string">
            <text:p>Cenário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27</text:p>
          </table:table-cell>
          <table:table-cell office:value-type="string">
            <text:p>SOCIOLOGIA <text:s text:c="39"/></text:p>
          </table:table-cell>
          <table:table-cell office:value-type="string">
            <text:p>Cenários da Comunicação (UNINOV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471</text:p>
          </table:table-cell>
          <table:table-cell office:value-type="string">
            <text:p>SOCIOLOGIA <text:s text:c="39"/></text:p>
          </table:table-cell>
          <table:table-cell office:value-type="string">
            <text:p>CEPPG Revista (Catal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312</text:p>
          </table:table-cell>
          <table:table-cell office:value-type="string">
            <text:p>SOCIOLOGIA <text:s text:c="39"/></text:p>
          </table:table-cell>
          <table:table-cell office:value-type="string">
            <text:p>CERECFaces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285</text:p>
          </table:table-cell>
          <table:table-cell office:value-type="string">
            <text:p>SOCIOLOGIA <text:s text:c="39"/></text:p>
          </table:table-cell>
          <table:table-cell office:value-type="string">
            <text:p>Children's Geograph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958</text:p>
          </table:table-cell>
          <table:table-cell office:value-type="string">
            <text:p>SOCIOLOGIA <text:s text:c="39"/></text:p>
          </table:table-cell>
          <table:table-cell office:value-type="string">
            <text:p>China em Estu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17</text:p>
          </table:table-cell>
          <table:table-cell office:value-type="string">
            <text:p>SOCIOLOGIA <text:s text:c="39"/></text:p>
          </table:table-cell>
          <table:table-cell office:value-type="string">
            <text:p>Ciberlegenda (UF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SOCIOLOGIA <text:s text:c="39"/></text:p>
          </table:table-cell>
          <table:table-cell office:value-type="string">
            <text:p>Cidades (Presidente Prude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SOCIOLOGIA <text:s text:c="39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4X</text:p>
          </table:table-cell>
          <table:table-cell office:value-type="string">
            <text:p>SOCIOLOGIA <text:s text:c="39"/></text:p>
          </table:table-cell>
          <table:table-cell office:value-type="string">
            <text:p>Ciência &amp; Conhec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SOCIOLOGIA <text:s text:c="39"/></text:p>
          </table:table-cell>
          <table:table-cell office:value-type="string">
            <text:p>Ciência &amp; Saúde Coleti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97</text:p>
          </table:table-cell>
          <table:table-cell office:value-type="string">
            <text:p>SOCIOLOGIA <text:s text:c="39"/></text:p>
          </table:table-cell>
          <table:table-cell office:value-type="string">
            <text:p>Ciência com Consciência Juríd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SOCIOLOGIA <text:s text:c="39"/></text:p>
          </table:table-cell>
          <table:table-cell office:value-type="string">
            <text:p>Ciência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SOCIOLOGIA <text:s text:c="39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SOCIOLOGIA <text:s text:c="39"/></text:p>
          </table:table-cell>
          <table:table-cell office:value-type="string">
            <text:p>Ciência em Mo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SOCIOLOGIA <text:s text:c="39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SOCIOLOGIA <text:s text:c="39"/></text:p>
          </table:table-cell>
          <table:table-cell office:value-type="string">
            <text:p>Ciência, Cuidado &amp;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SOCIOLOGIA <text:s text:c="39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SOCIOLOGIA <text:s text:c="39"/></text:p>
          </table:table-cell>
          <table:table-cell office:value-type="string">
            <text:p>Ciências Humanas em Revista (UF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SOCIOLOGIA <text:s text:c="39"/></text:p>
          </table:table-cell>
          <table:table-cell office:value-type="string">
            <text:p>Ciências Sociais em Perspec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SOCIOLOGIA <text:s text:c="39"/></text:p>
          </table:table-cell>
          <table:table-cell office:value-type="string">
            <text:p>Ciências Sociais Unisi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SOCIOLOGIA <text:s text:c="39"/></text:p>
          </table:table-cell>
          <table:table-cell office:value-type="string">
            <text:p>Ciencias Sociales y Religión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54X</text:p>
          </table:table-cell>
          <table:table-cell office:value-type="string">
            <text:p>SOCIOLOGIA <text:s text:c="39"/></text:p>
          </table:table-cell>
          <table:table-cell office:value-type="string">
            <text:p>Cinta de Moeb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SOCIOLOGIA <text:s text:c="39"/></text:p>
          </table:table-cell>
          <table:table-cell office:value-type="string">
            <text:p>City &amp; Tim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4762</text:p>
          </table:table-cell>
          <table:table-cell office:value-type="string">
            <text:p>SOCIOLOGIA <text:s text:c="39"/></text:p>
          </table:table-cell>
          <table:table-cell office:value-type="string">
            <text:p>Ciudad y Territorio, Estudios Territor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SOCIOLOGIA <text:s text:c="39"/></text:p>
          </table:table-cell>
          <table:table-cell office:value-type="string">
            <text:p>Ciudades (Pueb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SOCIOLOGIA <text:s text:c="39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SOCIOLOGIA <text:s text:c="39"/></text:p>
          </table:table-cell>
          <table:table-cell office:value-type="string">
            <text:p>Clio. Série História do Nordeste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04</text:p>
          </table:table-cell>
          <table:table-cell office:value-type="string">
            <text:p>SOCIOLOGIA <text:s text:c="39"/></text:p>
          </table:table-cell>
          <table:table-cell office:value-type="string">
            <text:p>Clio: Revista do Centro de História da Universidade de Lisbo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79</text:p>
          </table:table-cell>
          <table:table-cell office:value-type="string">
            <text:p>SOCIOLOGIA <text:s text:c="39"/></text:p>
          </table:table-cell>
          <table:table-cell office:value-type="string">
            <text:p>Cógito (Salvad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SOCIOLOGIA <text:s text:c="39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SOCIOLOGIA <text:s text:c="39"/></text:p>
          </table:table-cell>
          <table:table-cell office:value-type="string">
            <text:p>Communica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0880</text:p>
          </table:table-cell>
          <table:table-cell office:value-type="string">
            <text:p>SOCIOLOGIA <text:s text:c="39"/></text:p>
          </table:table-cell>
          <table:table-cell office:value-type="string">
            <text:p>Communication &amp; Cognition. Monograph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SOCIOLOGIA <text:s text:c="39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086</text:p>
          </table:table-cell>
          <table:table-cell office:value-type="string">
            <text:p>SOCIOLOGIA <text:s text:c="39"/></text:p>
          </table:table-cell>
          <table:table-cell office:value-type="string">
            <text:p>Comparative Educatio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159</text:p>
          </table:table-cell>
          <table:table-cell office:value-type="string">
            <text:p>SOCIOLOGIA <text:s text:c="39"/></text:p>
          </table:table-cell>
          <table:table-cell office:value-type="string">
            <text:p>Comparative Poli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84</text:p>
          </table:table-cell>
          <table:table-cell office:value-type="string">
            <text:p>SOCIOLOGIA <text:s text:c="39"/></text:p>
          </table:table-cell>
          <table:table-cell office:value-type="string">
            <text:p>Composição: Revista de Ciências Sociais da Universidade Federal de Mato Grosso do Su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SOCIOLOGIA <text:s text:c="39"/></text:p>
          </table:table-cell>
          <table:table-cell office:value-type="string">
            <text:p>Computers and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SOCIOLOGIA <text:s text:c="39"/></text:p>
          </table:table-cell>
          <table:table-cell office:value-type="string">
            <text:p>Comum (FACH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42</text:p>
          </table:table-cell>
          <table:table-cell office:value-type="string">
            <text:p>SOCIOLOGIA <text:s text:c="39"/></text:p>
          </table:table-cell>
          <table:table-cell office:value-type="string">
            <text:p>Comunicação &amp; Informação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SOCIOLOGIA <text:s text:c="39"/></text:p>
          </table:table-cell>
          <table:table-cell office:value-type="string">
            <text:p>Comunicação &amp;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08</text:p>
          </table:table-cell>
          <table:table-cell office:value-type="string">
            <text:p>SOCIOLOGIA <text:s text:c="39"/></text:p>
          </table:table-cell>
          <table:table-cell office:value-type="string">
            <text:p>Comunicação &amp;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SOCIOLOGIA <text:s text:c="39"/></text:p>
          </table:table-cell>
          <table:table-cell office:value-type="string">
            <text:p>Comunicação &amp;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SOCIOLOGIA <text:s text:c="39"/></text:p>
          </table:table-cell>
          <table:table-cell office:value-type="string">
            <text:p>Comunicacao e Educaca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SOCIOLOGIA <text:s text:c="39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42</text:p>
          </table:table-cell>
          <table:table-cell office:value-type="string">
            <text:p>SOCIOLOGIA <text:s text:c="39"/></text:p>
          </table:table-cell>
          <table:table-cell office:value-type="string">
            <text:p>Comunic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SOCIOLOGIA <text:s text:c="39"/></text:p>
          </table:table-cell>
          <table:table-cell office:value-type="string">
            <text:p>Conceitos (João Pess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SOCIOLOGIA <text:s text:c="39"/></text:p>
          </table:table-cell>
          <table:table-cell office:value-type="string">
            <text:p>Concinnitas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SOCIOLOGIA <text:s text:c="39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61X</text:p>
          </table:table-cell>
          <table:table-cell office:value-type="string">
            <text:p>SOCIOLOGIA <text:s text:c="39"/></text:p>
          </table:table-cell>
          <table:table-cell office:value-type="string">
            <text:p>Conflitos no Campo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SOCIOLOGIA <text:s text:c="39"/></text:p>
          </table:table-cell>
          <table:table-cell office:value-type="string">
            <text:p>Confluência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9189</text:p>
          </table:table-cell>
          <table:table-cell office:value-type="string">
            <text:p>SOCIOLOGIA <text:s text:c="39"/></text:p>
          </table:table-cell>
          <table:table-cell office:value-type="string">
            <text:p>Conimbriga (Coim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SOCIOLOGIA <text:s text:c="39"/></text:p>
          </table:table-cell>
          <table:table-cell office:value-type="string">
            <text:p>Conjuntura &amp; Planeja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341</text:p>
          </table:table-cell>
          <table:table-cell office:value-type="string">
            <text:p>SOCIOLOGIA <text:s text:c="39"/></text:p>
          </table:table-cell>
          <table:table-cell office:value-type="string">
            <text:p>Connection 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487</text:p>
          </table:table-cell>
          <table:table-cell office:value-type="string">
            <text:p>SOCIOLOGIA <text:s text:c="39"/></text:p>
          </table:table-cell>
          <table:table-cell office:value-type="string">
            <text:p>Constellation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3061</text:p>
          </table:table-cell>
          <table:table-cell office:value-type="string">
            <text:p>SOCIOLOGIA <text:s text:c="39"/></text:p>
          </table:table-cell>
          <table:table-cell office:value-type="string">
            <text:p>Contemporary Sociolog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SOCIOLOGIA <text:s text:c="39"/></text:p>
          </table:table-cell>
          <table:table-cell office:value-type="string">
            <text:p>Contexto Internacional (PUC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89</text:p>
          </table:table-cell>
          <table:table-cell office:value-type="string">
            <text:p>SOCIOLOGIA <text:s text:c="39"/></text:p>
          </table:table-cell>
          <table:table-cell office:value-type="string">
            <text:p>Contingentia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370</text:p>
          </table:table-cell>
          <table:table-cell office:value-type="string">
            <text:p>SOCIOLOGIA <text:s text:c="39"/></text:p>
          </table:table-cell>
          <table:table-cell office:value-type="string">
            <text:p>Contratiempo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3-597X</text:p>
          </table:table-cell>
          <table:table-cell office:value-type="string">
            <text:p>SOCIOLOGIA <text:s text:c="39"/></text:p>
          </table:table-cell>
          <table:table-cell office:value-type="string">
            <text:p>Contretemps (Paris. 200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SOCIOLOGIA <text:s text:c="39"/></text:p>
          </table:table-cell>
          <table:table-cell office:value-type="string">
            <text:p>Convergencía (Tolu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2682</text:p>
          </table:table-cell>
          <table:table-cell office:value-type="string">
            <text:p>SOCIOLOGIA <text:s text:c="39"/></text:p>
          </table:table-cell>
          <table:table-cell office:value-type="string">
            <text:p>Cooperativismo e Economía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11</text:p>
          </table:table-cell>
          <table:table-cell office:value-type="string">
            <text:p>SOCIOLOGIA <text:s text:c="39"/></text:p>
          </table:table-cell>
          <table:table-cell office:value-type="string">
            <text:p>CPEDEC. Cadernos de Pesquisa e Extensão Desafios Críti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7611</text:p>
          </table:table-cell>
          <table:table-cell office:value-type="string">
            <text:p>SOCIOLOGIA <text:s text:c="39"/></text:p>
          </table:table-cell>
          <table:table-cell office:value-type="string">
            <text:p>Crisol (Nanter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2X</text:p>
          </table:table-cell>
          <table:table-cell office:value-type="string">
            <text:p>SOCIOLOGIA <text:s text:c="39"/></text:p>
          </table:table-cell>
          <table:table-cell office:value-type="string">
            <text:p>Critica Marxista (Rom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SOCIOLOGIA <text:s text:c="39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7839</text:p>
          </table:table-cell>
          <table:table-cell office:value-type="string">
            <text:p>SOCIOLOGIA <text:s text:c="39"/></text:p>
          </table:table-cell>
          <table:table-cell office:value-type="string">
            <text:p>Critique Internationale (Paris. 199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SOCIOLOGIA <text:s text:c="39"/></text:p>
          </table:table-cell>
          <table:table-cell office:value-type="string">
            <text:p>Cronos (Natal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40</text:p>
          </table:table-cell>
          <table:table-cell office:value-type="string">
            <text:p>SOCIOLOGIA <text:s text:c="39"/></text:p>
          </table:table-cell>
          <table:table-cell office:value-type="string">
            <text:p>CSOnline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6186</text:p>
          </table:table-cell>
          <table:table-cell office:value-type="string">
            <text:p>SOCIOLOGIA <text:s text:c="39"/></text:p>
          </table:table-cell>
          <table:table-cell office:value-type="string">
            <text:p>Cuaderno Urban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776</text:p>
          </table:table-cell>
          <table:table-cell office:value-type="string">
            <text:p>SOCIOLOGIA <text:s text:c="39"/></text:p>
          </table:table-cell>
          <table:table-cell office:value-type="string">
            <text:p>Cuadernos de Antropología Social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1450</text:p>
          </table:table-cell>
          <table:table-cell office:value-type="string">
            <text:p>SOCIOLOGIA <text:s text:c="39"/></text:p>
          </table:table-cell>
          <table:table-cell office:value-type="string">
            <text:p>Cuadernos de Desarrollo Rur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816</text:p>
          </table:table-cell>
          <table:table-cell office:value-type="string">
            <text:p>SOCIOLOGIA <text:s text:c="39"/></text:p>
          </table:table-cell>
          <table:table-cell office:value-type="string">
            <text:p>Cuadernos de Historia. Serie Economía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2508</text:p>
          </table:table-cell>
          <table:table-cell office:value-type="string">
            <text:p>SOCIOLOGIA <text:s text:c="39"/></text:p>
          </table:table-cell>
          <table:table-cell office:value-type="string">
            <text:p>Cuadernos del CEND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SOCIOLOGIA <text:s text:c="39"/></text:p>
          </table:table-cell>
          <table:table-cell office:value-type="string">
            <text:p>Cult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727</text:p>
          </table:table-cell>
          <table:table-cell office:value-type="string">
            <text:p>SOCIOLOGIA <text:s text:c="39"/></text:p>
          </table:table-cell>
          <table:table-cell office:value-type="string">
            <text:p>Cultura y Religión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046</text:p>
          </table:table-cell>
          <table:table-cell office:value-type="string">
            <text:p>SOCIOLOGIA <text:s text:c="39"/></text:p>
          </table:table-cell>
          <table:table-cell office:value-type="string">
            <text:p>Cultural and Social Histor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30</text:p>
          </table:table-cell>
          <table:table-cell office:value-type="string">
            <text:p>SOCIOLOGIA <text:s text:c="39"/></text:p>
          </table:table-cell>
          <table:table-cell office:value-type="string">
            <text:p>Culturas Midi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67X</text:p>
          </table:table-cell>
          <table:table-cell office:value-type="string">
            <text:p>SOCIOLOGIA <text:s text:c="39"/></text:p>
          </table:table-cell>
          <table:table-cell office:value-type="string">
            <text:p>Culture &amp;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SOCIOLOGIA <text:s text:c="39"/></text:p>
          </table:table-cell>
          <table:table-cell office:value-type="string">
            <text:p>Current Anthrop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921</text:p>
          </table:table-cell>
          <table:table-cell office:value-type="string">
            <text:p>SOCIOLOGIA <text:s text:c="39"/></text:p>
          </table:table-cell>
          <table:table-cell office:value-type="string">
            <text:p>Current Soc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SOCIOLOGIA <text:s text:c="39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29</text:p>
          </table:table-cell>
          <table:table-cell office:value-type="string">
            <text:p>SOCIOLOGIA <text:s text:c="39"/></text:p>
          </table:table-cell>
          <table:table-cell office:value-type="string">
            <text:p>DAPesqui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SOCIOLOGIA <text:s text:c="39"/></text:p>
          </table:table-cell>
          <table:table-cell office:value-type="string">
            <text:p>Datagramazer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20</text:p>
          </table:table-cell>
          <table:table-cell office:value-type="string">
            <text:p>SOCIOLOGIA <text:s text:c="39"/></text:p>
          </table:table-cell>
          <table:table-cell office:value-type="string">
            <text:p>De Littera et Scie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SOCIOLOGIA <text:s text:c="39"/></text:p>
          </table:table-cell>
          <table:table-cell office:value-type="string">
            <text:p>Debates do NER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36</text:p>
          </table:table-cell>
          <table:table-cell office:value-type="string">
            <text:p>SOCIOLOGIA <text:s text:c="39"/></text:p>
          </table:table-cell>
          <table:table-cell office:value-type="string">
            <text:p>Decision Support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101</text:p>
          </table:table-cell>
          <table:table-cell office:value-type="string">
            <text:p>SOCIOLOGIA <text:s text:c="39"/></text:p>
          </table:table-cell>
          <table:table-cell office:value-type="string">
            <text:p>Delito y Socieda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34</text:p>
          </table:table-cell>
          <table:table-cell office:value-type="string">
            <text:p>SOCIOLOGIA <text:s text:c="39"/></text:p>
          </table:table-cell>
          <table:table-cell office:value-type="string">
            <text:p>Democratizar (Faet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347</text:p>
          </table:table-cell>
          <table:table-cell office:value-type="string">
            <text:p>SOCIOLOGIA <text:s text:c="39"/></text:p>
          </table:table-cell>
          <table:table-cell office:value-type="string">
            <text:p>Democratization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80</text:p>
          </table:table-cell>
          <table:table-cell office:value-type="string">
            <text:p>SOCIOLOGIA <text:s text:c="39"/></text:p>
          </table:table-cell>
          <table:table-cell office:value-type="string">
            <text:p>Depoimentos: Revista da Faculdade de Direito de Vi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001X</text:p>
          </table:table-cell>
          <table:table-cell office:value-type="string">
            <text:p>SOCIOLOGIA <text:s text:c="39"/></text:p>
          </table:table-cell>
          <table:table-cell office:value-type="string">
            <text:p>Desarrollo Económico (Buenos Air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SOCIOLOGIA <text:s text:c="39"/></text:p>
          </table:table-cell>
          <table:table-cell office:value-type="string">
            <text:p>Desenvolvimento e Meio Ambiente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SOCIOLOGIA <text:s text:c="39"/></text:p>
          </table:table-cell>
          <table:table-cell office:value-type="string">
            <text:p>Desenvolvimento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41</text:p>
          </table:table-cell>
          <table:table-cell office:value-type="string">
            <text:p>SOCIOLOGIA <text:s text:c="39"/></text:p>
          </table:table-cell>
          <table:table-cell office:value-type="string">
            <text:p>Desígni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94</text:p>
          </table:table-cell>
          <table:table-cell office:value-type="string">
            <text:p>SOCIOLOGIA <text:s text:c="39"/></text:p>
          </table:table-cell>
          <table:table-cell office:value-type="string">
            <text:p>Desigualdade &amp; Diversidade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746</text:p>
          </table:table-cell>
          <table:table-cell office:value-type="string">
            <text:p>SOCIOLOGIA <text:s text:c="39"/></text:p>
          </table:table-cell>
          <table:table-cell office:value-type="string">
            <text:p>Desvendando 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4524</text:p>
          </table:table-cell>
          <table:table-cell office:value-type="string">
            <text:p>SOCIOLOGIA <text:s text:c="39"/></text:p>
          </table:table-cell>
          <table:table-cell office:value-type="string">
            <text:p>Development in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931</text:p>
          </table:table-cell>
          <table:table-cell office:value-type="string">
            <text:p>SOCIOLOGIA <text:s text:c="39"/></text:p>
          </table:table-cell>
          <table:table-cell office:value-type="string">
            <text:p>Déviance et Société (Revu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503</text:p>
          </table:table-cell>
          <table:table-cell office:value-type="string">
            <text:p>SOCIOLOGIA <text:s text:c="39"/></text:p>
          </table:table-cell>
          <table:table-cell office:value-type="string">
            <text:p>Devire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SOCIOLOGIA <text:s text:c="39"/></text:p>
          </table:table-cell>
          <table:table-cell office:value-type="string">
            <text:p>Diálog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01</text:p>
          </table:table-cell>
          <table:table-cell office:value-type="string">
            <text:p>SOCIOLOGIA <text:s text:c="39"/></text:p>
          </table:table-cell>
          <table:table-cell office:value-type="string">
            <text:p>Diálogo Jurídico (Fortaleza.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14X</text:p>
          </table:table-cell>
          <table:table-cell office:value-type="string">
            <text:p>SOCIOLOGIA <text:s text:c="39"/></text:p>
          </table:table-cell>
          <table:table-cell office:value-type="string">
            <text:p>Diálogo Polít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SOCIOLOGIA <text:s text:c="39"/></text:p>
          </table:table-cell>
          <table:table-cell office:value-type="string">
            <text:p>Diálogos &amp; Ciênc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SOCIOLOGIA <text:s text:c="39"/></text:p>
          </table:table-cell>
          <table:table-cell office:value-type="string">
            <text:p>Diálogos (Maring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110</text:p>
          </table:table-cell>
          <table:table-cell office:value-type="string">
            <text:p>SOCIOLOGIA <text:s text:c="39"/></text:p>
          </table:table-cell>
          <table:table-cell office:value-type="string">
            <text:p>Diálogo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SOCIOLOGIA <text:s text:c="39"/></text:p>
          </table:table-cell>
          <table:table-cell office:value-type="string">
            <text:p>Diálogos Possíveis (FS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22</text:p>
          </table:table-cell>
          <table:table-cell office:value-type="string">
            <text:p>SOCIOLOGIA <text:s text:c="39"/></text:p>
          </table:table-cell>
          <table:table-cell office:value-type="string">
            <text:p>Dilemas: Revista de Estudos de Conflito e Controle Soci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19-1633</text:p>
          </table:table-cell>
          <table:table-cell office:value-type="string">
            <text:p>SOCIOLOGIA <text:s text:c="39"/></text:p>
          </table:table-cell>
          <table:table-cell office:value-type="string">
            <text:p>Diogène (Ed. Français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921</text:p>
          </table:table-cell>
          <table:table-cell office:value-type="string">
            <text:p>SOCIOLOGIA <text:s text:c="39"/></text:p>
          </table:table-cell>
          <table:table-cell office:value-type="string">
            <text:p>Diogenes (English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SOCIOLOGIA <text:s text:c="39"/></text:p>
          </table:table-cell>
          <table:table-cell office:value-type="string">
            <text:p>Diritto &amp; Diritt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28X</text:p>
          </table:table-cell>
          <table:table-cell office:value-type="string">
            <text:p>SOCIOLOGIA <text:s text:c="39"/></text:p>
          </table:table-cell>
          <table:table-cell office:value-type="string">
            <text:p>Discurso - Departamento de Filosofia da FFLCH DA 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738</text:p>
          </table:table-cell>
          <table:table-cell office:value-type="string">
            <text:p>SOCIOLOGIA <text:s text:c="39"/></text:p>
          </table:table-cell>
          <table:table-cell office:value-type="string">
            <text:p>Discursos (Coimbra) (Cessou em 199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SOCIOLOGIA <text:s text:c="39"/></text:p>
          </table:table-cell>
          <table:table-cell office:value-type="string">
            <text:p>Discursos Fotográ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8X</text:p>
          </table:table-cell>
          <table:table-cell office:value-type="string">
            <text:p>SOCIOLOGIA <text:s text:c="39"/></text:p>
          </table:table-cell>
          <table:table-cell office:value-type="string">
            <text:p>Discursos Sedicios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212</text:p>
          </table:table-cell>
          <table:table-cell office:value-type="string">
            <text:p>SOCIOLOGIA <text:s text:c="39"/></text:p>
          </table:table-cell>
          <table:table-cell office:value-type="string">
            <text:p>Docencia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7-5950</text:p>
          </table:table-cell>
          <table:table-cell office:value-type="string">
            <text:p>SOCIOLOGIA <text:s text:c="39"/></text:p>
          </table:table-cell>
          <table:table-cell office:value-type="string">
            <text:p>Dogud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SOCIOLOGIA <text:s text:c="39"/></text:p>
          </table:table-cell>
          <table:table-cell office:value-type="string">
            <text:p>Dois Pontos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89</text:p>
          </table:table-cell>
          <table:table-cell office:value-type="string">
            <text:p>SOCIOLOGIA <text:s text:c="39"/></text:p>
          </table:table-cell>
          <table:table-cell office:value-type="string">
            <text:p>Doutrin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3362</text:p>
          </table:table-cell>
          <table:table-cell office:value-type="string">
            <text:p>SOCIOLOGIA <text:s text:c="39"/></text:p>
          </table:table-cell>
          <table:table-cell office:value-type="string">
            <text:p>Droit et Société (Paris. 198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41</text:p>
          </table:table-cell>
          <table:table-cell office:value-type="string">
            <text:p>SOCIOLOGIA <text:s text:c="39"/></text:p>
          </table:table-cell>
          <table:table-cell office:value-type="string">
            <text:p>Duc in Altum (Muria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SOCIOLOGIA <text:s text:c="39"/></text:p>
          </table:table-cell>
          <table:table-cell office:value-type="string">
            <text:p>DYNA (Medellí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66</text:p>
          </table:table-cell>
          <table:table-cell office:value-type="string">
            <text:p>SOCIOLOGIA <text:s text:c="39"/></text:p>
          </table:table-cell>
          <table:table-cell office:value-type="string">
            <text:p>Dynamis (FURB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SOCIOLOGIA <text:s text:c="39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SOCIOLOGIA <text:s text:c="39"/></text:p>
          </table:table-cell>
          <table:table-cell office:value-type="string">
            <text:p>E-Compó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9606</text:p>
          </table:table-cell>
          <table:table-cell office:value-type="string">
            <text:p>SOCIOLOGIA <text:s text:c="39"/></text:p>
          </table:table-cell>
          <table:table-cell office:value-type="string">
            <text:p>E-Latin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38</text:p>
          </table:table-cell>
          <table:table-cell office:value-type="string">
            <text:p>SOCIOLOGIA <text:s text:c="39"/></text:p>
          </table:table-cell>
          <table:table-cell office:value-type="string">
            <text:p>E-Premissas : Revista de Estudos Estratég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SOCIOLOGIA <text:s text:c="39"/></text:p>
          </table:table-cell>
          <table:table-cell office:value-type="string">
            <text:p>Eccos Revista 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SOCIOLOGIA <text:s text:c="39"/></text:p>
          </table:table-cell>
          <table:table-cell office:value-type="string">
            <text:p>Eco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SOCIOLOGIA <text:s text:c="39"/></text:p>
          </table:table-cell>
          <table:table-cell office:value-type="string">
            <text:p>Economia e Sociedade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34X</text:p>
          </table:table-cell>
          <table:table-cell office:value-type="string">
            <text:p>SOCIOLOGIA <text:s text:c="39"/></text:p>
          </table:table-cell>
          <table:table-cell office:value-type="string">
            <text:p>Economia em Debate (Camp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482</text:p>
          </table:table-cell>
          <table:table-cell office:value-type="string">
            <text:p>SOCIOLOGIA <text:s text:c="39"/></text:p>
          </table:table-cell>
          <table:table-cell office:value-type="string">
            <text:p>Economia Ensaios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31X</text:p>
          </table:table-cell>
          <table:table-cell office:value-type="string">
            <text:p>SOCIOLOGIA <text:s text:c="39"/></text:p>
          </table:table-cell>
          <table:table-cell office:value-type="string">
            <text:p>Economic and Industrial Democra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SOCIOLOGIA <text:s text:c="39"/></text:p>
          </table:table-cell>
          <table:table-cell office:value-type="string">
            <text:p>Econom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SOCIOLOGIA <text:s text:c="39"/></text:p>
          </table:table-cell>
          <table:table-cell office:value-type="string">
            <text:p>Econômica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SOCIOLOGIA <text:s text:c="39"/></text:p>
          </table:table-cell>
          <table:table-cell office:value-type="string">
            <text:p>Ecos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498</text:p>
          </table:table-cell>
          <table:table-cell office:value-type="string">
            <text:p>SOCIOLOGIA <text:s text:c="39"/></text:p>
          </table:table-cell>
          <table:table-cell office:value-type="string">
            <text:p>Ecuador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SOCIOLOGIA <text:s text:c="39"/></text:p>
          </table:table-cell>
          <table:table-cell office:value-type="string">
            <text:p>Edição especial histór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SOCIOLOGIA <text:s text:c="39"/></text:p>
          </table:table-cell>
          <table:table-cell office:value-type="string">
            <text:p>Educação &amp;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SOCIOLOGIA <text:s text:c="39"/></text:p>
          </table:table-cell>
          <table:table-cell office:value-type="string">
            <text:p>Educaç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SOCIOLOGIA <text:s text:c="39"/></text:p>
          </table:table-cell>
          <table:table-cell office:value-type="string">
            <text:p>Educaçã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SOCIOLOGIA <text:s text:c="39"/></text:p>
          </table:table-cell>
          <table:table-cell office:value-type="string">
            <text:p>Educação e Pesquis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SOCIOLOGIA <text:s text:c="39"/></text:p>
          </table:table-cell>
          <table:table-cell office:value-type="string">
            <text:p>Educação em Foco (Juiz de Fo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SOCIOLOGIA <text:s text:c="39"/></text:p>
          </table:table-cell>
          <table:table-cell office:value-type="string">
            <text:p>Educação em Revist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SOCIOLOGIA <text:s text:c="39"/></text:p>
          </table:table-cell>
          <table:table-cell office:value-type="string">
            <text:p>Educação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SOCIOLOGIA <text:s text:c="39"/></text:p>
          </table:table-cell>
          <table:table-cell office:value-type="string">
            <text:p>Educar em Revist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54</text:p>
          </table:table-cell>
          <table:table-cell office:value-type="string">
            <text:p>SOCIOLOGIA <text:s text:c="39"/></text:p>
          </table:table-cell>
          <table:table-cell office:value-type="string">
            <text:p>Educare (Montes Clar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SOCIOLOGIA <text:s text:c="39"/></text:p>
          </table:table-cell>
          <table:table-cell office:value-type="string">
            <text:p>Educere et Educar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15</text:p>
          </table:table-cell>
          <table:table-cell office:value-type="string">
            <text:p>SOCIOLOGIA <text:s text:c="39"/></text:p>
          </table:table-cell>
          <table:table-cell office:value-type="string">
            <text:p>Eisfor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42</text:p>
          </table:table-cell>
          <table:table-cell office:value-type="string">
            <text:p>SOCIOLOGIA <text:s text:c="39"/></text:p>
          </table:table-cell>
          <table:table-cell office:value-type="string">
            <text:p>Em Debate (PUC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32</text:p>
          </table:table-cell>
          <table:table-cell office:value-type="string">
            <text:p>SOCIOLOGIA <text:s text:c="39"/></text:p>
          </table:table-cell>
          <table:table-cell office:value-type="string">
            <text:p>Em Debate (UFSC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SOCIOLOGIA <text:s text:c="39"/></text:p>
          </table:table-cell>
          <table:table-cell office:value-type="string">
            <text:p>Em Paut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23</text:p>
          </table:table-cell>
          <table:table-cell office:value-type="string">
            <text:p>SOCIOLOGIA <text:s text:c="39"/></text:p>
          </table:table-cell>
          <table:table-cell office:value-type="string">
            <text:p>Em Tese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SOCIOLOGIA <text:s text:c="39"/></text:p>
          </table:table-cell>
          <table:table-cell office:value-type="string">
            <text:p>Emancipação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SOCIOLOGIA <text:s text:c="39"/></text:p>
          </table:table-cell>
          <table:table-cell office:value-type="string">
            <text:p>Encontros Bibl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SOCIOLOGIA <text:s text:c="39"/></text:p>
          </table:table-cell>
          <table:table-cell office:value-type="string">
            <text:p>Enfermagem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SOCIOLOGIA <text:s text:c="39"/></text:p>
          </table:table-cell>
          <table:table-cell office:value-type="string">
            <text:p>Enfermagem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SOCIOLOGIA <text:s text:c="39"/></text:p>
          </table:table-cell>
          <table:table-cell office:value-type="string">
            <text:p>Enfermería Glob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128</text:p>
          </table:table-cell>
          <table:table-cell office:value-type="string">
            <text:p>SOCIOLOGIA <text:s text:c="39"/></text:p>
          </table:table-cell>
          <table:table-cell office:value-type="string">
            <text:p>Enfermería Integ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SOCIOLOGIA <text:s text:c="39"/></text:p>
          </table:table-cell>
          <table:table-cell office:value-type="string">
            <text:p>Ensaio (Fundação Cesgranri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SOCIOLOGIA <text:s text:c="39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SOCIOLOGIA <text:s text:c="39"/></text:p>
          </table:table-cell>
          <table:table-cell office:value-type="string">
            <text:p>Entrelivr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2478</text:p>
          </table:table-cell>
          <table:table-cell office:value-type="string">
            <text:p>SOCIOLOGIA <text:s text:c="39"/></text:p>
          </table:table-cell>
          <table:table-cell office:value-type="string">
            <text:p>Environment and Urban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3430</text:p>
          </table:table-cell>
          <table:table-cell office:value-type="string">
            <text:p>SOCIOLOGIA <text:s text:c="39"/></text:p>
          </table:table-cell>
          <table:table-cell office:value-type="string">
            <text:p>Environmental Sciences (Liss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3983</text:p>
          </table:table-cell>
          <table:table-cell office:value-type="string">
            <text:p>SOCIOLOGIA <text:s text:c="39"/></text:p>
          </table:table-cell>
          <table:table-cell office:value-type="string">
            <text:p>Epidemiology (Cambridge, Mass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437</text:p>
          </table:table-cell>
          <table:table-cell office:value-type="string">
            <text:p>SOCIOLOGIA <text:s text:c="39"/></text:p>
          </table:table-cell>
          <table:table-cell office:value-type="string">
            <text:p>Episteme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SOCIOLOGIA <text:s text:c="39"/></text:p>
          </table:table-cell>
          <table:table-cell office:value-type="string">
            <text:p>Episteme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05</text:p>
          </table:table-cell>
          <table:table-cell office:value-type="string">
            <text:p>SOCIOLOGIA <text:s text:c="39"/></text:p>
          </table:table-cell>
          <table:table-cell office:value-type="string">
            <text:p>Epistemo-Somát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SOCIOLOGIA <text:s text:c="39"/></text:p>
          </table:table-cell>
          <table:table-cell office:value-type="string">
            <text:p>Eptic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3X</text:p>
          </table:table-cell>
          <table:table-cell office:value-type="string">
            <text:p>SOCIOLOGIA <text:s text:c="39"/></text:p>
          </table:table-cell>
          <table:table-cell office:value-type="string">
            <text:p>ESAC. Economia Solidária e Ação Cooperativ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SOCIOLOGIA <text:s text:c="39"/></text:p>
          </table:table-cell>
          <table:table-cell office:value-type="string">
            <text:p>Esboço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SOCIOLOGIA <text:s text:c="39"/></text:p>
          </table:table-cell>
          <table:table-cell office:value-type="string">
            <text:p>Escola Anna N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481</text:p>
          </table:table-cell>
          <table:table-cell office:value-type="string">
            <text:p>SOCIOLOGIA <text:s text:c="39"/></text:p>
          </table:table-cell>
          <table:table-cell office:value-type="string">
            <text:p>Espaces et Société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0006</text:p>
          </table:table-cell>
          <table:table-cell office:value-type="string">
            <text:p>SOCIOLOGIA <text:s text:c="39"/></text:p>
          </table:table-cell>
          <table:table-cell office:value-type="string">
            <text:p>Espacio Abierto (Caracas. 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621</text:p>
          </table:table-cell>
          <table:table-cell office:value-type="string">
            <text:p>SOCIOLOGIA <text:s text:c="39"/></text:p>
          </table:table-cell>
          <table:table-cell office:value-type="string">
            <text:p>Espaço &amp; Deba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SOCIOLOGIA <text:s text:c="39"/></text:p>
          </table:table-cell>
          <table:table-cell office:value-type="string">
            <text:p>Espaço Ameríndio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42</text:p>
          </table:table-cell>
          <table:table-cell office:value-type="string">
            <text:p>SOCIOLOGIA <text:s text:c="39"/></text:p>
          </table:table-cell>
          <table:table-cell office:value-type="string">
            <text:p>Espaço e Cultura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SOCIOLOGIA <text:s text:c="39"/></text:p>
          </table:table-cell>
          <table:table-cell office:value-type="string">
            <text:p>Espaço Plural (Unioes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SOCIOLOGIA <text:s text:c="39"/></text:p>
          </table:table-cell>
          <table:table-cell office:value-type="string">
            <text:p>Especiaria (U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43</text:p>
          </table:table-cell>
          <table:table-cell office:value-type="string">
            <text:p>SOCIOLOGIA <text:s text:c="39"/></text:p>
          </table:table-cell>
          <table:table-cell office:value-type="string">
            <text:p>Espir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SOCIOLOGIA <text:s text:c="39"/></text:p>
          </table:table-cell>
          <table:table-cell office:value-type="string">
            <text:p>Esporte e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SOCIOLOGIA <text:s text:c="39"/></text:p>
          </table:table-cell>
          <table:table-cell office:value-type="string">
            <text:p>Essentia (Sobral/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6X</text:p>
          </table:table-cell>
          <table:table-cell office:value-type="string">
            <text:p>SOCIOLOGIA <text:s text:c="39"/></text:p>
          </table:table-cell>
          <table:table-cell office:value-type="string">
            <text:p>Estação Científica (FESJ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349</text:p>
          </table:table-cell>
          <table:table-cell office:value-type="string">
            <text:p>SOCIOLOGIA <text:s text:c="39"/></text:p>
          </table:table-cell>
          <table:table-cell office:value-type="string">
            <text:p>Estratég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014</text:p>
          </table:table-cell>
          <table:table-cell office:value-type="string">
            <text:p>SOCIOLOGIA <text:s text:c="39"/></text:p>
          </table:table-cell>
          <table:table-cell office:value-type="string">
            <text:p>Estudios Avanzados (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999</text:p>
          </table:table-cell>
          <table:table-cell office:value-type="string">
            <text:p>SOCIOLOGIA <text:s text:c="39"/></text:p>
          </table:table-cell>
          <table:table-cell office:value-type="string">
            <text:p>Estudios Avanzados Interactivos (Cessou em 2006. Cont. ISSN 0718-5022 Estudios Avanzados (Imprensa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3080</text:p>
          </table:table-cell>
          <table:table-cell office:value-type="string">
            <text:p>SOCIOLOGIA <text:s text:c="39"/></text:p>
          </table:table-cell>
          <table:table-cell office:value-type="string">
            <text:p>Estudios Latino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458</text:p>
          </table:table-cell>
          <table:table-cell office:value-type="string">
            <text:p>SOCIOLOGIA <text:s text:c="39"/></text:p>
          </table:table-cell>
          <table:table-cell office:value-type="string">
            <text:p>Estudios Migratorios Latino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4934</text:p>
          </table:table-cell>
          <table:table-cell office:value-type="string">
            <text:p>SOCIOLOGIA <text:s text:c="39"/></text:p>
          </table:table-cell>
          <table:table-cell office:value-type="string">
            <text:p>Estudios Sociales (Santa 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557</text:p>
          </table:table-cell>
          <table:table-cell office:value-type="string">
            <text:p>SOCIOLOGIA <text:s text:c="39"/></text:p>
          </table:table-cell>
          <table:table-cell office:value-type="string">
            <text:p>Estudios Sociales - Centro de Investigaciones Económicas y Sociales de la Universidad de Sono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186</text:p>
          </table:table-cell>
          <table:table-cell office:value-type="string">
            <text:p>SOCIOLOGIA <text:s text:c="39"/></text:p>
          </table:table-cell>
          <table:table-cell office:value-type="string">
            <text:p>Estudios Sociológico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SOCIOLOGIA <text:s text:c="39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46X</text:p>
          </table:table-cell>
          <table:table-cell office:value-type="string">
            <text:p>SOCIOLOGIA <text:s text:c="39"/></text:p>
          </table:table-cell>
          <table:table-cell office:value-type="string">
            <text:p>Estudos Afro-Asiáticos (UCA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SOCIOLOGIA <text:s text:c="39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158</text:p>
          </table:table-cell>
          <table:table-cell office:value-type="string">
            <text:p>SOCIOLOGIA <text:s text:c="39"/></text:p>
          </table:table-cell>
          <table:table-cell office:value-type="string">
            <text:p>Estudos de Literatura Brasilei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SOCIOLOGIA <text:s text:c="39"/></text:p>
          </table:table-cell>
          <table:table-cell office:value-type="string">
            <text:p>Estudos de Religiao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SOCIOLOGIA <text:s text:c="39"/></text:p>
          </table:table-cell>
          <table:table-cell office:value-type="string">
            <text:p>Estudos de Sociologia (Recif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SOCIOLOGIA <text:s text:c="39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SOCIOLOGIA <text:s text:c="39"/></text:p>
          </table:table-cell>
          <table:table-cell office:value-type="string">
            <text:p>Estudos do CEPE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884</text:p>
          </table:table-cell>
          <table:table-cell office:value-type="string">
            <text:p>SOCIOLOGIA <text:s text:c="39"/></text:p>
          </table:table-cell>
          <table:table-cell office:value-type="string">
            <text:p>Estudos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SOCIOLOGIA <text:s text:c="39"/></text:p>
          </table:table-cell>
          <table:table-cell office:value-type="string">
            <text:p>Estudos Econômic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SOCIOLOGIA <text:s text:c="39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SOCIOLOGIA <text:s text:c="39"/></text:p>
          </table:table-cell>
          <table:table-cell office:value-type="string">
            <text:p>Estudos Historicos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SOCIOLOGIA <text:s text:c="39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2453</text:p>
          </table:table-cell>
          <table:table-cell office:value-type="string">
            <text:p>SOCIOLOGIA <text:s text:c="39"/></text:p>
          </table:table-cell>
          <table:table-cell office:value-type="string">
            <text:p>Estudos Patrimón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SOCIOLOGIA <text:s text:c="39"/></text:p>
          </table:table-cell>
          <table:table-cell office:value-type="string">
            <text:p>Estudos Sociedade e Agricultur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SOCIOLOGIA <text:s text:c="39"/></text:p>
          </table:table-cell>
          <table:table-cell office:value-type="string">
            <text:p>ETD : Educação Temática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1-9162</text:p>
          </table:table-cell>
          <table:table-cell office:value-type="string">
            <text:p>SOCIOLOGIA <text:s text:c="39"/></text:p>
          </table:table-cell>
          <table:table-cell office:value-type="string">
            <text:p>Ethnographiques.Or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844</text:p>
          </table:table-cell>
          <table:table-cell office:value-type="string">
            <text:p>SOCIOLOGIA <text:s text:c="39"/></text:p>
          </table:table-cell>
          <table:table-cell office:value-type="string">
            <text:p>Ethnos (Stockhol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61</text:p>
          </table:table-cell>
          <table:table-cell office:value-type="string">
            <text:p>SOCIOLOGIA <text:s text:c="39"/></text:p>
          </table:table-cell>
          <table:table-cell office:value-type="string">
            <text:p>Etnográfica (Lisbo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182</text:p>
          </table:table-cell>
          <table:table-cell office:value-type="string">
            <text:p>SOCIOLOGIA <text:s text:c="39"/></text:p>
          </table:table-cell>
          <table:table-cell office:value-type="string">
            <text:p>Etudes Rural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0692</text:p>
          </table:table-cell>
          <table:table-cell office:value-type="string">
            <text:p>SOCIOLOGIA <text:s text:c="39"/></text:p>
          </table:table-cell>
          <table:table-cell office:value-type="string">
            <text:p>EURASIA. Rivista di Studi Geopolitic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161</text:p>
          </table:table-cell>
          <table:table-cell office:value-type="string">
            <text:p>SOCIOLOGIA <text:s text:c="39"/></text:p>
          </table:table-cell>
          <table:table-cell office:value-type="string">
            <text:p>EURE (Santiago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310</text:p>
          </table:table-cell>
          <table:table-cell office:value-type="string">
            <text:p>SOCIOLOGIA <text:s text:c="39"/></text:p>
          </table:table-cell>
          <table:table-cell office:value-type="string">
            <text:p>European Journal of Social The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34</text:p>
          </table:table-cell>
          <table:table-cell office:value-type="string">
            <text:p>SOCIOLOGIA <text:s text:c="39"/></text:p>
          </table:table-cell>
          <table:table-cell office:value-type="string">
            <text:p>Evocati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SOCIOLOGIA <text:s text:c="39"/></text:p>
          </table:table-cell>
          <table:table-cell office:value-type="string">
            <text:p>Expressa Extensã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SOCIOLOGIA <text:s text:c="39"/></text:p>
          </table:table-cell>
          <table:table-cell office:value-type="string">
            <text:p>Extensão e Cultura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32</text:p>
          </table:table-cell>
          <table:table-cell office:value-type="string">
            <text:p>SOCIOLOGIA <text:s text:c="39"/></text:p>
          </table:table-cell>
          <table:table-cell office:value-type="string">
            <text:p>Extensão em Foc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25</text:p>
          </table:table-cell>
          <table:table-cell office:value-type="string">
            <text:p>SOCIOLOGIA <text:s text:c="39"/></text:p>
          </table:table-cell>
          <table:table-cell office:value-type="string">
            <text:p>Extensão em Rede (Blumena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29</text:p>
          </table:table-cell>
          <table:table-cell office:value-type="string">
            <text:p>SOCIOLOGIA <text:s text:c="39"/></text:p>
          </table:table-cell>
          <table:table-cell office:value-type="string">
            <text:p>Extensão Rural e Desenvolvimento Sustentáve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SOCIOLOGIA <text:s text:c="39"/></text:p>
          </table:table-cell>
          <table:table-cell office:value-type="string">
            <text:p>Extensio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023</text:p>
          </table:table-cell>
          <table:table-cell office:value-type="string">
            <text:p>SOCIOLOGIA <text:s text:c="39"/></text:p>
          </table:table-cell>
          <table:table-cell office:value-type="string">
            <text:p>F@ro (Valparaíso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73</text:p>
          </table:table-cell>
          <table:table-cell office:value-type="string">
            <text:p>SOCIOLOGIA <text:s text:c="39"/></text:p>
          </table:table-cell>
          <table:table-cell office:value-type="string">
            <text:p>Face em Revista (Cessou em 2006. Cont. ISSN 1981-9293 Uniuv em Revis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SOCIOLOGIA <text:s text:c="39"/></text:p>
          </table:table-cell>
          <table:table-cell office:value-type="string">
            <text:p>Faz Ciênci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392</text:p>
          </table:table-cell>
          <table:table-cell office:value-type="string">
            <text:p>SOCIOLOGIA <text:s text:c="39"/></text:p>
          </table:table-cell>
          <table:table-cell office:value-type="string">
            <text:p>Fênix (UFPE. Edição em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SOCIOLOGIA <text:s text:c="39"/></text:p>
          </table:table-cell>
          <table:table-cell office:value-type="string">
            <text:p>Fênix (UFU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0615</text:p>
          </table:table-cell>
          <table:table-cell office:value-type="string">
            <text:p>SOCIOLOGIA <text:s text:c="39"/></text:p>
          </table:table-cell>
          <table:table-cell office:value-type="string">
            <text:p>Fieldwork in Relig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SOCIOLOGIA <text:s text:c="39"/></text:p>
          </table:table-cell>
          <table:table-cell office:value-type="string">
            <text:p>Filosofia Unisin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SOCIOLOGIA <text:s text:c="39"/></text:p>
          </table:table-cell>
          <table:table-cell office:value-type="string">
            <text:p>Fisioterapia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04X</text:p>
          </table:table-cell>
          <table:table-cell office:value-type="string">
            <text:p>SOCIOLOGIA <text:s text:c="39"/></text:p>
          </table:table-cell>
          <table:table-cell office:value-type="string">
            <text:p>Fordham Law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3X</text:p>
          </table:table-cell>
          <table:table-cell office:value-type="string">
            <text:p>SOCIOLOGIA <text:s text:c="39"/></text:p>
          </table:table-cell>
          <table:table-cell office:value-type="string">
            <text:p>Formação (Presidente Prude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8-8237</text:p>
          </table:table-cell>
          <table:table-cell office:value-type="string">
            <text:p>SOCIOLOGIA <text:s text:c="39"/></text:p>
          </table:table-cell>
          <table:table-cell office:value-type="string">
            <text:p>Formation et Profession (Sainte-Fo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19</text:p>
          </table:table-cell>
          <table:table-cell office:value-type="string">
            <text:p>SOCIOLOGIA <text:s text:c="39"/></text:p>
          </table:table-cell>
          <table:table-cell office:value-type="string">
            <text:p>Forum (São Paulo.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52</text:p>
          </table:table-cell>
          <table:table-cell office:value-type="string">
            <text:p>SOCIOLOGIA <text:s text:c="39"/></text:p>
          </table:table-cell>
          <table:table-cell office:value-type="string">
            <text:p>Fórum (São Paulo.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27</text:p>
          </table:table-cell>
          <table:table-cell office:value-type="string">
            <text:p>SOCIOLOGIA <text:s text:c="39"/></text:p>
          </table:table-cell>
          <table:table-cell office:value-type="string">
            <text:p>Fórum Ambiental da Alta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SOCIOLOGIA <text:s text:c="39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SOCIOLOGIA <text:s text:c="39"/></text:p>
          </table:table-cell>
          <table:table-cell office:value-type="string">
            <text:p>Fragmentos de Cultura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4467</text:p>
          </table:table-cell>
          <table:table-cell office:value-type="string">
            <text:p>SOCIOLOGIA <text:s text:c="39"/></text:p>
          </table:table-cell>
          <table:table-cell office:value-type="string">
            <text:p>Fundamentos en Humanidades (San Lu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SOCIOLOGIA <text:s text:c="39"/></text:p>
          </table:table-cell>
          <table:table-cell office:value-type="string">
            <text:p>Future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SOCIOLOGIA <text:s text:c="39"/></text:p>
          </table:table-cell>
          <table:table-cell office:value-type="string">
            <text:p>Gaia Scientia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SOCIOLOGIA <text:s text:c="39"/></text:p>
          </table:table-cell>
          <table:table-cell office:value-type="string">
            <text:p>Galáxia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700</text:p>
          </table:table-cell>
          <table:table-cell office:value-type="string">
            <text:p>SOCIOLOGIA <text:s text:c="39"/></text:p>
          </table:table-cell>
          <table:table-cell office:value-type="string">
            <text:p>Gastronomic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SOCIOLOGIA <text:s text:c="39"/></text:p>
          </table:table-cell>
          <table:table-cell office:value-type="string">
            <text:p>Gazeta Medica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SOCIOLOGIA <text:s text:c="39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543</text:p>
          </table:table-cell>
          <table:table-cell office:value-type="string">
            <text:p>SOCIOLOGIA <text:s text:c="39"/></text:p>
          </table:table-cell>
          <table:table-cell office:value-type="string">
            <text:p>Geo UERJ (Cessou em 2004. Cont. ISSN 1981-9021 Geo UERJ (200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81</text:p>
          </table:table-cell>
          <table:table-cell office:value-type="string">
            <text:p>SOCIOLOGIA <text:s text:c="39"/></text:p>
          </table:table-cell>
          <table:table-cell office:value-type="string">
            <text:p>Geografand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SOCIOLOGIA <text:s text:c="39"/></text:p>
          </table:table-cell>
          <table:table-cell office:value-type="string">
            <text:p>Geografi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SOCIOLOGIA <text:s text:c="39"/></text:p>
          </table:table-cell>
          <table:table-cell office:value-type="string">
            <text:p>Geografia (Rio Cla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367</text:p>
          </table:table-cell>
          <table:table-cell office:value-type="string">
            <text:p>SOCIOLOGIA <text:s text:c="39"/></text:p>
          </table:table-cell>
          <table:table-cell office:value-type="string">
            <text:p>Geografia em Atos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793</text:p>
          </table:table-cell>
          <table:table-cell office:value-type="string">
            <text:p>SOCIOLOGIA <text:s text:c="39"/></text:p>
          </table:table-cell>
          <table:table-cell office:value-type="string">
            <text:p>GEOgraphia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SOCIOLOGIA <text:s text:c="39"/></text:p>
          </table:table-cell>
          <table:table-cell office:value-type="string">
            <text:p>Geomática (Santa Mari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SOCIOLOGIA <text:s text:c="39"/></text:p>
          </table:table-cell>
          <table:table-cell office:value-type="string">
            <text:p>Geonordeste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SOCIOLOGIA <text:s text:c="39"/></text:p>
          </table:table-cell>
          <table:table-cell office:value-type="string">
            <text:p>Geosul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SOCIOLOGIA <text:s text:c="39"/></text:p>
          </table:table-cell>
          <table:table-cell office:value-type="string">
            <text:p>Geousp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SOCIOLOGIA <text:s text:c="39"/></text:p>
          </table:table-cell>
          <table:table-cell office:value-type="string">
            <text:p>Gerenciamento Costeiro Integrad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SOCIOLOGIA <text:s text:c="39"/></text:p>
          </table:table-cell>
          <table:table-cell office:value-type="string">
            <text:p>Gestão e Desenvolvimento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17</text:p>
          </table:table-cell>
          <table:table-cell office:value-type="string">
            <text:p>SOCIOLOGIA <text:s text:c="39"/></text:p>
          </table:table-cell>
          <table:table-cell office:value-type="string">
            <text:p>Gestão Pública (Belé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SOCIOLOGIA <text:s text:c="39"/></text:p>
          </table:table-cell>
          <table:table-cell office:value-type="string">
            <text:p>Gestão.Or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80</text:p>
          </table:table-cell>
          <table:table-cell office:value-type="string">
            <text:p>SOCIOLOGIA <text:s text:c="39"/></text:p>
          </table:table-cell>
          <table:table-cell office:value-type="string">
            <text:p>Gestare (Sete 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505X</text:p>
          </table:table-cell>
          <table:table-cell office:value-type="string">
            <text:p>SOCIOLOGIA <text:s text:c="39"/></text:p>
          </table:table-cell>
          <table:table-cell office:value-type="string">
            <text:p>Granj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SOCIOLOGIA <text:s text:c="39"/></text:p>
          </table:table-cell>
          <table:table-cell office:value-type="string">
            <text:p>Graph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SOCIOLOGIA <text:s text:c="39"/></text:p>
          </table:table-cell>
          <table:table-cell office:value-type="string">
            <text:p>Grifos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SOCIOLOGIA <text:s text:c="39"/></text:p>
          </table:table-cell>
          <table:table-cell office:value-type="string">
            <text:p>Grumo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61</text:p>
          </table:table-cell>
          <table:table-cell office:value-type="string">
            <text:p>SOCIOLOGIA <text:s text:c="39"/></text:p>
          </table:table-cell>
          <table:table-cell office:value-type="string">
            <text:p>Guanicu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2-4913</text:p>
          </table:table-cell>
          <table:table-cell office:value-type="string">
            <text:p>SOCIOLOGIA <text:s text:c="39"/></text:p>
          </table:table-cell>
          <table:table-cell office:value-type="string">
            <text:p>Guoji Shehui Kexue Zazh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SOCIOLOGIA <text:s text:c="39"/></text:p>
          </table:table-cell>
          <table:table-cell office:value-type="string">
            <text:p>Habitus (UC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SOCIOLOGIA <text:s text:c="39"/></text:p>
          </table:table-cell>
          <table:table-cell office:value-type="string">
            <text:p>Herramient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SOCIOLOGIA <text:s text:c="39"/></text:p>
          </table:table-cell>
          <table:table-cell office:value-type="string">
            <text:p>Higiene Alimen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2737</text:p>
          </table:table-cell>
          <table:table-cell office:value-type="string">
            <text:p>SOCIOLOGIA <text:s text:c="39"/></text:p>
          </table:table-cell>
          <table:table-cell office:value-type="string">
            <text:p>Hispanic Research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4X</text:p>
          </table:table-cell>
          <table:table-cell office:value-type="string">
            <text:p>SOCIOLOGIA <text:s text:c="39"/></text:p>
          </table:table-cell>
          <table:table-cell office:value-type="string">
            <text:p>Hispanista (Edição em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SOCIOLOGIA <text:s text:c="39"/></text:p>
          </table:table-cell>
          <table:table-cell office:value-type="string">
            <text:p>Historia &amp; Perspectivas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SOCIOLOGIA <text:s text:c="39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SOCIOLOGIA <text:s text:c="39"/></text:p>
          </table:table-cell>
          <table:table-cell office:value-type="string">
            <text:p>História Econômica &amp; História de Empres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95</text:p>
          </table:table-cell>
          <table:table-cell office:value-type="string">
            <text:p>SOCIOLOGIA <text:s text:c="39"/></text:p>
          </table:table-cell>
          <table:table-cell office:value-type="string">
            <text:p>História em Revist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58</text:p>
          </table:table-cell>
          <table:table-cell office:value-type="string">
            <text:p>SOCIOLOGIA <text:s text:c="39"/></text:p>
          </table:table-cell>
          <table:table-cell office:value-type="string">
            <text:p>História Oral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SOCIOLOGIA <text:s text:c="39"/></text:p>
          </table:table-cell>
          <table:table-cell office:value-type="string">
            <text:p>História Revist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SOCIOLOGIA <text:s text:c="39"/></text:p>
          </table:table-cell>
          <table:table-cell office:value-type="string">
            <text:p>História Unisi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SOCIOLOGIA <text:s text:c="39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SOCIOLOGIA <text:s text:c="39"/></text:p>
          </table:table-cell>
          <table:table-cell office:value-type="string">
            <text:p>História, Imagem e Narr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32</text:p>
          </table:table-cell>
          <table:table-cell office:value-type="string">
            <text:p>SOCIOLOGIA <text:s text:c="39"/></text:p>
          </table:table-cell>
          <table:table-cell office:value-type="string">
            <text:p>História. Questões e Deba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56</text:p>
          </table:table-cell>
          <table:table-cell office:value-type="string">
            <text:p>SOCIOLOGIA <text:s text:c="39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SOCIOLOGIA <text:s text:c="39"/></text:p>
          </table:table-cell>
          <table:table-cell office:value-type="string">
            <text:p>Histórica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9997</text:p>
          </table:table-cell>
          <table:table-cell office:value-type="string">
            <text:p>SOCIOLOGIA <text:s text:c="39"/></text:p>
          </table:table-cell>
          <table:table-cell office:value-type="string">
            <text:p>Historical Studies in the Physical and Biological Sciences (Cessou em 2007. Cont. ISSN 1939-1811 Historical Studies in the Natural 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3290</text:p>
          </table:table-cell>
          <table:table-cell office:value-type="string">
            <text:p>SOCIOLOGIA <text:s text:c="39"/></text:p>
          </table:table-cell>
          <table:table-cell office:value-type="string">
            <text:p>Hommes et Migrations. Documents (Cessou em1986. Cont. ISSN 1142-852X Hommes &amp; Migrations (1987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SOCIOLOGIA <text:s text:c="39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40X</text:p>
          </table:table-cell>
          <table:table-cell office:value-type="string">
            <text:p>SOCIOLOGIA <text:s text:c="39"/></text:p>
          </table:table-cell>
          <table:table-cell office:value-type="string">
            <text:p>Horizonte Teológ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SOCIOLOGIA <text:s text:c="39"/></text:p>
          </table:table-cell>
          <table:table-cell office:value-type="string">
            <text:p>Horizontes Antropológicos (UFRG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28</text:p>
          </table:table-cell>
          <table:table-cell office:value-type="string">
            <text:p>SOCIOLOGIA <text:s text:c="39"/></text:p>
          </table:table-cell>
          <table:table-cell office:value-type="string">
            <text:p>Humanidades &amp; Tecnologia em Revista (FIN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SOCIOLOGIA <text:s text:c="39"/></text:p>
          </table:table-cell>
          <table:table-cell office:value-type="string">
            <text:p>Humanidade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74X</text:p>
          </table:table-cell>
          <table:table-cell office:value-type="string">
            <text:p>SOCIOLOGIA <text:s text:c="39"/></text:p>
          </table:table-cell>
          <table:table-cell office:value-type="string">
            <text:p>Humanidades e Ciências Sociais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446</text:p>
          </table:table-cell>
          <table:table-cell office:value-type="string">
            <text:p>SOCIOLOGIA <text:s text:c="39"/></text:p>
          </table:table-cell>
          <table:table-cell office:value-type="string">
            <text:p>Humanitas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585</text:p>
          </table:table-cell>
          <table:table-cell office:value-type="string">
            <text:p>SOCIOLOGIA <text:s text:c="39"/></text:p>
          </table:table-cell>
          <table:table-cell office:value-type="string">
            <text:p>Humanitas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615</text:p>
          </table:table-cell>
          <table:table-cell office:value-type="string">
            <text:p>SOCIOLOGIA <text:s text:c="39"/></text:p>
          </table:table-cell>
          <table:table-cell office:value-type="string">
            <text:p>Humboldt (Spanische Ausg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867X</text:p>
          </table:table-cell>
          <table:table-cell office:value-type="string">
            <text:p>SOCIOLOGIA <text:s text:c="39"/></text:p>
          </table:table-cell>
          <table:table-cell office:value-type="string">
            <text:p>I Quaderni del CREA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SOCIOLOGIA <text:s text:c="39"/></text:p>
          </table:table-cell>
          <table:table-cell office:value-type="string">
            <text:p>Iberoamericana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49</text:p>
          </table:table-cell>
          <table:table-cell office:value-type="string">
            <text:p>SOCIOLOGIA <text:s text:c="39"/></text:p>
          </table:table-cell>
          <table:table-cell office:value-type="string">
            <text:p>Íconos (Qui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14</text:p>
          </table:table-cell>
          <table:table-cell office:value-type="string">
            <text:p>SOCIOLOGIA <text:s text:c="39"/></text:p>
          </table:table-cell>
          <table:table-cell office:value-type="string">
            <text:p>Idade Míd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SOCIOLOGIA <text:s text:c="39"/></text:p>
          </table:table-cell>
          <table:table-cell office:value-type="string">
            <text:p>Ide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68</text:p>
          </table:table-cell>
          <table:table-cell office:value-type="string">
            <text:p>SOCIOLOGIA <text:s text:c="39"/></text:p>
          </table:table-cell>
          <table:table-cell office:value-type="string">
            <text:p>Ideação (UE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SOCIOLOGIA <text:s text:c="39"/></text:p>
          </table:table-cell>
          <table:table-cell office:value-type="string">
            <text:p>Ideação (Unioest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57</text:p>
          </table:table-cell>
          <table:table-cell office:value-type="string">
            <text:p>SOCIOLOGIA <text:s text:c="39"/></text:p>
          </table:table-cell>
          <table:table-cell office:value-type="string">
            <text:p>Idéias &amp; Fatos (FINT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SOCIOLOGIA <text:s text:c="39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70</text:p>
          </table:table-cell>
          <table:table-cell office:value-type="string">
            <text:p>SOCIOLOGIA <text:s text:c="39"/></text:p>
          </table:table-cell>
          <table:table-cell office:value-type="string">
            <text:p>Identidade!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289X</text:p>
          </table:table-cell>
          <table:table-cell office:value-type="string">
            <text:p>SOCIOLOGIA <text:s text:c="39"/></text:p>
          </table:table-cell>
          <table:table-cell office:value-type="string">
            <text:p>Identities (Yver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012</text:p>
          </table:table-cell>
          <table:table-cell office:value-type="string">
            <text:p>SOCIOLOGIA <text:s text:c="39"/></text:p>
          </table:table-cell>
          <table:table-cell office:value-type="string">
            <text:p>IDS Bulletin (Brighton. 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7763</text:p>
          </table:table-cell>
          <table:table-cell office:value-type="string">
            <text:p>SOCIOLOGIA <text:s text:c="39"/></text:p>
          </table:table-cell>
          <table:table-cell office:value-type="string">
            <text:p>IICE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4-4889</text:p>
          </table:table-cell>
          <table:table-cell office:value-type="string">
            <text:p>SOCIOLOGIA <text:s text:c="39"/></text:p>
          </table:table-cell>
          <table:table-cell office:value-type="string">
            <text:p>Il Dubbio (Ro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SOCIOLOGIA <text:s text:c="39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SOCIOLOGIA <text:s text:c="39"/></text:p>
          </table:table-cell>
          <table:table-cell office:value-type="string">
            <text:p>Imaginári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SOCIOLOGIA <text:s text:c="39"/></text:p>
          </table:table-cell>
          <table:table-cell office:value-type="string">
            <text:p>Impulso (Piracicab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99</text:p>
          </table:table-cell>
          <table:table-cell office:value-type="string">
            <text:p>SOCIOLOGIA <text:s text:c="39"/></text:p>
          </table:table-cell>
          <table:table-cell office:value-type="string">
            <text:p>Inclusão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SOCIOLOGIA <text:s text:c="39"/></text:p>
          </table:table-cell>
          <table:table-cell office:value-type="string">
            <text:p>Inclusão Soci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371</text:p>
          </table:table-cell>
          <table:table-cell office:value-type="string">
            <text:p>SOCIOLOGIA <text:s text:c="39"/></text:p>
          </table:table-cell>
          <table:table-cell office:value-type="string">
            <text:p>Indiana Englis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SOCIOLOGIA <text:s text:c="39"/></text:p>
          </table:table-cell>
          <table:table-cell office:value-type="string">
            <text:p>Indicadores Econômicos FE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SOCIOLOGIA <text:s text:c="39"/></text:p>
          </table:table-cell>
          <table:table-cell office:value-type="string">
            <text:p>Infogeo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SOCIOLOGIA <text:s text:c="39"/></text:p>
          </table:table-cell>
          <table:table-cell office:value-type="string">
            <text:p>Informações Econôm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SOCIOLOGIA <text:s text:c="39"/></text:p>
          </table:table-cell>
          <table:table-cell office:value-type="string">
            <text:p>Informações Econôm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568</text:p>
          </table:table-cell>
          <table:table-cell office:value-type="string">
            <text:p>SOCIOLOGIA <text:s text:c="39"/></text:p>
          </table:table-cell>
          <table:table-cell office:value-type="string">
            <text:p>Informações FIP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9-0184</text:p>
          </table:table-cell>
          <table:table-cell office:value-type="string">
            <text:p>SOCIOLOGIA <text:s text:c="39"/></text:p>
          </table:table-cell>
          <table:table-cell office:value-type="string">
            <text:p>Information sur les Sciences Social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379</text:p>
          </table:table-cell>
          <table:table-cell office:value-type="string">
            <text:p>SOCIOLOGIA <text:s text:c="39"/></text:p>
          </table:table-cell>
          <table:table-cell office:value-type="string">
            <text:p>Information System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459</text:p>
          </table:table-cell>
          <table:table-cell office:value-type="string">
            <text:p>SOCIOLOGIA <text:s text:c="39"/></text:p>
          </table:table-cell>
          <table:table-cell office:value-type="string">
            <text:p>Informations Sociales (Paris. 194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SOCIOLOGIA <text:s text:c="39"/></text:p>
          </table:table-cell>
          <table:table-cell office:value-type="string">
            <text:p>Insight Inteligênc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0X</text:p>
          </table:table-cell>
          <table:table-cell office:value-type="string">
            <text:p>SOCIOLOGIA <text:s text:c="39"/></text:p>
          </table:table-cell>
          <table:table-cell office:value-type="string">
            <text:p>Integração (Fátima do Su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SOCIOLOGIA <text:s text:c="39"/></text:p>
          </table:table-cell>
          <table:table-cell office:value-type="string">
            <text:p>Integração (USJ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60</text:p>
          </table:table-cell>
          <table:table-cell office:value-type="string">
            <text:p>SOCIOLOGIA <text:s text:c="39"/></text:p>
          </table:table-cell>
          <table:table-cell office:value-type="string">
            <text:p>Intellector (CENEGRI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62</text:p>
          </table:table-cell>
          <table:table-cell office:value-type="string">
            <text:p>SOCIOLOGIA <text:s text:c="39"/></text:p>
          </table:table-cell>
          <table:table-cell office:value-type="string">
            <text:p>Inter-Legere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2406</text:p>
          </table:table-cell>
          <table:table-cell office:value-type="string">
            <text:p>SOCIOLOGIA <text:s text:c="39"/></text:p>
          </table:table-cell>
          <table:table-cell office:value-type="string">
            <text:p>InteraccionInteraccion (Bogot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SOCIOLOGIA <text:s text:c="39"/></text:p>
          </table:table-cell>
          <table:table-cell office:value-type="string">
            <text:p>Interações (UCD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SOCIOLOGIA <text:s text:c="39"/></text:p>
          </table:table-cell>
          <table:table-cell office:value-type="string">
            <text:p>Interações (Universidade São Marc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53</text:p>
          </table:table-cell>
          <table:table-cell office:value-type="string">
            <text:p>SOCIOLOGIA <text:s text:c="39"/></text:p>
          </table:table-cell>
          <table:table-cell office:value-type="string">
            <text:p>INTERCOM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01</text:p>
          </table:table-cell>
          <table:table-cell office:value-type="string">
            <text:p>SOCIOLOGIA <text:s text:c="39"/></text:p>
          </table:table-cell>
          <table:table-cell office:value-type="string">
            <text:p>Interesse Públic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SOCIOLOGIA <text:s text:c="39"/></text:p>
          </table:table-cell>
          <table:table-cell office:value-type="string">
            <text:p>Interface (Botucat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SOCIOLOGIA <text:s text:c="39"/></text:p>
          </table:table-cell>
          <table:table-cell office:value-type="string">
            <text:p>Interface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SOCIOLOGIA <text:s text:c="39"/></text:p>
          </table:table-cell>
          <table:table-cell office:value-type="string">
            <text:p>InterfacEHS (Ed.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908</text:p>
          </table:table-cell>
          <table:table-cell office:value-type="string">
            <text:p>SOCIOLOGIA <text:s text:c="39"/></text:p>
          </table:table-cell>
          <table:table-cell office:value-type="string">
            <text:p>Interfacehs (English E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SOCIOLOGIA <text:s text:c="39"/></text:p>
          </table:table-cell>
          <table:table-cell office:value-type="string">
            <text:p>Interfaces Brasil/Canadá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276</text:p>
          </table:table-cell>
          <table:table-cell office:value-type="string">
            <text:p>SOCIOLOGIA <text:s text:c="39"/></text:p>
          </table:table-cell>
          <table:table-cell office:value-type="string">
            <text:p>Interin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613</text:p>
          </table:table-cell>
          <table:table-cell office:value-type="string">
            <text:p>SOCIOLOGIA <text:s text:c="39"/></text:p>
          </table:table-cell>
          <table:table-cell office:value-type="string">
            <text:p>International Higher Education (Chestnut Hill, Mass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SOCIOLOGIA <text:s text:c="39"/></text:p>
          </table:table-cell>
          <table:table-cell office:value-type="string">
            <text:p>International Journal of Ac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4486</text:p>
          </table:table-cell>
          <table:table-cell office:value-type="string">
            <text:p>SOCIOLOGIA <text:s text:c="39"/></text:p>
          </table:table-cell>
          <table:table-cell office:value-type="string">
            <text:p>International Journal of Politics, Culture and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416</text:p>
          </table:table-cell>
          <table:table-cell office:value-type="string">
            <text:p>SOCIOLOGIA <text:s text:c="39"/></text:p>
          </table:table-cell>
          <table:table-cell office:value-type="string">
            <text:p>International Journal of Politics, Culture and Societ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11-0626</text:p>
          </table:table-cell>
          <table:table-cell office:value-type="string">
            <text:p>SOCIOLOGIA <text:s text:c="39"/></text:p>
          </table:table-cell>
          <table:table-cell office:value-type="string">
            <text:p>International Journal of South American Arch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942</text:p>
          </table:table-cell>
          <table:table-cell office:value-type="string">
            <text:p>SOCIOLOGIA <text:s text:c="39"/></text:p>
          </table:table-cell>
          <table:table-cell office:value-type="string">
            <text:p>International Journal of Technological Learning, Innovation and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479</text:p>
          </table:table-cell>
          <table:table-cell office:value-type="string">
            <text:p>SOCIOLOGIA <text:s text:c="39"/></text:p>
          </table:table-cell>
          <table:table-cell office:value-type="string">
            <text:p>International Labor and Working Class Hist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5121</text:p>
          </table:table-cell>
          <table:table-cell office:value-type="string">
            <text:p>SOCIOLOGIA <text:s text:c="39"/></text:p>
          </table:table-cell>
          <table:table-cell office:value-type="string">
            <text:p>International Political Science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523</text:p>
          </table:table-cell>
          <table:table-cell office:value-type="string">
            <text:p>SOCIOLOGIA <text:s text:c="39"/></text:p>
          </table:table-cell>
          <table:table-cell office:value-type="string">
            <text:p>International Review of Administrative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71</text:p>
          </table:table-cell>
          <table:table-cell office:value-type="string">
            <text:p>SOCIOLOGIA <text:s text:c="39"/></text:p>
          </table:table-cell>
          <table:table-cell office:value-type="string">
            <text:p>International Review of Applied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701</text:p>
          </table:table-cell>
          <table:table-cell office:value-type="string">
            <text:p>SOCIOLOGIA <text:s text:c="39"/></text:p>
          </table:table-cell>
          <table:table-cell office:value-type="string">
            <text:p>International Social Science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5809</text:p>
          </table:table-cell>
          <table:table-cell office:value-type="string">
            <text:p>SOCIOLOGIA <text:s text:c="39"/></text:p>
          </table:table-cell>
          <table:table-cell office:value-type="string">
            <text:p>International Soc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SOCIOLOGIA <text:s text:c="39"/></text:p>
          </table:table-cell>
          <table:table-cell office:value-type="string">
            <text:p>InterScience Pla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SOCIOLOGIA <text:s text:c="39"/></text:p>
          </table:table-cell>
          <table:table-cell office:value-type="string">
            <text:p>Interseções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19</text:p>
          </table:table-cell>
          <table:table-cell office:value-type="string">
            <text:p>SOCIOLOGIA <text:s text:c="39"/></text:p>
          </table:table-cell>
          <table:table-cell office:value-type="string">
            <text:p>Intertexto (Esca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SOCIOLOGIA <text:s text:c="39"/></text:p>
          </table:table-cell>
          <table:table-cell office:value-type="string">
            <text:p>INTERthesi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261</text:p>
          </table:table-cell>
          <table:table-cell office:value-type="string">
            <text:p>SOCIOLOGIA <text:s text:c="39"/></text:p>
          </table:table-cell>
          <table:table-cell office:value-type="string">
            <text:p>Investigación y Desarrollo (Barranquil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9073</text:p>
          </table:table-cell>
          <table:table-cell office:value-type="string">
            <text:p>SOCIOLOGIA <text:s text:c="39"/></text:p>
          </table:table-cell>
          <table:table-cell office:value-type="string">
            <text:p>Investigacione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SOCIOLOGIA <text:s text:c="39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0578</text:p>
          </table:table-cell>
          <table:table-cell office:value-type="string">
            <text:p>SOCIOLOGIA <text:s text:c="39"/></text:p>
          </table:table-cell>
          <table:table-cell office:value-type="string">
            <text:p>ISA Trans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5124</text:p>
          </table:table-cell>
          <table:table-cell office:value-type="string">
            <text:p>SOCIOLOGIA <text:s text:c="39"/></text:p>
          </table:table-cell>
          <table:table-cell office:value-type="string">
            <text:p>Italianieuropei (Ro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19</text:p>
          </table:table-cell>
          <table:table-cell office:value-type="string">
            <text:p>SOCIOLOGIA <text:s text:c="39"/></text:p>
          </table:table-cell>
          <table:table-cell office:value-type="string">
            <text:p>Itinerário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5X</text:p>
          </table:table-cell>
          <table:table-cell office:value-type="string">
            <text:p>SOCIOLOGIA <text:s text:c="39"/></text:p>
          </table:table-cell>
          <table:table-cell office:value-type="string">
            <text:p>Itinerarios (UNESP. Araraqua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66</text:p>
          </table:table-cell>
          <table:table-cell office:value-type="string">
            <text:p>SOCIOLOGIA <text:s text:c="39"/></text:p>
          </table:table-cell>
          <table:table-cell office:value-type="string">
            <text:p>Itinerarium (Rio de Janeiro. 200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346</text:p>
          </table:table-cell>
          <table:table-cell office:value-type="string">
            <text:p>SOCIOLOGIA <text:s text:c="39"/></text:p>
          </table:table-cell>
          <table:table-cell office:value-type="string">
            <text:p>JAM Jurídica (Salvad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8-3222</text:p>
          </table:table-cell>
          <table:table-cell office:value-type="string">
            <text:p>SOCIOLOGIA <text:s text:c="39"/></text:p>
          </table:table-cell>
          <table:table-cell office:value-type="string">
            <text:p>Javnost (Ljublja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SOCIOLOGIA <text:s text:c="39"/></text:p>
          </table:table-cell>
          <table:table-cell office:value-type="string">
            <text:p>JCOM, Journal of Science Communi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SOCIOLOGIA <text:s text:c="39"/></text:p>
          </table:table-cell>
          <table:table-cell office:value-type="string">
            <text:p>Jornal de Psicanali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0428</text:p>
          </table:table-cell>
          <table:table-cell office:value-type="string">
            <text:p>SOCIOLOGIA <text:s text:c="39"/></text:p>
          </table:table-cell>
          <table:table-cell office:value-type="string">
            <text:p>Journal des Anthropologues (Montrou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7034</text:p>
          </table:table-cell>
          <table:table-cell office:value-type="string">
            <text:p>SOCIOLOGIA <text:s text:c="39"/></text:p>
          </table:table-cell>
          <table:table-cell office:value-type="string">
            <text:p>Journal of Consumer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6-0219</text:p>
          </table:table-cell>
          <table:table-cell office:value-type="string">
            <text:p>SOCIOLOGIA <text:s text:c="39"/></text:p>
          </table:table-cell>
          <table:table-cell office:value-type="string">
            <text:p>Journal of Iberian and Latin American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SOCIOLOGIA <text:s text:c="39"/></text:p>
          </table:table-cell>
          <table:table-cell office:value-type="string">
            <text:p>Journal of Latin American Studi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31</text:p>
          </table:table-cell>
          <table:table-cell office:value-type="string">
            <text:p>SOCIOLOGIA <text:s text:c="39"/></text:p>
          </table:table-cell>
          <table:table-cell office:value-type="string">
            <text:p>Journal of Logic, Language and Infor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7928</text:p>
          </table:table-cell>
          <table:table-cell office:value-type="string">
            <text:p>SOCIOLOGIA <text:s text:c="39"/></text:p>
          </table:table-cell>
          <table:table-cell office:value-type="string">
            <text:p>Journal of Machine Learning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697</text:p>
          </table:table-cell>
          <table:table-cell office:value-type="string">
            <text:p>SOCIOLOGIA <text:s text:c="39"/></text:p>
          </table:table-cell>
          <table:table-cell office:value-type="string">
            <text:p>Journal of Political &amp; Military Soc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200</text:p>
          </table:table-cell>
          <table:table-cell office:value-type="string">
            <text:p>SOCIOLOGIA <text:s text:c="39"/></text:p>
          </table:table-cell>
          <table:table-cell office:value-type="string">
            <text:p>Journal of Religion in Afric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29</text:p>
          </table:table-cell>
          <table:table-cell office:value-type="string">
            <text:p>SOCIOLOGIA <text:s text:c="39"/></text:p>
          </table:table-cell>
          <table:table-cell office:value-type="string">
            <text:p>Journal of Social Hist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37</text:p>
          </table:table-cell>
          <table:table-cell office:value-type="string">
            <text:p>SOCIOLOGIA <text:s text:c="39"/></text:p>
          </table:table-cell>
          <table:table-cell office:value-type="string">
            <text:p>Journal of Social Issu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SOCIOLOGIA <text:s text:c="39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34</text:p>
          </table:table-cell>
          <table:table-cell office:value-type="string">
            <text:p>SOCIOLOGIA <text:s text:c="39"/></text:p>
          </table:table-cell>
          <table:table-cell office:value-type="string">
            <text:p>Jovens Pesquisado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SOCIOLOGIA <text:s text:c="39"/></text:p>
          </table:table-cell>
          <table:table-cell office:value-type="string">
            <text:p>Jus Navig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34</text:p>
          </table:table-cell>
          <table:table-cell office:value-type="string">
            <text:p>SOCIOLOGIA <text:s text:c="39"/></text:p>
          </table:table-cell>
          <table:table-cell office:value-type="string">
            <text:p>Justiça &amp; Histó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487</text:p>
          </table:table-cell>
          <table:table-cell office:value-type="string">
            <text:p>SOCIOLOGIA <text:s text:c="39"/></text:p>
          </table:table-cell>
          <table:table-cell office:value-type="string">
            <text:p>Justiça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73</text:p>
          </table:table-cell>
          <table:table-cell office:value-type="string">
            <text:p>SOCIOLOGIA <text:s text:c="39"/></text:p>
          </table:table-cell>
          <table:table-cell office:value-type="string">
            <text:p>Justilex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SOCIOLOGIA <text:s text:c="39"/></text:p>
          </table:table-cell>
          <table:table-cell office:value-type="string">
            <text:p>Kriterion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695</text:p>
          </table:table-cell>
          <table:table-cell office:value-type="string">
            <text:p>SOCIOLOGIA <text:s text:c="39"/></text:p>
          </table:table-cell>
          <table:table-cell office:value-type="string">
            <text:p>L' Architecture d'Aujourd'hui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834</text:p>
          </table:table-cell>
          <table:table-cell office:value-type="string">
            <text:p>SOCIOLOGIA <text:s text:c="39"/></text:p>
          </table:table-cell>
          <table:table-cell office:value-type="string">
            <text:p>La Colm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716X</text:p>
          </table:table-cell>
          <table:table-cell office:value-type="string">
            <text:p>SOCIOLOGIA <text:s text:c="39"/></text:p>
          </table:table-cell>
          <table:table-cell office:value-type="string">
            <text:p>La Contraddizione (Ro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2391</text:p>
          </table:table-cell>
          <table:table-cell office:value-type="string">
            <text:p>SOCIOLOGIA <text:s text:c="39"/></text:p>
          </table:table-cell>
          <table:table-cell office:value-type="string">
            <text:p>La Insigni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37</text:p>
          </table:table-cell>
          <table:table-cell office:value-type="string">
            <text:p>SOCIOLOGIA <text:s text:c="39"/></text:p>
          </table:table-cell>
          <table:table-cell office:value-type="string">
            <text:p>Laboreal (Porto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SOCIOLOGIA <text:s text:c="39"/></text:p>
          </table:table-cell>
          <table:table-cell office:value-type="string">
            <text:p>Labrys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1684</text:p>
          </table:table-cell>
          <table:table-cell office:value-type="string">
            <text:p>SOCIOLOGIA <text:s text:c="39"/></text:p>
          </table:table-cell>
          <table:table-cell office:value-type="string">
            <text:p>Lateinamerika-Analysen (Cessou em 2008. Cont. ISSN 1866-802X Journal of Politics in Latin America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6324</text:p>
          </table:table-cell>
          <table:table-cell office:value-type="string">
            <text:p>SOCIOLOGIA <text:s text:c="39"/></text:p>
          </table:table-cell>
          <table:table-cell office:value-type="string">
            <text:p>Lateinamerika-Nachricht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222</text:p>
          </table:table-cell>
          <table:table-cell office:value-type="string">
            <text:p>SOCIOLOGIA <text:s text:c="39"/></text:p>
          </table:table-cell>
          <table:table-cell office:value-type="string">
            <text:p>Latin American and Caribbean Ethnic Stud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SOCIOLOGIA <text:s text:c="39"/></text:p>
          </table:table-cell>
          <table:table-cell office:value-type="string">
            <text:p>Latin American Perspec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426X</text:p>
          </table:table-cell>
          <table:table-cell office:value-type="string">
            <text:p>SOCIOLOGIA <text:s text:c="39"/></text:p>
          </table:table-cell>
          <table:table-cell office:value-type="string">
            <text:p>Latin American Politics and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791</text:p>
          </table:table-cell>
          <table:table-cell office:value-type="string">
            <text:p>SOCIOLOGIA <text:s text:c="39"/></text:p>
          </table:table-cell>
          <table:table-cell office:value-type="string">
            <text:p>Latin American Research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21</text:p>
          </table:table-cell>
          <table:table-cell office:value-type="string">
            <text:p>SOCIOLOGIA <text:s text:c="39"/></text:p>
          </table:table-cell>
          <table:table-cell office:value-type="string">
            <text:p>Latitude (U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8-7251</text:p>
          </table:table-cell>
          <table:table-cell office:value-type="string">
            <text:p>SOCIOLOGIA <text:s text:c="39"/></text:p>
          </table:table-cell>
          <table:table-cell office:value-type="string">
            <text:p>Le Langage et l'Homm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SOCIOLOGIA <text:s text:c="39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497</text:p>
          </table:table-cell>
          <table:table-cell office:value-type="string">
            <text:p>SOCIOLOGIA <text:s text:c="39"/></text:p>
          </table:table-cell>
          <table:table-cell office:value-type="string">
            <text:p>Legislação (Lisboa. 199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SOCIOLOGIA <text:s text:c="39"/></text:p>
          </table:table-cell>
          <table:table-cell office:value-type="string">
            <text:p>Leitura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74</text:p>
          </table:table-cell>
          <table:table-cell office:value-type="string">
            <text:p>SOCIOLOGIA <text:s text:c="39"/></text:p>
          </table:table-cell>
          <table:table-cell office:value-type="string">
            <text:p>Leonardo (Indai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1215</text:p>
          </table:table-cell>
          <table:table-cell office:value-type="string">
            <text:p>SOCIOLOGIA <text:s text:c="39"/></text:p>
          </table:table-cell>
          <table:table-cell office:value-type="string">
            <text:p>Leonardo Music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836</text:p>
          </table:table-cell>
          <table:table-cell office:value-type="string">
            <text:p>SOCIOLOGIA <text:s text:c="39"/></text:p>
          </table:table-cell>
          <table:table-cell office:value-type="string">
            <text:p>Leonardo Pós (Santa Cata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182</text:p>
          </table:table-cell>
          <table:table-cell office:value-type="string">
            <text:p>SOCIOLOGIA <text:s text:c="39"/></text:p>
          </table:table-cell>
          <table:table-cell office:value-type="string">
            <text:p>Ler Histó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4-9040</text:p>
          </table:table-cell>
          <table:table-cell office:value-type="string">
            <text:p>SOCIOLOGIA <text:s text:c="39"/></text:p>
          </table:table-cell>
          <table:table-cell office:value-type="string">
            <text:p>Les Cahiers de la Multifonctionnalit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SOCIOLOGIA <text:s text:c="39"/></text:p>
          </table:table-cell>
          <table:table-cell office:value-type="string">
            <text:p>Letra Mag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SOCIOLOGIA <text:s text:c="39"/></text:p>
          </table:table-cell>
          <table:table-cell office:value-type="string">
            <text:p>Letras de Hoj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31</text:p>
          </table:table-cell>
          <table:table-cell office:value-type="string">
            <text:p>SOCIOLOGIA <text:s text:c="39"/></text:p>
          </table:table-cell>
          <table:table-cell office:value-type="string">
            <text:p>Liame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SOCIOLOGIA <text:s text:c="39"/></text:p>
          </table:table-cell>
          <table:table-cell office:value-type="string">
            <text:p>Licere (Belo Horizonte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SOCIOLOGIA <text:s text:c="39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906</text:p>
          </table:table-cell>
          <table:table-cell office:value-type="string">
            <text:p>SOCIOLOGIA <text:s text:c="39"/></text:p>
          </table:table-cell>
          <table:table-cell office:value-type="string">
            <text:p>Língua e Instrumentos Linguíst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238</text:p>
          </table:table-cell>
          <table:table-cell office:value-type="string">
            <text:p>SOCIOLOGIA <text:s text:c="39"/></text:p>
          </table:table-cell>
          <table:table-cell office:value-type="string">
            <text:p>Línguas &amp; Letras (UNIOES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896</text:p>
          </table:table-cell>
          <table:table-cell office:value-type="string">
            <text:p>SOCIOLOGIA <text:s text:c="39"/></text:p>
          </table:table-cell>
          <table:table-cell office:value-type="string">
            <text:p>Linhas Críticas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095</text:p>
          </table:table-cell>
          <table:table-cell office:value-type="string">
            <text:p>SOCIOLOGIA <text:s text:c="39"/></text:p>
          </table:table-cell>
          <table:table-cell office:value-type="string">
            <text:p>Literal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024</text:p>
          </table:table-cell>
          <table:table-cell office:value-type="string">
            <text:p>SOCIOLOGIA <text:s text:c="39"/></text:p>
          </table:table-cell>
          <table:table-cell office:value-type="string">
            <text:p>Locus (UFJ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3-7430</text:p>
          </table:table-cell>
          <table:table-cell office:value-type="string">
            <text:p>SOCIOLOGIA <text:s text:c="39"/></text:p>
          </table:table-cell>
          <table:table-cell office:value-type="string">
            <text:p>Logos (Armidale, N.S.W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SOCIOLOGIA <text:s text:c="39"/></text:p>
          </table:table-cell>
          <table:table-cell office:value-type="string">
            <text:p>Logo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6438</text:p>
          </table:table-cell>
          <table:table-cell office:value-type="string">
            <text:p>SOCIOLOGIA <text:s text:c="39"/></text:p>
          </table:table-cell>
          <table:table-cell office:value-type="string">
            <text:p>Los Complementarios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SOCIOLOGIA <text:s text:c="39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SOCIOLOGIA <text:s text:c="39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13</text:p>
          </table:table-cell>
          <table:table-cell office:value-type="string">
            <text:p>SOCIOLOGIA <text:s text:c="39"/></text:p>
          </table:table-cell>
          <table:table-cell office:value-type="string">
            <text:p>Luso-Brazilia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SOCIOLOGIA <text:s text:c="39"/></text:p>
          </table:table-cell>
          <table:table-cell office:value-type="string">
            <text:p>Lusotopie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SOCIOLOGIA <text:s text:c="39"/></text:p>
          </table:table-cell>
          <table:table-cell office:value-type="string">
            <text:p>Lutas &amp; Resist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4X</text:p>
          </table:table-cell>
          <table:table-cell office:value-type="string">
            <text:p>SOCIOLOGIA <text:s text:c="39"/></text:p>
          </table:table-cell>
          <table:table-cell office:value-type="string">
            <text:p>Lutas Sociai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9809</text:p>
          </table:table-cell>
          <table:table-cell office:value-type="string">
            <text:p>SOCIOLOGIA <text:s text:c="39"/></text:p>
          </table:table-cell>
          <table:table-cell office:value-type="string">
            <text:p>M@gm@ (Catan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SOCIOLOGIA <text:s text:c="39"/></text:p>
          </table:table-cell>
          <table:table-cell office:value-type="string">
            <text:p>Mana (UFRJ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SOCIOLOGIA <text:s text:c="39"/></text:p>
          </table:table-cell>
          <table:table-cell office:value-type="string">
            <text:p>Mandrágora (São Bernardo do Camp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121</text:p>
          </table:table-cell>
          <table:table-cell office:value-type="string">
            <text:p>SOCIOLOGIA <text:s text:c="39"/></text:p>
          </table:table-cell>
          <table:table-cell office:value-type="string">
            <text:p>Marco Soci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SOCIOLOGIA <text:s text:c="39"/></text:p>
          </table:table-cell>
          <table:table-cell office:value-type="string">
            <text:p>Margem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SOCIOLOGIA <text:s text:c="39"/></text:p>
          </table:table-cell>
          <table:table-cell office:value-type="string">
            <text:p>Margem Esquer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SOCIOLOGIA <text:s text:c="39"/></text:p>
          </table:table-cell>
          <table:table-cell office:value-type="string">
            <text:p>Margens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3889</text:p>
          </table:table-cell>
          <table:table-cell office:value-type="string">
            <text:p>SOCIOLOGIA <text:s text:c="39"/></text:p>
          </table:table-cell>
          <table:table-cell office:value-type="string">
            <text:p>Marx Aho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590</text:p>
          </table:table-cell>
          <table:table-cell office:value-type="string">
            <text:p>SOCIOLOGIA <text:s text:c="39"/></text:p>
          </table:table-cell>
          <table:table-cell office:value-type="string">
            <text:p>Massangana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SOCIOLOGIA <text:s text:c="39"/></text:p>
          </table:table-cell>
          <table:table-cell office:value-type="string">
            <text:p>Maté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SOCIOLOGIA <text:s text:c="39"/></text:p>
          </table:table-cell>
          <table:table-cell office:value-type="string">
            <text:p>Matrag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1429</text:p>
          </table:table-cell>
          <table:table-cell office:value-type="string">
            <text:p>SOCIOLOGIA <text:s text:c="39"/></text:p>
          </table:table-cell>
          <table:table-cell office:value-type="string">
            <text:p>MédiaMorphoses (Bry-sur-Mar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SOCIOLOGIA <text:s text:c="39"/></text:p>
          </table:table-cell>
          <table:table-cell office:value-type="string">
            <text:p>Megadiversidad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883</text:p>
          </table:table-cell>
          <table:table-cell office:value-type="string">
            <text:p>SOCIOLOGIA <text:s text:c="39"/></text:p>
          </table:table-cell>
          <table:table-cell office:value-type="string">
            <text:p>Mercado de Trabalho (Rio de Janeiro.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19</text:p>
          </table:table-cell>
          <table:table-cell office:value-type="string">
            <text:p>SOCIOLOGIA <text:s text:c="39"/></text:p>
          </table:table-cell>
          <table:table-cell office:value-type="string">
            <text:p>Meridiano 47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SOCIOLOGIA <text:s text:c="39"/></text:p>
          </table:table-cell>
          <table:table-cell office:value-type="string">
            <text:p>Métis (U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8906</text:p>
          </table:table-cell>
          <table:table-cell office:value-type="string">
            <text:p>SOCIOLOGIA <text:s text:c="39"/></text:p>
          </table:table-cell>
          <table:table-cell office:value-type="string">
            <text:p>Migraciones Internacion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5-7367</text:p>
          </table:table-cell>
          <table:table-cell office:value-type="string">
            <text:p>SOCIOLOGIA <text:s text:c="39"/></text:p>
          </table:table-cell>
          <table:table-cell office:value-type="string">
            <text:p>Migrations Société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34</text:p>
          </table:table-cell>
          <table:table-cell office:value-type="string">
            <text:p>SOCIOLOGIA <text:s text:c="39"/></text:p>
          </table:table-cell>
          <table:table-cell office:value-type="string">
            <text:p>Militares e Polític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63</text:p>
          </table:table-cell>
          <table:table-cell office:value-type="string">
            <text:p>SOCIOLOGIA <text:s text:c="39"/></text:p>
          </table:table-cell>
          <table:table-cell office:value-type="string">
            <text:p>Missioneira (Santo Ânge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904</text:p>
          </table:table-cell>
          <table:table-cell office:value-type="string">
            <text:p>SOCIOLOGIA <text:s text:c="39"/></text:p>
          </table:table-cell>
          <table:table-cell office:value-type="string">
            <text:p>Missões (Contag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SOCIOLOGIA <text:s text:c="39"/></text:p>
          </table:table-cell>
          <table:table-cell office:value-type="string">
            <text:p>Mneme (Caicó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385</text:p>
          </table:table-cell>
          <table:table-cell office:value-type="string">
            <text:p>SOCIOLOGIA <text:s text:c="39"/></text:p>
          </table:table-cell>
          <table:table-cell office:value-type="string">
            <text:p>Móin-Móin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SOCIOLOGIA <text:s text:c="39"/></text:p>
          </table:table-cell>
          <table:table-cell office:value-type="string">
            <text:p>Morpheus (UNIRI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01</text:p>
          </table:table-cell>
          <table:table-cell office:value-type="string">
            <text:p>SOCIOLOGIA <text:s text:c="39"/></text:p>
          </table:table-cell>
          <table:table-cell office:value-type="string">
            <text:p>Mosaico (Goiân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SOCIOLOGIA <text:s text:c="39"/></text:p>
          </table:table-cell>
          <table:table-cell office:value-type="string">
            <text:p>Motrivivencia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44</text:p>
          </table:table-cell>
          <table:table-cell office:value-type="string">
            <text:p>SOCIOLOGIA <text:s text:c="39"/></text:p>
          </table:table-cell>
          <table:table-cell office:value-type="string">
            <text:p>Movimento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SOCIOLOGIA <text:s text:c="39"/></text:p>
          </table:table-cell>
          <table:table-cell office:value-type="string">
            <text:p>Movimento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70</text:p>
          </table:table-cell>
          <table:table-cell office:value-type="string">
            <text:p>SOCIOLOGIA <text:s text:c="39"/></text:p>
          </table:table-cell>
          <table:table-cell office:value-type="string">
            <text:p>Múltiplas Faces da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SOCIOLOGIA <text:s text:c="39"/></text:p>
          </table:table-cell>
          <table:table-cell office:value-type="string">
            <text:p>Mundo &amp; Vid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5994</text:p>
          </table:table-cell>
          <table:table-cell office:value-type="string">
            <text:p>SOCIOLOGIA <text:s text:c="39"/></text:p>
          </table:table-cell>
          <table:table-cell office:value-type="string">
            <text:p>Mundo Agrario (La Plat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451</text:p>
          </table:table-cell>
          <table:table-cell office:value-type="string">
            <text:p>SOCIOLOGIA <text:s text:c="39"/></text:p>
          </table:table-cell>
          <table:table-cell office:value-type="string">
            <text:p>Mundo Jovem (PUC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SOCIOLOGIA <text:s text:c="39"/></text:p>
          </table:table-cell>
          <table:table-cell office:value-type="string">
            <text:p>Musas (IPHA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8338</text:p>
          </table:table-cell>
          <table:table-cell office:value-type="string">
            <text:p>SOCIOLOGIA <text:s text:c="39"/></text:p>
          </table:table-cell>
          <table:table-cell office:value-type="string">
            <text:p>Nad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0-1307</text:p>
          </table:table-cell>
          <table:table-cell office:value-type="string">
            <text:p>SOCIOLOGIA <text:s text:c="39"/></text:p>
          </table:table-cell>
          <table:table-cell office:value-type="string">
            <text:p>Natures Sciences Société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SOCIOLOGIA <text:s text:c="39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13</text:p>
          </table:table-cell>
          <table:table-cell office:value-type="string">
            <text:p>SOCIOLOGIA <text:s text:c="39"/></text:p>
          </table:table-cell>
          <table:table-cell office:value-type="string">
            <text:p>Nearc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66</text:p>
          </table:table-cell>
          <table:table-cell office:value-type="string">
            <text:p>SOCIOLOGIA <text:s text:c="39"/></text:p>
          </table:table-cell>
          <table:table-cell office:value-type="string">
            <text:p>Neppos. Série Política Social em Deba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SOCIOLOGIA <text:s text:c="39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060</text:p>
          </table:table-cell>
          <table:table-cell office:value-type="string">
            <text:p>SOCIOLOGIA <text:s text:c="39"/></text:p>
          </table:table-cell>
          <table:table-cell office:value-type="string">
            <text:p>New Left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SOCIOLOGIA <text:s text:c="39"/></text:p>
          </table:table-cell>
          <table:table-cell office:value-type="string">
            <text:p>Nómadas (Bogot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SOCIOLOGIA <text:s text:c="39"/></text:p>
          </table:table-cell>
          <table:table-cell office:value-type="string">
            <text:p>Noss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1829</text:p>
          </table:table-cell>
          <table:table-cell office:value-type="string">
            <text:p>SOCIOLOGIA <text:s text:c="39"/></text:p>
          </table:table-cell>
          <table:table-cell office:value-type="string">
            <text:p>Notas de Población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SOCIOLOGIA <text:s text:c="39"/></text:p>
          </table:table-cell>
          <table:table-cell office:value-type="string">
            <text:p>Novedades Educ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SOCIOLOGIA <text:s text:c="39"/></text:p>
          </table:table-cell>
          <table:table-cell office:value-type="string">
            <text:p>Novos Cadernos NAE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SOCIOLOGIA <text:s text:c="39"/></text:p>
          </table:table-cell>
          <table:table-cell office:value-type="string">
            <text:p>Novos Estudos CEBRAP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85</text:p>
          </table:table-cell>
          <table:table-cell office:value-type="string">
            <text:p>SOCIOLOGIA <text:s text:c="39"/></text:p>
          </table:table-cell>
          <table:table-cell office:value-type="string">
            <text:p>Nuestra Amer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SOCIOLOGIA <text:s text:c="39"/></text:p>
          </table:table-cell>
          <table:table-cell office:value-type="string">
            <text:p>Nueva Socieda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3357</text:p>
          </table:table-cell>
          <table:table-cell office:value-type="string">
            <text:p>SOCIOLOGIA <text:s text:c="39"/></text:p>
          </table:table-cell>
          <table:table-cell office:value-type="string">
            <text:p>Nueva Visión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SOCIOLOGIA <text:s text:c="39"/></text:p>
          </table:table-cell>
          <table:table-cell office:value-type="string">
            <text:p>Nuevamérica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SOCIOLOGIA <text:s text:c="39"/></text:p>
          </table:table-cell>
          <table:table-cell office:value-type="string">
            <text:p>Nuevo Mundo-Mundos Nuev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021</text:p>
          </table:table-cell>
          <table:table-cell office:value-type="string">
            <text:p>SOCIOLOGIA <text:s text:c="39"/></text:p>
          </table:table-cell>
          <table:table-cell office:value-type="string">
            <text:p>Numem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SOCIOLOGIA <text:s text:c="39"/></text:p>
          </table:table-cell>
          <table:table-cell office:value-type="string">
            <text:p>O Mundo da Saúde (CU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SOCIOLOGIA <text:s text:c="39"/></text:p>
          </table:table-cell>
          <table:table-cell office:value-type="string">
            <text:p>O Olho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SOCIOLOGIA <text:s text:c="39"/></text:p>
          </table:table-cell>
          <table:table-cell office:value-type="string">
            <text:p>O Público e o Privado (UE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SOCIOLOGIA <text:s text:c="39"/></text:p>
          </table:table-cell>
          <table:table-cell office:value-type="string">
            <text:p>O Social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588</text:p>
          </table:table-cell>
          <table:table-cell office:value-type="string">
            <text:p>SOCIOLOGIA <text:s text:c="39"/></text:p>
          </table:table-cell>
          <table:table-cell office:value-type="string">
            <text:p>Observador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954</text:p>
          </table:table-cell>
          <table:table-cell office:value-type="string">
            <text:p>SOCIOLOGIA <text:s text:c="39"/></text:p>
          </table:table-cell>
          <table:table-cell office:value-type="string">
            <text:p>Observatorio (OBS*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986X</text:p>
          </table:table-cell>
          <table:table-cell office:value-type="string">
            <text:p>SOCIOLOGIA <text:s text:c="39"/></text:p>
          </table:table-cell>
          <table:table-cell office:value-type="string">
            <text:p>Observatorio da Cidadan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SOCIOLOGIA <text:s text:c="39"/></text:p>
          </table:table-cell>
          <table:table-cell office:value-type="string">
            <text:p>Observatorio Social d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SOCIOLOGIA <text:s text:c="39"/></text:p>
          </table:table-cell>
          <table:table-cell office:value-type="string">
            <text:p>Olhar (UFSC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4-3308</text:p>
          </table:table-cell>
          <table:table-cell office:value-type="string">
            <text:p>SOCIOLOGIA <text:s text:c="39"/></text:p>
          </table:table-cell>
          <table:table-cell office:value-type="string">
            <text:p>Omertaa (Kessel-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SOCIOLOGIA <text:s text:c="39"/></text:p>
          </table:table-cell>
          <table:table-cell office:value-type="string">
            <text:p>Online Brazilian Journal of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SOCIOLOGIA <text:s text:c="39"/></text:p>
          </table:table-cell>
          <table:table-cell office:value-type="string">
            <text:p>Opinião Pública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76</text:p>
          </table:table-cell>
          <table:table-cell office:value-type="string">
            <text:p>SOCIOLOGIA <text:s text:c="39"/></text:p>
          </table:table-cell>
          <table:table-cell office:value-type="string">
            <text:p>Opsis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36</text:p>
          </table:table-cell>
          <table:table-cell office:value-type="string">
            <text:p>SOCIOLOGIA <text:s text:c="39"/></text:p>
          </table:table-cell>
          <table:table-cell office:value-type="string">
            <text:p>Organicom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SOCIOLOGIA <text:s text:c="39"/></text:p>
          </table:table-cell>
          <table:table-cell office:value-type="string">
            <text:p>Organizações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SOCIOLOGIA <text:s text:c="39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67</text:p>
          </table:table-cell>
          <table:table-cell office:value-type="string">
            <text:p>SOCIOLOGIA <text:s text:c="39"/></text:p>
          </table:table-cell>
          <table:table-cell office:value-type="string">
            <text:p>Organon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SOCIOLOGIA <text:s text:c="39"/></text:p>
          </table:table-cell>
          <table:table-cell office:value-type="string">
            <text:p>Os Urbanitas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3-5766</text:p>
          </table:table-cell>
          <table:table-cell office:value-type="string">
            <text:p>SOCIOLOGIA <text:s text:c="39"/></text:p>
          </table:table-cell>
          <table:table-cell office:value-type="string">
            <text:p>OSH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4715</text:p>
          </table:table-cell>
          <table:table-cell office:value-type="string">
            <text:p>SOCIOLOGIA <text:s text:c="39"/></text:p>
          </table:table-cell>
          <table:table-cell office:value-type="string">
            <text:p>Otra Econom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904</text:p>
          </table:table-cell>
          <table:table-cell office:value-type="string">
            <text:p>SOCIOLOGIA <text:s text:c="39"/></text:p>
          </table:table-cell>
          <table:table-cell office:value-type="string">
            <text:p>Otras Miradas: Revista Venezuelana de Estudios de Géne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SOCIOLOGIA <text:s text:c="39"/></text:p>
          </table:table-cell>
          <table:table-cell office:value-type="string">
            <text:p>Outros Temp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SOCIOLOGIA <text:s text:c="39"/></text:p>
          </table:table-cell>
          <table:table-cell office:value-type="string">
            <text:p>Outubr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8-7809</text:p>
          </table:table-cell>
          <table:table-cell office:value-type="string">
            <text:p>SOCIOLOGIA <text:s text:c="39"/></text:p>
          </table:table-cell>
          <table:table-cell office:value-type="string">
            <text:p>Paideuma (Wiesbad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042</text:p>
          </table:table-cell>
          <table:table-cell office:value-type="string">
            <text:p>SOCIOLOGIA <text:s text:c="39"/></text:p>
          </table:table-cell>
          <table:table-cell office:value-type="string">
            <text:p>Pain Management Nur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75</text:p>
          </table:table-cell>
          <table:table-cell office:value-type="string">
            <text:p>SOCIOLOGIA <text:s text:c="39"/></text:p>
          </table:table-cell>
          <table:table-cell office:value-type="string">
            <text:p>Panóptica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7425</text:p>
          </table:table-cell>
          <table:table-cell office:value-type="string">
            <text:p>SOCIOLOGIA <text:s text:c="39"/></text:p>
          </table:table-cell>
          <table:table-cell office:value-type="string">
            <text:p>Papeles de Pobl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6147</text:p>
          </table:table-cell>
          <table:table-cell office:value-type="string">
            <text:p>SOCIOLOGIA <text:s text:c="39"/></text:p>
          </table:table-cell>
          <table:table-cell office:value-type="string">
            <text:p>Papeles de trabajo - Centro de Estudios Interdisciplinarios en Etnolingüística y Antropología Socio-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2862</text:p>
          </table:table-cell>
          <table:table-cell office:value-type="string">
            <text:p>SOCIOLOGIA <text:s text:c="39"/></text:p>
          </table:table-cell>
          <table:table-cell office:value-type="string">
            <text:p>Papers - Universidad Autonoma de Barcelo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15</text:p>
          </table:table-cell>
          <table:table-cell office:value-type="string">
            <text:p>SOCIOLOGIA <text:s text:c="39"/></text:p>
          </table:table-cell>
          <table:table-cell office:value-type="string">
            <text:p>PAR'A'IWA (UFPB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251</text:p>
          </table:table-cell>
          <table:table-cell office:value-type="string">
            <text:p>SOCIOLOGIA <text:s text:c="39"/></text:p>
          </table:table-cell>
          <table:table-cell office:value-type="string">
            <text:p>Paradigma (Maraca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866</text:p>
          </table:table-cell>
          <table:table-cell office:value-type="string">
            <text:p>SOCIOLOGIA <text:s text:c="39"/></text:p>
          </table:table-cell>
          <table:table-cell office:value-type="string">
            <text:p>Paraná Eleito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SOCIOLOGIA <text:s text:c="39"/></text:p>
          </table:table-cell>
          <table:table-cell office:value-type="string">
            <text:p>Parcerias Estratégica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SOCIOLOGIA <text:s text:c="39"/></text:p>
          </table:table-cell>
          <table:table-cell office:value-type="string">
            <text:p>Pasos (El Sauz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900X</text:p>
          </table:table-cell>
          <table:table-cell office:value-type="string">
            <text:p>SOCIOLOGIA <text:s text:c="39"/></text:p>
          </table:table-cell>
          <table:table-cell office:value-type="string">
            <text:p>Passauer Schriften zur Geograph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721</text:p>
          </table:table-cell>
          <table:table-cell office:value-type="string">
            <text:p>SOCIOLOGIA <text:s text:c="39"/></text:p>
          </table:table-cell>
          <table:table-cell office:value-type="string">
            <text:p>Pátio (Porto Alegre.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67</text:p>
          </table:table-cell>
          <table:table-cell office:value-type="string">
            <text:p>SOCIOLOGIA <text:s text:c="39"/></text:p>
          </table:table-cell>
          <table:table-cell office:value-type="string">
            <text:p>Patrimônio e Memória (UNE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SOCIOLOGIA <text:s text:c="39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71</text:p>
          </table:table-cell>
          <table:table-cell office:value-type="string">
            <text:p>SOCIOLOGIA <text:s text:c="39"/></text:p>
          </table:table-cell>
          <table:table-cell office:value-type="string">
            <text:p>Pegada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SOCIOLOGIA <text:s text:c="39"/></text:p>
          </table:table-cell>
          <table:table-cell office:value-type="string">
            <text:p>Pensamento &amp; Rea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07</text:p>
          </table:table-cell>
          <table:table-cell office:value-type="string">
            <text:p>SOCIOLOGIA <text:s text:c="39"/></text:p>
          </table:table-cell>
          <table:table-cell office:value-type="string">
            <text:p>Pensamento Plural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208</text:p>
          </table:table-cell>
          <table:table-cell office:value-type="string">
            <text:p>SOCIOLOGIA <text:s text:c="39"/></text:p>
          </table:table-cell>
          <table:table-cell office:value-type="string">
            <text:p>Pensamiento Iberoamerican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9628</text:p>
          </table:table-cell>
          <table:table-cell office:value-type="string">
            <text:p>SOCIOLOGIA <text:s text:c="39"/></text:p>
          </table:table-cell>
          <table:table-cell office:value-type="string">
            <text:p>Pensamiento Prop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64</text:p>
          </table:table-cell>
          <table:table-cell office:value-type="string">
            <text:p>SOCIOLOGIA <text:s text:c="39"/></text:p>
          </table:table-cell>
          <table:table-cell office:value-type="string">
            <text:p>Pensar (UNIF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SOCIOLOGIA <text:s text:c="39"/></text:p>
          </table:table-cell>
          <table:table-cell office:value-type="string">
            <text:p>Pensar a Prátic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SOCIOLOGIA <text:s text:c="39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15</text:p>
          </table:table-cell>
          <table:table-cell office:value-type="string">
            <text:p>SOCIOLOGIA <text:s text:c="39"/></text:p>
          </table:table-cell>
          <table:table-cell office:value-type="string">
            <text:p>Percurs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89</text:p>
          </table:table-cell>
          <table:table-cell office:value-type="string">
            <text:p>SOCIOLOGIA <text:s text:c="39"/></text:p>
          </table:table-cell>
          <table:table-cell office:value-type="string">
            <text:p>Perseu: História, Memória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SOCIOLOGIA <text:s text:c="39"/></text:p>
          </table:table-cell>
          <table:table-cell office:value-type="string">
            <text:p>Perspectiva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SOCIOLOGIA <text:s text:c="39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SOCIOLOGIA <text:s text:c="39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SOCIOLOGIA <text:s text:c="39"/></text:p>
          </table:table-cell>
          <table:table-cell office:value-type="string">
            <text:p>Pesquisa em Educação Ambiental (UFSC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SOCIOLOGIA <text:s text:c="39"/></text:p>
          </table:table-cell>
          <table:table-cell office:value-type="string">
            <text:p>Pesquisas em Turismo e Paisagens Cárs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4537</text:p>
          </table:table-cell>
          <table:table-cell office:value-type="string">
            <text:p>SOCIOLOGIA <text:s text:c="39"/></text:p>
          </table:table-cell>
          <table:table-cell office:value-type="string">
            <text:p>Philosophy &amp; Social Critic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SOCIOLOGIA <text:s text:c="39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66</text:p>
          </table:table-cell>
          <table:table-cell office:value-type="string">
            <text:p>SOCIOLOGIA <text:s text:c="39"/></text:p>
          </table:table-cell>
          <table:table-cell office:value-type="string">
            <text:p>Pleiade (Uniamér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67</text:p>
          </table:table-cell>
          <table:table-cell office:value-type="string">
            <text:p>SOCIOLOGIA <text:s text:c="39"/></text:p>
          </table:table-cell>
          <table:table-cell office:value-type="string">
            <text:p>Plenarium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83</text:p>
          </table:table-cell>
          <table:table-cell office:value-type="string">
            <text:p>SOCIOLOGIA <text:s text:c="39"/></text:p>
          </table:table-cell>
          <table:table-cell office:value-type="string">
            <text:p>Plurais (Aná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721</text:p>
          </table:table-cell>
          <table:table-cell office:value-type="string">
            <text:p>SOCIOLOGIA <text:s text:c="39"/></text:p>
          </table:table-cell>
          <table:table-cell office:value-type="string">
            <text:p>Plur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339</text:p>
          </table:table-cell>
          <table:table-cell office:value-type="string">
            <text:p>SOCIOLOGIA <text:s text:c="39"/></text:p>
          </table:table-cell>
          <table:table-cell office:value-type="string">
            <text:p>Politéia (UES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SOCIOLOGIA <text:s text:c="39"/></text:p>
          </table:table-cell>
          <table:table-cell office:value-type="string">
            <text:p>Política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SOCIOLOGIA <text:s text:c="39"/></text:p>
          </table:table-cell>
          <table:table-cell office:value-type="string">
            <text:p>Política &amp; Trabalho (UFP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SOCIOLOGIA <text:s text:c="39"/></text:p>
          </table:table-cell>
          <table:table-cell office:value-type="string">
            <text:p>Política Democr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SOCIOLOGIA <text:s text:c="39"/></text:p>
          </table:table-cell>
          <table:table-cell office:value-type="string">
            <text:p>Política Extern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17</text:p>
          </table:table-cell>
          <table:table-cell office:value-type="string">
            <text:p>SOCIOLOGIA <text:s text:c="39"/></text:p>
          </table:table-cell>
          <table:table-cell office:value-type="string">
            <text:p>Políticas Clturais em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6X</text:p>
          </table:table-cell>
          <table:table-cell office:value-type="string">
            <text:p>SOCIOLOGIA <text:s text:c="39"/></text:p>
          </table:table-cell>
          <table:table-cell office:value-type="string">
            <text:p>Políticas Públicas e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285</text:p>
          </table:table-cell>
          <table:table-cell office:value-type="string">
            <text:p>SOCIOLOGIA <text:s text:c="39"/></text:p>
          </table:table-cell>
          <table:table-cell office:value-type="string">
            <text:p>Políticas Sociais (IP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3-9438</text:p>
          </table:table-cell>
          <table:table-cell office:value-type="string">
            <text:p>SOCIOLOGIA <text:s text:c="39"/></text:p>
          </table:table-cell>
          <table:table-cell office:value-type="string">
            <text:p>Politique et Sociétés (Montréa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07</text:p>
          </table:table-cell>
          <table:table-cell office:value-type="string">
            <text:p>SOCIOLOGIA <text:s text:c="39"/></text:p>
          </table:table-cell>
          <table:table-cell office:value-type="string">
            <text:p>Ponto-e-Vírgul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41</text:p>
          </table:table-cell>
          <table:table-cell office:value-type="string">
            <text:p>SOCIOLOGIA <text:s text:c="39"/></text:p>
          </table:table-cell>
          <table:table-cell office:value-type="string">
            <text:p>Ponto.Urbe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471X</text:p>
          </table:table-cell>
          <table:table-cell office:value-type="string">
            <text:p>SOCIOLOGIA <text:s text:c="39"/></text:p>
          </table:table-cell>
          <table:table-cell office:value-type="string">
            <text:p>Population Review. (Cessou em 1998. Cont.1549-0955 Population Review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444</text:p>
          </table:table-cell>
          <table:table-cell office:value-type="string">
            <text:p>SOCIOLOGIA <text:s text:c="39"/></text:p>
          </table:table-cell>
          <table:table-cell office:value-type="string">
            <text:p>Population, Space and Pla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44</text:p>
          </table:table-cell>
          <table:table-cell office:value-type="string">
            <text:p>SOCIOLOGIA <text:s text:c="39"/></text:p>
          </table:table-cell>
          <table:table-cell office:value-type="string">
            <text:p>Por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SOCIOLOGIA <text:s text:c="39"/></text:p>
          </table:table-cell>
          <table:table-cell office:value-type="string">
            <text:p>Portugues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056</text:p>
          </table:table-cell>
          <table:table-cell office:value-type="string">
            <text:p>SOCIOLOGIA <text:s text:c="39"/></text:p>
          </table:table-cell>
          <table:table-cell office:value-type="string">
            <text:p>Pó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SOCIOLOGIA <text:s text:c="39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1857</text:p>
          </table:table-cell>
          <table:table-cell office:value-type="string">
            <text:p>SOCIOLOGIA <text:s text:c="39"/></text:p>
          </table:table-cell>
          <table:table-cell office:value-type="string">
            <text:p>Praesentia (Mér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84</text:p>
          </table:table-cell>
          <table:table-cell office:value-type="string">
            <text:p>SOCIOLOGIA <text:s text:c="39"/></text:p>
          </table:table-cell>
          <table:table-cell office:value-type="string">
            <text:p>Praia Vermelh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SOCIOLOGIA <text:s text:c="39"/></text:p>
          </table:table-cell>
          <table:table-cell office:value-type="string">
            <text:p>Prâksis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SOCIOLOGIA <text:s text:c="39"/></text:p>
          </table:table-cell>
          <table:table-cell office:value-type="string">
            <text:p>Práxis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139</text:p>
          </table:table-cell>
          <table:table-cell office:value-type="string">
            <text:p>SOCIOLOGIA <text:s text:c="39"/></text:p>
          </table:table-cell>
          <table:table-cell office:value-type="string">
            <text:p>Presença (Rio de Janeiro.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SOCIOLOGIA <text:s text:c="39"/></text:p>
          </table:table-cell>
          <table:table-cell office:value-type="string">
            <text:p>Presença Pedag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93</text:p>
          </table:table-cell>
          <table:table-cell office:value-type="string">
            <text:p>SOCIOLOGIA <text:s text:c="39"/></text:p>
          </table:table-cell>
          <table:table-cell office:value-type="string">
            <text:p>Prim@ Fac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39</text:p>
          </table:table-cell>
          <table:table-cell office:value-type="string">
            <text:p>SOCIOLOGIA <text:s text:c="39"/></text:p>
          </table:table-cell>
          <table:table-cell office:value-type="string">
            <text:p>Primeira Versão (IFCH-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SOCIOLOGIA <text:s text:c="39"/></text:p>
          </table:table-cell>
          <table:table-cell office:value-type="string">
            <text:p>Principi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60</text:p>
          </table:table-cell>
          <table:table-cell office:value-type="string">
            <text:p>SOCIOLOGIA <text:s text:c="39"/></text:p>
          </table:table-cell>
          <table:table-cell office:value-type="string">
            <text:p>Prisma Jurídico (UNINOV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508</text:p>
          </table:table-cell>
          <table:table-cell office:value-type="string">
            <text:p>SOCIOLOGIA <text:s text:c="39"/></text:p>
          </table:table-cell>
          <table:table-cell office:value-type="string">
            <text:p>Prismas (Ber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SOCIOLOGIA <text:s text:c="39"/></text:p>
          </table:table-cell>
          <table:table-cell office:value-type="string">
            <text:p>Pró-Posições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1333</text:p>
          </table:table-cell>
          <table:table-cell office:value-type="string">
            <text:p>SOCIOLOGIA <text:s text:c="39"/></text:p>
          </table:table-cell>
          <table:table-cell office:value-type="string">
            <text:p>Problèmes d'Amérique Lat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191</text:p>
          </table:table-cell>
          <table:table-cell office:value-type="string">
            <text:p>SOCIOLOGIA <text:s text:c="39"/></text:p>
          </table:table-cell>
          <table:table-cell office:value-type="string">
            <text:p>Projections (Cambridge, Mass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SOCIOLOGIA <text:s text:c="39"/></text:p>
          </table:table-cell>
          <table:table-cell office:value-type="string">
            <text:p>Projeto História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21</text:p>
          </table:table-cell>
          <table:table-cell office:value-type="string">
            <text:p>SOCIOLOGIA <text:s text:c="39"/></text:p>
          </table:table-cell>
          <table:table-cell office:value-type="string">
            <text:p>ProjetosExperimentais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31</text:p>
          </table:table-cell>
          <table:table-cell office:value-type="string">
            <text:p>SOCIOLOGIA <text:s text:c="39"/></text:p>
          </table:table-cell>
          <table:table-cell office:value-type="string">
            <text:p>Propostas Altern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1420</text:p>
          </table:table-cell>
          <table:table-cell office:value-type="string">
            <text:p>SOCIOLOGIA <text:s text:c="39"/></text:p>
          </table:table-cell>
          <table:table-cell office:value-type="string">
            <text:p>Proteo (Ro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SOCIOLOGIA <text:s text:c="39"/></text:p>
          </table:table-cell>
          <table:table-cell office:value-type="string">
            <text:p>Psico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SOCIOLOGIA <text:s text:c="39"/></text:p>
          </table:table-cell>
          <table:table-cell office:value-type="string">
            <text:p>Psicologia Clínica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SOCIOLOGIA <text:s text:c="39"/></text:p>
          </table:table-cell>
          <table:table-cell office:value-type="string">
            <text:p>Psicologia e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SOCIOLOGIA <text:s text:c="39"/></text:p>
          </table:table-cell>
          <table:table-cell office:value-type="string">
            <text:p>Psicologia em Estud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SOCIOLOGIA <text:s text:c="39"/></text:p>
          </table:table-cell>
          <table:table-cell office:value-type="string">
            <text:p>Psicologia US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SOCIOLOGIA <text:s text:c="39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20</text:p>
          </table:table-cell>
          <table:table-cell office:value-type="string">
            <text:p>SOCIOLOGIA <text:s text:c="39"/></text:p>
          </table:table-cell>
          <table:table-cell office:value-type="string">
            <text:p>Psychiatry On-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75</text:p>
          </table:table-cell>
          <table:table-cell office:value-type="string">
            <text:p>SOCIOLOGIA <text:s text:c="39"/></text:p>
          </table:table-cell>
          <table:table-cell office:value-type="string">
            <text:p>Public Administration and Develo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667</text:p>
          </table:table-cell>
          <table:table-cell office:value-type="string">
            <text:p>SOCIOLOGIA <text:s text:c="39"/></text:p>
          </table:table-cell>
          <table:table-cell office:value-type="string">
            <text:p>PUCviva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SOCIOLOGIA <text:s text:c="39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557</text:p>
          </table:table-cell>
          <table:table-cell office:value-type="string">
            <text:p>SOCIOLOGIA <text:s text:c="39"/></text:p>
          </table:table-cell>
          <table:table-cell office:value-type="string">
            <text:p>Quaderns de l'Institut Catalá d'Antrop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915</text:p>
          </table:table-cell>
          <table:table-cell office:value-type="string">
            <text:p>SOCIOLOGIA <text:s text:c="39"/></text:p>
          </table:table-cell>
          <table:table-cell office:value-type="string">
            <text:p>Quadrante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89</text:p>
          </table:table-cell>
          <table:table-cell office:value-type="string">
            <text:p>SOCIOLOGIA <text:s text:c="39"/></text:p>
          </table:table-cell>
          <table:table-cell office:value-type="string">
            <text:p>Quaestio Iur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4227</text:p>
          </table:table-cell>
          <table:table-cell office:value-type="string">
            <text:p>SOCIOLOGIA <text:s text:c="39"/></text:p>
          </table:table-cell>
          <table:table-cell office:value-type="string">
            <text:p>Quórum (Alcalá de Hena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441</text:p>
          </table:table-cell>
          <table:table-cell office:value-type="string">
            <text:p>SOCIOLOGIA <text:s text:c="39"/></text:p>
          </table:table-cell>
          <table:table-cell office:value-type="string">
            <text:p>Ra Ximhai (UA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SOCIOLOGIA <text:s text:c="39"/></text:p>
          </table:table-cell>
          <table:table-cell office:value-type="string">
            <text:p>RAC Eletrô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SOCIOLOGIA <text:s text:c="39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56</text:p>
          </table:table-cell>
          <table:table-cell office:value-type="string">
            <text:p>SOCIOLOGIA <text:s text:c="39"/></text:p>
          </table:table-cell>
          <table:table-cell office:value-type="string">
            <text:p>RACE : Revista de Administração do Cesu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12</text:p>
          </table:table-cell>
          <table:table-cell office:value-type="string">
            <text:p>SOCIOLOGIA <text:s text:c="39"/></text:p>
          </table:table-cell>
          <table:table-cell office:value-type="string">
            <text:p>RACI. Revista de Administração e Ciências Contábeis do IDEA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SOCIOLOGIA <text:s text:c="39"/></text:p>
          </table:table-cell>
          <table:table-cell office:value-type="string">
            <text:p>RA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SOCIOLOGIA <text:s text:c="39"/></text:p>
          </table:table-cell>
          <table:table-cell office:value-type="string">
            <text:p>RAE Eletrôn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02</text:p>
          </table:table-cell>
          <table:table-cell office:value-type="string">
            <text:p>SOCIOLOGIA <text:s text:c="39"/></text:p>
          </table:table-cell>
          <table:table-cell office:value-type="string">
            <text:p>RAH (Mogi Guaç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SOCIOLOGIA <text:s text:c="39"/></text:p>
          </table:table-cell>
          <table:table-cell office:value-type="string">
            <text:p>Raizes (UFP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SOCIOLOGIA <text:s text:c="39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SOCIOLOGIA <text:s text:c="39"/></text:p>
          </table:table-cell>
          <table:table-cell office:value-type="string">
            <text:p>Razão e F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913</text:p>
          </table:table-cell>
          <table:table-cell office:value-type="string">
            <text:p>SOCIOLOGIA <text:s text:c="39"/></text:p>
          </table:table-cell>
          <table:table-cell office:value-type="string">
            <text:p>Razón y Revolu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00</text:p>
          </table:table-cell>
          <table:table-cell office:value-type="string">
            <text:p>SOCIOLOGIA <text:s text:c="39"/></text:p>
          </table:table-cell>
          <table:table-cell office:value-type="string">
            <text:p>RBEE. Revista Brasileira de Economia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SOCIOLOGIA <text:s text:c="39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SOCIOLOGIA <text:s text:c="39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SOCIOLOGIA <text:s text:c="39"/></text:p>
          </table:table-cell>
          <table:table-cell office:value-type="string">
            <text:p>RDE. Revista de Desenvolvimento Econô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05</text:p>
          </table:table-cell>
          <table:table-cell office:value-type="string">
            <text:p>SOCIOLOGIA <text:s text:c="39"/></text:p>
          </table:table-cell>
          <table:table-cell office:value-type="string">
            <text:p>RDI. Revista Discente Interinstitu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57</text:p>
          </table:table-cell>
          <table:table-cell office:value-type="string">
            <text:p>SOCIOLOGIA <text:s text:c="39"/></text:p>
          </table:table-cell>
          <table:table-cell office:value-type="string">
            <text:p>RDT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127</text:p>
          </table:table-cell>
          <table:table-cell office:value-type="string">
            <text:p>SOCIOLOGIA <text:s text:c="39"/></text:p>
          </table:table-cell>
          <table:table-cell office:value-type="string">
            <text:p>REA. Revista Eletrônica de Administração (Franc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SOCIOLOGIA <text:s text:c="39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736</text:p>
          </table:table-cell>
          <table:table-cell office:value-type="string">
            <text:p>SOCIOLOGIA <text:s text:c="39"/></text:p>
          </table:table-cell>
          <table:table-cell office:value-type="string">
            <text:p>REDD - Revista Espaço de Diálogo e Desconex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793</text:p>
          </table:table-cell>
          <table:table-cell office:value-type="string">
            <text:p>SOCIOLOGIA <text:s text:c="39"/></text:p>
          </table:table-cell>
          <table:table-cell office:value-type="string">
            <text:p>Redes (Barcelo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SOCIOLOGIA <text:s text:c="39"/></text:p>
          </table:table-cell>
          <table:table-cell office:value-type="string">
            <text:p>Redes (Santa Cruz do Su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0185</text:p>
          </table:table-cell>
          <table:table-cell office:value-type="string">
            <text:p>SOCIOLOGIA <text:s text:c="39"/></text:p>
          </table:table-cell>
          <table:table-cell office:value-type="string">
            <text:p>Redes, Revista Hispana para el Análisis de Rede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079</text:p>
          </table:table-cell>
          <table:table-cell office:value-type="string">
            <text:p>SOCIOLOGIA <text:s text:c="39"/></text:p>
          </table:table-cell>
          <table:table-cell office:value-type="string">
            <text:p>Redes.com (Sevil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0781</text:p>
          </table:table-cell>
          <table:table-cell office:value-type="string">
            <text:p>SOCIOLOGIA <text:s text:c="39"/></text:p>
          </table:table-cell>
          <table:table-cell office:value-type="string">
            <text:p>Reflexion Poli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43</text:p>
          </table:table-cell>
          <table:table-cell office:value-type="string">
            <text:p>SOCIOLOGIA <text:s text:c="39"/></text:p>
          </table:table-cell>
          <table:table-cell office:value-type="string">
            <text:p>Reflexões em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SOCIOLOGIA <text:s text:c="39"/></text:p>
          </table:table-cell>
          <table:table-cell office:value-type="string">
            <text:p>Reforma Agr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SOCIOLOGIA <text:s text:c="39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925</text:p>
          </table:table-cell>
          <table:table-cell office:value-type="string">
            <text:p>SOCIOLOGIA <text:s text:c="39"/></text:p>
          </table:table-cell>
          <table:table-cell office:value-type="string">
            <text:p>Región y Socieda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6-8378</text:p>
          </table:table-cell>
          <table:table-cell office:value-type="string">
            <text:p>SOCIOLOGIA <text:s text:c="39"/></text:p>
          </table:table-cell>
          <table:table-cell office:value-type="string">
            <text:p>Rele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05</text:p>
          </table:table-cell>
          <table:table-cell office:value-type="string">
            <text:p>SOCIOLOGIA <text:s text:c="39"/></text:p>
          </table:table-cell>
          <table:table-cell office:value-type="string">
            <text:p>Religare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SOCIOLOGIA <text:s text:c="39"/></text:p>
          </table:table-cell>
          <table:table-cell office:value-type="string">
            <text:p>Religi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SOCIOLOGIA <text:s text:c="39"/></text:p>
          </table:table-cell>
          <table:table-cell office:value-type="string">
            <text:p>Religião e Cultura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397</text:p>
          </table:table-cell>
          <table:table-cell office:value-type="string">
            <text:p>SOCIOLOGIA <text:s text:c="39"/></text:p>
          </table:table-cell>
          <table:table-cell office:value-type="string">
            <text:p>Religioni e Società (Napoli. Testo stampa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SOCIOLOGIA <text:s text:c="39"/></text:p>
          </table:table-cell>
          <table:table-cell office:value-type="string">
            <text:p>REME. Revista Mineira de Enferm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SOCIOLOGIA <text:s text:c="39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03</text:p>
          </table:table-cell>
          <table:table-cell office:value-type="string">
            <text:p>SOCIOLOGIA <text:s text:c="39"/></text:p>
          </table:table-cell>
          <table:table-cell office:value-type="string">
            <text:p>Repertório Teatro &amp; Danç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SOCIOLOGIA <text:s text:c="39"/></text:p>
          </table:table-cell>
          <table:table-cell office:value-type="string">
            <text:p>Reproductive Health Ma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4765</text:p>
          </table:table-cell>
          <table:table-cell office:value-type="string">
            <text:p>SOCIOLOGIA <text:s text:c="39"/></text:p>
          </table:table-cell>
          <table:table-cell office:value-type="string">
            <text:p>Res Publica (Liverpoo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5624</text:p>
          </table:table-cell>
          <table:table-cell office:value-type="string">
            <text:p>SOCIOLOGIA <text:s text:c="39"/></text:p>
          </table:table-cell>
          <table:table-cell office:value-type="string">
            <text:p>Research in Social Stratification and Mob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333</text:p>
          </table:table-cell>
          <table:table-cell office:value-type="string">
            <text:p>SOCIOLOGIA <text:s text:c="39"/></text:p>
          </table:table-cell>
          <table:table-cell office:value-type="string">
            <text:p>Research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52</text:p>
          </table:table-cell>
          <table:table-cell office:value-type="string">
            <text:p>SOCIOLOGIA <text:s text:c="39"/></text:p>
          </table:table-cell>
          <table:table-cell office:value-type="string">
            <text:p>Resenha Eleitoral - Tribunal Regional Eleitoral de Santa Cata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696</text:p>
          </table:table-cell>
          <table:table-cell office:value-type="string">
            <text:p>SOCIOLOGIA <text:s text:c="39"/></text:p>
          </table:table-cell>
          <table:table-cell office:value-type="string">
            <text:p>Rethinking Marx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SOCIOLOGIA <text:s text:c="39"/></text:p>
          </table:table-cell>
          <table:table-cell office:value-type="string">
            <text:p>Retratos de Assenta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SOCIOLOGIA <text:s text:c="39"/></text:p>
          </table:table-cell>
          <table:table-cell office:value-type="string">
            <text:p>Rever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SOCIOLOGIA <text:s text:c="39"/></text:p>
          </table:table-cell>
          <table:table-cell office:value-type="string">
            <text:p>Reverte (Indaiatu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SOCIOLOGIA <text:s text:c="39"/></text:p>
          </table:table-cell>
          <table:table-cell office:value-type="string">
            <text:p>Revés do Avess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SOCIOLOGIA <text:s text:c="39"/></text:p>
          </table:table-cell>
          <table:table-cell office:value-type="string">
            <text:p>Revista África e Afric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1X</text:p>
          </table:table-cell>
          <table:table-cell office:value-type="string">
            <text:p>SOCIOLOGIA <text:s text:c="39"/></text:p>
          </table:table-cell>
          <table:table-cell office:value-type="string">
            <text:p>Revista Agricultur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92</text:p>
          </table:table-cell>
          <table:table-cell office:value-type="string">
            <text:p>SOCIOLOGIA <text:s text:c="39"/></text:p>
          </table:table-cell>
          <table:table-cell office:value-type="string">
            <text:p>Revista Alp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929</text:p>
          </table:table-cell>
          <table:table-cell office:value-type="string">
            <text:p>SOCIOLOGIA <text:s text:c="39"/></text:p>
          </table:table-cell>
          <table:table-cell office:value-type="string">
            <text:p>Revista Amazonense de Geriatria e Geron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SOCIOLOGIA <text:s text:c="39"/></text:p>
          </table:table-cell>
          <table:table-cell office:value-type="string">
            <text:p>Revista ANGR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23X</text:p>
          </table:table-cell>
          <table:table-cell office:value-type="string">
            <text:p>SOCIOLOGIA <text:s text:c="39"/></text:p>
          </table:table-cell>
          <table:table-cell office:value-type="string">
            <text:p>Revista Anhangü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SOCIOLOGIA <text:s text:c="39"/></text:p>
          </table:table-cell>
          <table:table-cell office:value-type="string">
            <text:p>Revista ANP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SOCIOLOGIA <text:s text:c="39"/></text:p>
          </table:table-cell>
          <table:table-cell office:value-type="string">
            <text:p>Revista Anthropológ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13</text:p>
          </table:table-cell>
          <table:table-cell office:value-type="string">
            <text:p>SOCIOLOGIA <text:s text:c="39"/></text:p>
          </table:table-cell>
          <table:table-cell office:value-type="string">
            <text:p>Revista Aprendizagem (Pinhais, 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261</text:p>
          </table:table-cell>
          <table:table-cell office:value-type="string">
            <text:p>SOCIOLOGIA <text:s text:c="39"/></text:p>
          </table:table-cell>
          <table:table-cell office:value-type="string">
            <text:p>Revista Argentina de Sociolog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SOCIOLOGIA <text:s text:c="39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SOCIOLOGIA <text:s text:c="39"/></text:p>
          </table:table-cell>
          <table:table-cell office:value-type="string">
            <text:p>Revista Aul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00</text:p>
          </table:table-cell>
          <table:table-cell office:value-type="string">
            <text:p>SOCIOLOGIA <text:s text:c="39"/></text:p>
          </table:table-cell>
          <table:table-cell office:value-type="string">
            <text:p>Revista Auto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00</text:p>
          </table:table-cell>
          <table:table-cell office:value-type="string">
            <text:p>SOCIOLOGIA <text:s text:c="39"/></text:p>
          </table:table-cell>
          <table:table-cell office:value-type="string">
            <text:p>Revista Avaliação de Políticas Públ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Agro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09X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Arbitr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Ciências Crimin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Ciências do Espor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074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Comércio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1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Direito das Famílias e Sucess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Educ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Enfermagem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05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Gestão de Negócio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Históri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6X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59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e Segurança Púb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SOCIOLOGIA <text:s text:c="39"/></text:p>
          </table:table-cell>
          <table:table-cell office:value-type="string">
            <text:p>Revista Brasileira do Carib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91</text:p>
          </table:table-cell>
          <table:table-cell office:value-type="string">
            <text:p>SOCIOLOGIA <text:s text:c="39"/></text:p>
          </table:table-cell>
          <table:table-cell office:value-type="string">
            <text:p>Revista Capital Científico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8X</text:p>
          </table:table-cell>
          <table:table-cell office:value-type="string">
            <text:p>SOCIOLOGIA <text:s text:c="39"/></text:p>
          </table:table-cell>
          <table:table-cell office:value-type="string">
            <text:p>Revista CEJ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SOCIOLOGIA <text:s text:c="39"/></text:p>
          </table:table-cell>
          <table:table-cell office:value-type="string">
            <text:p>Revista Cerrados (UNIMONT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SOCIOLOGIA <text:s text:c="39"/></text:p>
          </table:table-cell>
          <table:table-cell office:value-type="string">
            <text:p>Revista Chilena de Antropología Visu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16</text:p>
          </table:table-cell>
          <table:table-cell office:value-type="string">
            <text:p>SOCIOLOGIA <text:s text:c="39"/></text:p>
          </table:table-cell>
          <table:table-cell office:value-type="string">
            <text:p>Revista Ciênc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SOCIOLOGIA <text:s text:c="39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SOCIOLOGIA <text:s text:c="39"/></text:p>
          </table:table-cell>
          <table:table-cell office:value-type="string">
            <text:p>Revista Ciências Administrativas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12</text:p>
          </table:table-cell>
          <table:table-cell office:value-type="string">
            <text:p>SOCIOLOGIA <text:s text:c="39"/></text:p>
          </table:table-cell>
          <table:table-cell office:value-type="string">
            <text:p>Revista Científica da FAM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SOCIOLOGIA <text:s text:c="39"/></text:p>
          </table:table-cell>
          <table:table-cell office:value-type="string">
            <text:p>Revista Científica da UF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652</text:p>
          </table:table-cell>
          <table:table-cell office:value-type="string">
            <text:p>SOCIOLOGIA <text:s text:c="39"/></text:p>
          </table:table-cell>
          <table:table-cell office:value-type="string">
            <text:p>Revista Científica da UNES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69</text:p>
          </table:table-cell>
          <table:table-cell office:value-type="string">
            <text:p>SOCIOLOGIA <text:s text:c="39"/></text:p>
          </table:table-cell>
          <table:table-cell office:value-type="string">
            <text:p>Revista Científica Eletrônica de Turism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269</text:p>
          </table:table-cell>
          <table:table-cell office:value-type="string">
            <text:p>SOCIOLOGIA <text:s text:c="39"/></text:p>
          </table:table-cell>
          <table:table-cell office:value-type="string">
            <text:p>Revista Cocar (UE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916</text:p>
          </table:table-cell>
          <table:table-cell office:value-type="string">
            <text:p>SOCIOLOGIA <text:s text:c="39"/></text:p>
          </table:table-cell>
          <table:table-cell office:value-type="string">
            <text:p>Revista Colombiana de Educ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59X</text:p>
          </table:table-cell>
          <table:table-cell office:value-type="string">
            <text:p>SOCIOLOGIA <text:s text:c="39"/></text:p>
          </table:table-cell>
          <table:table-cell office:value-type="string">
            <text:p>Revista Colombiana de Soc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SOCIOLOGIA <text:s text:c="39"/></text:p>
          </table:table-cell>
          <table:table-cell office:value-type="string">
            <text:p>Revista Com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22</text:p>
          </table:table-cell>
          <table:table-cell office:value-type="string">
            <text:p>SOCIOLOGIA <text:s text:c="39"/></text:p>
          </table:table-cell>
          <table:table-cell office:value-type="string">
            <text:p>Revista Comunicação Midi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075</text:p>
          </table:table-cell>
          <table:table-cell office:value-type="string">
            <text:p>SOCIOLOGIA <text:s text:c="39"/></text:p>
          </table:table-cell>
          <table:table-cell office:value-type="string">
            <text:p>Revista Configuraçõ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SOCIOLOGIA <text:s text:c="39"/></text:p>
          </table:table-cell>
          <table:table-cell office:value-type="string">
            <text:p>Revista Contemporânea (UE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47</text:p>
          </table:table-cell>
          <table:table-cell office:value-type="string">
            <text:p>SOCIOLOGIA <text:s text:c="39"/></text:p>
          </table:table-cell>
          <table:table-cell office:value-type="string">
            <text:p>Revista Contemporânea d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SOCIOLOGIA <text:s text:c="39"/></text:p>
          </table:table-cell>
          <table:table-cell office:value-type="string">
            <text:p>Revista Crítica de Ciências Socia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6581</text:p>
          </table:table-cell>
          <table:table-cell office:value-type="string">
            <text:p>SOCIOLOGIA <text:s text:c="39"/></text:p>
          </table:table-cell>
          <table:table-cell office:value-type="string">
            <text:p>Revista d'Etnologia de Cataluny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SOCIOLOGIA <text:s text:c="39"/></text:p>
          </table:table-cell>
          <table:table-cell office:value-type="string">
            <text:p>Revista da ABET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439</text:p>
          </table:table-cell>
          <table:table-cell office:value-type="string">
            <text:p>SOCIOLOGIA <text:s text:c="39"/></text:p>
          </table:table-cell>
          <table:table-cell office:value-type="string">
            <text:p>Revista da ABET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480</text:p>
          </table:table-cell>
          <table:table-cell office:value-type="string">
            <text:p>SOCIOLOGIA <text:s text:c="39"/></text:p>
          </table:table-cell>
          <table:table-cell office:value-type="string">
            <text:p>Revista da Academia Brasileira de Direito Constitu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SOCIOLOGIA <text:s text:c="39"/></text:p>
          </table:table-cell>
          <table:table-cell office:value-type="string">
            <text:p>Revista da Aj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SOCIOLOGIA <text:s text:c="39"/></text:p>
          </table:table-cell>
          <table:table-cell office:value-type="string">
            <text:p>Revista da APG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12</text:p>
          </table:table-cell>
          <table:table-cell office:value-type="string">
            <text:p>SOCIOLOGIA <text:s text:c="39"/></text:p>
          </table:table-cell>
          <table:table-cell office:value-type="string">
            <text:p>Revista da Casa da Geografia de Sob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SOCIOLOGIA <text:s text:c="39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39</text:p>
          </table:table-cell>
          <table:table-cell office:value-type="string">
            <text:p>SOCIOLOGIA <text:s text:c="39"/></text:p>
          </table:table-cell>
          <table:table-cell office:value-type="string">
            <text:p>Revista da Escola Nacional de Magistr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55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Christ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08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Direito Candido Men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Direito da UF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340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Direito da Universidade Federal de Minas Ger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38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Direito,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73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Educação (Universidade do Estado de Mato Gro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4X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de Letras. Série de Histó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429</text:p>
          </table:table-cell>
          <table:table-cell office:value-type="string">
            <text:p>SOCIOLOGIA <text:s text:c="39"/></text:p>
          </table:table-cell>
          <table:table-cell office:value-type="string">
            <text:p>Revista da Faculdade Mineira de Dire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SOCIOLOGIA <text:s text:c="39"/></text:p>
          </table:table-cell>
          <table:table-cell office:value-type="string">
            <text:p>Revista da FAPESE de Pesquisa e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61</text:p>
          </table:table-cell>
          <table:table-cell office:value-type="string">
            <text:p>SOCIOLOGIA <text:s text:c="39"/></text:p>
          </table:table-cell>
          <table:table-cell office:value-type="string">
            <text:p>Revista da FARN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872</text:p>
          </table:table-cell>
          <table:table-cell office:value-type="string">
            <text:p>SOCIOLOGIA <text:s text:c="39"/></text:p>
          </table:table-cell>
          <table:table-cell office:value-type="string">
            <text:p>Revista da Gestão Costeira Integr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SOCIOLOGIA <text:s text:c="39"/></text:p>
          </table:table-cell>
          <table:table-cell office:value-type="string">
            <text:p>Revista da Rede de Enfermagem do Nordes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SOCIOLOGIA <text:s text:c="39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SOCIOLOGIA <text:s text:c="39"/></text:p>
          </table:table-cell>
          <table:table-cell office:value-type="string">
            <text:p>Revista da UNIFEB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547</text:p>
          </table:table-cell>
          <table:table-cell office:value-type="string">
            <text:p>SOCIOLOGIA <text:s text:c="39"/></text:p>
          </table:table-cell>
          <table:table-cell office:value-type="string">
            <text:p>Revista da Universidade de Aveiro (Letr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16</text:p>
          </table:table-cell>
          <table:table-cell office:value-type="string">
            <text:p>SOCIOLOGIA <text:s text:c="39"/></text:p>
          </table:table-cell>
          <table:table-cell office:value-type="string">
            <text:p>Revista Dataveni@ (UE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SOCIOLOGIA <text:s text:c="39"/></text:p>
          </table:table-cell>
          <table:table-cell office:value-type="string">
            <text:p>Revista de Administração (FEA-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SOCIOLOGIA <text:s text:c="39"/></text:p>
          </table:table-cell>
          <table:table-cell office:value-type="string">
            <text:p>Revista de Administração da FEAD-M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SOCIOLOGIA <text:s text:c="39"/></text:p>
          </table:table-cell>
          <table:table-cell office:value-type="string">
            <text:p>Revista de Administração Municip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SOCIOLOGIA <text:s text:c="39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SOCIOLOGIA <text:s text:c="39"/></text:p>
          </table:table-cell>
          <table:table-cell office:value-type="string">
            <text:p>Revista de Antropologia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558X</text:p>
          </table:table-cell>
          <table:table-cell office:value-type="string">
            <text:p>SOCIOLOGIA <text:s text:c="39"/></text:p>
          </table:table-cell>
          <table:table-cell office:value-type="string">
            <text:p>Revista de Antropologí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SOCIOLOGIA <text:s text:c="39"/></text:p>
          </table:table-cell>
          <table:table-cell office:value-type="string">
            <text:p>Revista de AP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363</text:p>
          </table:table-cell>
          <table:table-cell office:value-type="string">
            <text:p>SOCIOLOGIA <text:s text:c="39"/></text:p>
          </table:table-cell>
          <table:table-cell office:value-type="string">
            <text:p>Revista de AP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62</text:p>
          </table:table-cell>
          <table:table-cell office:value-type="string">
            <text:p>SOCIOLOGIA <text:s text:c="39"/></text:p>
          </table:table-cell>
          <table:table-cell office:value-type="string">
            <text:p>Revista de Arbitragem e Medi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20</text:p>
          </table:table-cell>
          <table:table-cell office:value-type="string">
            <text:p>SOCIOLOGIA <text:s text:c="39"/></text:p>
          </table:table-cell>
          <table:table-cell office:value-type="string">
            <text:p>Revista de Arqueologia (Sociedade de Arqueologia Brasilei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22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 &amp; Tecnologia (UNI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99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is Sociais (UG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da Administração (CAD/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698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Humanas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Sociais (Fortale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862</text:p>
          </table:table-cell>
          <table:table-cell office:value-type="string">
            <text:p>SOCIOLOGIA <text:s text:c="39"/></text:p>
          </table:table-cell>
          <table:table-cell office:value-type="string">
            <text:p>Revista de Ciências Sociais da UF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638</text:p>
          </table:table-cell>
          <table:table-cell office:value-type="string">
            <text:p>SOCIOLOGIA <text:s text:c="39"/></text:p>
          </table:table-cell>
          <table:table-cell office:value-type="string">
            <text:p>Revista de Derecho Internacional y del Mercosu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8X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(Ita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007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Administ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2X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Constitucional e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07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de Informática e Telecomunicaç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05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do Consumid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do Trabalh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92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893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Internacional e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49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Mercantil Industrial, Econômico e Financ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 Sani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SOCIOLOGIA <text:s text:c="39"/></text:p>
          </table:table-cell>
          <table:table-cell office:value-type="string">
            <text:p>Revista de Direitos Difus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71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Agrí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02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Mackenzi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0162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ía Mund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Polí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74</text:p>
          </table:table-cell>
          <table:table-cell office:value-type="string">
            <text:p>SOCIOLOGIA <text:s text:c="39"/></text:p>
          </table:table-cell>
          <table:table-cell office:value-type="string">
            <text:p>Revista de Economia Política e História Econô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SOCIOLOGIA <text:s text:c="39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SOCIOLOGIA <text:s text:c="39"/></text:p>
          </table:table-cell>
          <table:table-cell office:value-type="string">
            <text:p>Revista de Educação Publica (UFM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89</text:p>
          </table:table-cell>
          <table:table-cell office:value-type="string">
            <text:p>SOCIOLOGIA <text:s text:c="39"/></text:p>
          </table:table-cell>
          <table:table-cell office:value-type="string">
            <text:p>Revista de Estudios Soci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SOCIOLOGIA <text:s text:c="39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79</text:p>
          </table:table-cell>
          <table:table-cell office:value-type="string">
            <text:p>SOCIOLOGIA <text:s text:c="39"/></text:p>
          </table:table-cell>
          <table:table-cell office:value-type="string">
            <text:p>Revista de Estudos e Pesquisas (Fundação Nacional do Índi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639</text:p>
          </table:table-cell>
          <table:table-cell office:value-type="string">
            <text:p>SOCIOLOGIA <text:s text:c="39"/></text:p>
          </table:table-cell>
          <table:table-cell office:value-type="string">
            <text:p>Revista de Estudos e Pesquisas Sobre as Amér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SOCIOLOGIA <text:s text:c="39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96</text:p>
          </table:table-cell>
          <table:table-cell office:value-type="string">
            <text:p>SOCIOLOGIA <text:s text:c="39"/></text:p>
          </table:table-cell>
          <table:table-cell office:value-type="string">
            <text:p>Revista de Filosofia SEA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43</text:p>
          </table:table-cell>
          <table:table-cell office:value-type="string">
            <text:p>SOCIOLOGIA <text:s text:c="39"/></text:p>
          </table:table-cell>
          <table:table-cell office:value-type="string">
            <text:p>Revista de Filosofia: Aurora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SOCIOLOGIA <text:s text:c="39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20</text:p>
          </table:table-cell>
          <table:table-cell office:value-type="string">
            <text:p>SOCIOLOGIA <text:s text:c="39"/></text:p>
          </table:table-cell>
          <table:table-cell office:value-type="string">
            <text:p>Revista de História (UF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SOCIOLOGIA <text:s text:c="39"/></text:p>
          </table:table-cell>
          <table:table-cell office:value-type="string">
            <text:p>Revista de História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5X</text:p>
          </table:table-cell>
          <table:table-cell office:value-type="string">
            <text:p>SOCIOLOGIA <text:s text:c="39"/></text:p>
          </table:table-cell>
          <table:table-cell office:value-type="string">
            <text:p>Revista de Informação Legisla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SOCIOLOGIA <text:s text:c="39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12</text:p>
          </table:table-cell>
          <table:table-cell office:value-type="string">
            <text:p>SOCIOLOGIA <text:s text:c="39"/></text:p>
          </table:table-cell>
          <table:table-cell office:value-type="string">
            <text:p>Revista de Iniciação Científica da F.F.C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79</text:p>
          </table:table-cell>
          <table:table-cell office:value-type="string">
            <text:p>SOCIOLOGIA <text:s text:c="39"/></text:p>
          </table:table-cell>
          <table:table-cell office:value-type="string">
            <text:p>Revista de Italianís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SOCIOLOGIA <text:s text:c="39"/></text:p>
          </table:table-cell>
          <table:table-cell office:value-type="string">
            <text:p>Revista de la CEP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2760</text:p>
          </table:table-cell>
          <table:table-cell office:value-type="string">
            <text:p>SOCIOLOGIA <text:s text:c="39"/></text:p>
          </table:table-cell>
          <table:table-cell office:value-type="string">
            <text:p>Revista de la Educación Super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6184</text:p>
          </table:table-cell>
          <table:table-cell office:value-type="string">
            <text:p>SOCIOLOGIA <text:s text:c="39"/></text:p>
          </table:table-cell>
          <table:table-cell office:value-type="string">
            <text:p>Revista de la Facultad de Agronomía. Universidad Nacional de La Pamp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505</text:p>
          </table:table-cell>
          <table:table-cell office:value-type="string">
            <text:p>SOCIOLOGIA <text:s text:c="39"/></text:p>
          </table:table-cell>
          <table:table-cell office:value-type="string">
            <text:p>Revista de Letras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SOCIOLOGIA <text:s text:c="39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SOCIOLOGIA <text:s text:c="39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SOCIOLOGIA <text:s text:c="39"/></text:p>
          </table:table-cell>
          <table:table-cell office:value-type="string">
            <text:p>Revista de Política Agrí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SOCIOLOGIA <text:s text:c="39"/></text:p>
          </table:table-cell>
          <table:table-cell office:value-type="string">
            <text:p>Revista de Politicas Publicas (UF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934</text:p>
          </table:table-cell>
          <table:table-cell office:value-type="string">
            <text:p>SOCIOLOGIA <text:s text:c="39"/></text:p>
          </table:table-cell>
          <table:table-cell office:value-type="string">
            <text:p>Revista de Psicologia e de Ciências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748</text:p>
          </table:table-cell>
          <table:table-cell office:value-type="string">
            <text:p>SOCIOLOGIA <text:s text:c="39"/></text:p>
          </table:table-cell>
          <table:table-cell office:value-type="string">
            <text:p>Revista de Psicología Social (Ed. Impr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SOCIOLOGIA <text:s text:c="39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73</text:p>
          </table:table-cell>
          <table:table-cell office:value-type="string">
            <text:p>SOCIOLOGIA <text:s text:c="39"/></text:p>
          </table:table-cell>
          <table:table-cell office:value-type="string">
            <text:p>Revista de Sociologia e Polí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SOCIOLOGIA <text:s text:c="39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93</text:p>
          </table:table-cell>
          <table:table-cell office:value-type="string">
            <text:p>SOCIOLOGIA <text:s text:c="39"/></text:p>
          </table:table-cell>
          <table:table-cell office:value-type="string">
            <text:p>Revista de Teologia e Ciências da Religião da UNICA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580X</text:p>
          </table:table-cell>
          <table:table-cell office:value-type="string">
            <text:p>SOCIOLOGIA <text:s text:c="39"/></text:p>
          </table:table-cell>
          <table:table-cell office:value-type="string">
            <text:p>Revista de Universidad y Sociedad del Conocimi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2011</text:p>
          </table:table-cell>
          <table:table-cell office:value-type="string">
            <text:p>SOCIOLOGIA <text:s text:c="39"/></text:p>
          </table:table-cell>
          <table:table-cell office:value-type="string">
            <text:p>Revista Debate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69</text:p>
          </table:table-cell>
          <table:table-cell office:value-type="string">
            <text:p>SOCIOLOGIA <text:s text:c="39"/></text:p>
          </table:table-cell>
          <table:table-cell office:value-type="string">
            <text:p>Revista Debates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4713</text:p>
          </table:table-cell>
          <table:table-cell office:value-type="string">
            <text:p>SOCIOLOGIA <text:s text:c="39"/></text:p>
          </table:table-cell>
          <table:table-cell office:value-type="string">
            <text:p>Revista del CES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SOCIOLOGIA <text:s text:c="39"/></text:p>
          </table:table-cell>
          <table:table-cell office:value-type="string">
            <text:p>Revista Desen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SOCIOLOGIA <text:s text:c="39"/></text:p>
          </table:table-cell>
          <table:table-cell office:value-type="string">
            <text:p>Revista Diálog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5X</text:p>
          </table:table-cell>
          <table:table-cell office:value-type="string">
            <text:p>SOCIOLOGIA <text:s text:c="39"/></text:p>
          </table:table-cell>
          <table:table-cell office:value-type="string">
            <text:p>Revista Digital de Biblioteconomia e Ciência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432</text:p>
          </table:table-cell>
          <table:table-cell office:value-type="string">
            <text:p>SOCIOLOGIA <text:s text:c="39"/></text:p>
          </table:table-cell>
          <table:table-cell office:value-type="string">
            <text:p>Revista Direito G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SOCIOLOGIA <text:s text:c="39"/></text:p>
          </table:table-cell>
          <table:table-cell office:value-type="string">
            <text:p>Revista do Arquivo Publico Min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49</text:p>
          </table:table-cell>
          <table:table-cell office:value-type="string">
            <text:p>SOCIOLOGIA <text:s text:c="39"/></text:p>
          </table:table-cell>
          <table:table-cell office:value-type="string">
            <text:p>Revista do BN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68</text:p>
          </table:table-cell>
          <table:table-cell office:value-type="string">
            <text:p>SOCIOLOGIA <text:s text:c="39"/></text:p>
          </table:table-cell>
          <table:table-cell office:value-type="string">
            <text:p>Revista do CEA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13</text:p>
          </table:table-cell>
          <table:table-cell office:value-type="string">
            <text:p>SOCIOLOGIA <text:s text:c="39"/></text:p>
          </table:table-cell>
          <table:table-cell office:value-type="string">
            <text:p>Revista do Centro de Ciências Sociais e Humanas, Universidade Federal de Santa Maria (Cessou em 198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24</text:p>
          </table:table-cell>
          <table:table-cell office:value-type="string">
            <text:p>SOCIOLOGIA <text:s text:c="39"/></text:p>
          </table:table-cell>
          <table:table-cell office:value-type="string">
            <text:p>Revista do Curso de Direito (Brasília.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713</text:p>
          </table:table-cell>
          <table:table-cell office:value-type="string">
            <text:p>SOCIOLOGIA <text:s text:c="39"/></text:p>
          </table:table-cell>
          <table:table-cell office:value-type="string">
            <text:p>Revista do Curso de Relações Internacionais (UNI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SOCIOLOGIA <text:s text:c="39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53</text:p>
          </table:table-cell>
          <table:table-cell office:value-type="string">
            <text:p>SOCIOLOGIA <text:s text:c="39"/></text:p>
          </table:table-cell>
          <table:table-cell office:value-type="string">
            <text:p>Revista do Grupo Mídia e Et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de Ciência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100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de Pesquisas e Estu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85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do Ceará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683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dos Advogados de Sã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47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Histórico e Geográfico de Sergi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SOCIOLOGIA <text:s text:c="39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40</text:p>
          </table:table-cell>
          <table:table-cell office:value-type="string">
            <text:p>SOCIOLOGIA <text:s text:c="39"/></text:p>
          </table:table-cell>
          <table:table-cell office:value-type="string">
            <text:p>Revista do ISA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97</text:p>
          </table:table-cell>
          <table:table-cell office:value-type="string">
            <text:p>SOCIOLOGIA <text:s text:c="39"/></text:p>
          </table:table-cell>
          <table:table-cell office:value-type="string">
            <text:p>Revista do Mestrado em Educação (Cessou em 2007. Cont. ISSN 1983-6597 Revista Tempos e Espaços em Educaç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SOCIOLOGIA <text:s text:c="39"/></text:p>
          </table:table-cell>
          <table:table-cell office:value-type="string">
            <text:p>Revista do Museu de Arqueologia e Etn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355</text:p>
          </table:table-cell>
          <table:table-cell office:value-type="string">
            <text:p>SOCIOLOGIA <text:s text:c="39"/></text:p>
          </table:table-cell>
          <table:table-cell office:value-type="string">
            <text:p>Revista do Museu Nacional (Cessou em 194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96</text:p>
          </table:table-cell>
          <table:table-cell office:value-type="string">
            <text:p>SOCIOLOGIA <text:s text:c="39"/></text:p>
          </table:table-cell>
          <table:table-cell office:value-type="string">
            <text:p>Revista do NUPE (FD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SOCIOLOGIA <text:s text:c="39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SOCIOLOGIA <text:s text:c="39"/></text:p>
          </table:table-cell>
          <table:table-cell office:value-type="string">
            <text:p>Revista do Serviço Públ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SOCIOLOGIA <text:s text:c="39"/></text:p>
          </table:table-cell>
          <table:table-cell office:value-type="string">
            <text:p>Revista dos Tribunai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SOCIOLOGIA <text:s text:c="39"/></text:p>
          </table:table-cell>
          <table:table-cell office:value-type="string">
            <text:p>Revista Econômica do Nordes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SOCIOLOGIA <text:s text:c="39"/></text:p>
          </table:table-cell>
          <table:table-cell office:value-type="string">
            <text:p>Revista Educação e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02</text:p>
          </table:table-cell>
          <table:table-cell office:value-type="string">
            <text:p>SOCIOLOGIA <text:s text:c="39"/></text:p>
          </table:table-cell>
          <table:table-cell office:value-type="string">
            <text:p>Revista Educação em Quest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47</text:p>
          </table:table-cell>
          <table:table-cell office:value-type="string">
            <text:p>SOCIOLOGIA <text:s text:c="39"/></text:p>
          </table:table-cell>
          <table:table-cell office:value-type="string">
            <text:p>Revista Educação no (Con)Texto (IC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SOCIOLOGIA <text:s text:c="39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59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de História do Brasi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91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Direito e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285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FJA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40</text:p>
          </table:table-cell>
          <table:table-cell office:value-type="string">
            <text:p>SOCIOLOGIA <text:s text:c="39"/></text:p>
          </table:table-cell>
          <table:table-cell office:value-type="string">
            <text:p>Revista Eletrônica Jus Vigilantib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SOCIOLOGIA <text:s text:c="39"/></text:p>
          </table:table-cell>
          <table:table-cell office:value-type="string">
            <text:p>Revista Enfoqu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SOCIOLOGIA <text:s text:c="39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8X</text:p>
          </table:table-cell>
          <table:table-cell office:value-type="string">
            <text:p>SOCIOLOGIA <text:s text:c="39"/></text:p>
          </table:table-cell>
          <table:table-cell office:value-type="string">
            <text:p>Revista Espaço da Sop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875</text:p>
          </table:table-cell>
          <table:table-cell office:value-type="string">
            <text:p>SOCIOLOGIA <text:s text:c="39"/></text:p>
          </table:table-cell>
          <table:table-cell office:value-type="string">
            <text:p>Revista Española de Desarrollo y Cooper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SOCIOLOGIA <text:s text:c="39"/></text:p>
          </table:table-cell>
          <table:table-cell office:value-type="string">
            <text:p>Revista Estudos Feministas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SOCIOLOGIA <text:s text:c="39"/></text:p>
          </table:table-cell>
          <table:table-cell office:value-type="string">
            <text:p>Revista FAFIBE On L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SOCIOLOGIA <text:s text:c="39"/></text:p>
          </table:table-cell>
          <table:table-cell office:value-type="string">
            <text:p>Revista FAMEC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SOCIOLOGIA <text:s text:c="39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17</text:p>
          </table:table-cell>
          <table:table-cell office:value-type="string">
            <text:p>SOCIOLOGIA <text:s text:c="39"/></text:p>
          </table:table-cell>
          <table:table-cell office:value-type="string">
            <text:p>Revista FE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SOCIOLOGIA <text:s text:c="39"/></text:p>
          </table:table-cell>
          <table:table-cell office:value-type="string">
            <text:p>Revista Filosofaz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5650</text:p>
          </table:table-cell>
          <table:table-cell office:value-type="string">
            <text:p>SOCIOLOGIA <text:s text:c="39"/></text:p>
          </table:table-cell>
          <table:table-cell office:value-type="string">
            <text:p>Revista Filosofia do Direito e Intersubjetiv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851</text:p>
          </table:table-cell>
          <table:table-cell office:value-type="string">
            <text:p>SOCIOLOGIA <text:s text:c="39"/></text:p>
          </table:table-cell>
          <table:table-cell office:value-type="string">
            <text:p>Revista Filosófica de Coim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2559</text:p>
          </table:table-cell>
          <table:table-cell office:value-type="string">
            <text:p>SOCIOLOGIA <text:s text:c="39"/></text:p>
          </table:table-cell>
          <table:table-cell office:value-type="string">
            <text:p>Revista Fo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SOCIOLOGIA <text:s text:c="39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498</text:p>
          </table:table-cell>
          <table:table-cell office:value-type="string">
            <text:p>SOCIOLOGIA <text:s text:c="39"/></text:p>
          </table:table-cell>
          <table:table-cell office:value-type="string">
            <text:p>Revista Fuerzas Armadas y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2799</text:p>
          </table:table-cell>
          <table:table-cell office:value-type="string">
            <text:p>SOCIOLOGIA <text:s text:c="39"/></text:p>
          </table:table-cell>
          <table:table-cell office:value-type="string">
            <text:p>Revista Galega de Econom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SOCIOLOGIA <text:s text:c="39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9X</text:p>
          </table:table-cell>
          <table:table-cell office:value-type="string">
            <text:p>SOCIOLOGIA <text:s text:c="39"/></text:p>
          </table:table-cell>
          <table:table-cell office:value-type="string">
            <text:p>Revista Geografar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SOCIOLOGIA <text:s text:c="39"/></text:p>
          </table:table-cell>
          <table:table-cell office:value-type="string">
            <text:p>Revista Hispeci &amp; Lem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SOCIOLOGIA <text:s text:c="39"/></text:p>
          </table:table-cell>
          <table:table-cell office:value-type="string">
            <text:p>Revista HISTEDBR On-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SOCIOLOGIA <text:s text:c="39"/></text:p>
          </table:table-cell>
          <table:table-cell office:value-type="string">
            <text:p>Revista História &amp; Luta de Clas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5X</text:p>
          </table:table-cell>
          <table:table-cell office:value-type="string">
            <text:p>SOCIOLOGIA <text:s text:c="39"/></text:p>
          </table:table-cell>
          <table:table-cell office:value-type="string">
            <text:p>Revista Hospita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7X</text:p>
          </table:table-cell>
          <table:table-cell office:value-type="string">
            <text:p>SOCIOLOGIA <text:s text:c="39"/></text:p>
          </table:table-cell>
          <table:table-cell office:value-type="string">
            <text:p>Revista ID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976</text:p>
          </table:table-cell>
          <table:table-cell office:value-type="string">
            <text:p>SOCIOLOGIA <text:s text:c="39"/></text:p>
          </table:table-cell>
          <table:table-cell office:value-type="string">
            <text:p>Revista Interamericana de Bibliote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33</text:p>
          </table:table-cell>
          <table:table-cell office:value-type="string">
            <text:p>SOCIOLOGIA <text:s text:c="39"/></text:p>
          </table:table-cell>
          <table:table-cell office:value-type="string">
            <text:p>Revista Interfaces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60</text:p>
          </table:table-cell>
          <table:table-cell office:value-type="string">
            <text:p>SOCIOLOGIA <text:s text:c="39"/></text:p>
          </table:table-cell>
          <table:table-cell office:value-type="string">
            <text:p>Revista Internacional de Folk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712</text:p>
          </table:table-cell>
          <table:table-cell office:value-type="string">
            <text:p>SOCIOLOGIA <text:s text:c="39"/></text:p>
          </table:table-cell>
          <table:table-cell office:value-type="string">
            <text:p>Revista Internacional de Sociologí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548</text:p>
          </table:table-cell>
          <table:table-cell office:value-type="string">
            <text:p>SOCIOLOGIA <text:s text:c="39"/></text:p>
          </table:table-cell>
          <table:table-cell office:value-type="string">
            <text:p>Revista Internacional del Trabajo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804</text:p>
          </table:table-cell>
          <table:table-cell office:value-type="string">
            <text:p>SOCIOLOGIA <text:s text:c="39"/></text:p>
          </table:table-cell>
          <table:table-cell office:value-type="string">
            <text:p>Revista IOB de Direito Penal e Processual Pe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56</text:p>
          </table:table-cell>
          <table:table-cell office:value-type="string">
            <text:p>SOCIOLOGIA <text:s text:c="39"/></text:p>
          </table:table-cell>
          <table:table-cell office:value-type="string">
            <text:p>Revista Janus (Lore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506</text:p>
          </table:table-cell>
          <table:table-cell office:value-type="string">
            <text:p>SOCIOLOGIA <text:s text:c="39"/></text:p>
          </table:table-cell>
          <table:table-cell office:value-type="string">
            <text:p>Revista Jurídica (FI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79</text:p>
          </table:table-cell>
          <table:table-cell office:value-type="string">
            <text:p>SOCIOLOGIA <text:s text:c="39"/></text:p>
          </table:table-cell>
          <table:table-cell office:value-type="string">
            <text:p>Revista juridica (Porto Alegre. 195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65</text:p>
          </table:table-cell>
          <table:table-cell office:value-type="string">
            <text:p>SOCIOLOGIA <text:s text:c="39"/></text:p>
          </table:table-cell>
          <table:table-cell office:value-type="string">
            <text:p>Revista Jurídica Consule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60</text:p>
          </table:table-cell>
          <table:table-cell office:value-type="string">
            <text:p>SOCIOLOGIA <text:s text:c="39"/></text:p>
          </table:table-cell>
          <table:table-cell office:value-type="string">
            <text:p>Revista Jurídica da Faculdade Un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SOCIOLOGIA <text:s text:c="39"/></text:p>
          </table:table-cell>
          <table:table-cell office:value-type="string">
            <text:p>Revista Kairó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SOCIOLOGIA <text:s text:c="39"/></text:p>
          </table:table-cell>
          <table:table-cell office:value-type="string">
            <text:p>Revista Katálys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SOCIOLOGIA <text:s text:c="39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26</text:p>
          </table:table-cell>
          <table:table-cell office:value-type="string">
            <text:p>SOCIOLOGIA <text:s text:c="39"/></text:p>
          </table:table-cell>
          <table:table-cell office:value-type="string">
            <text:p>Revista Latinoamericana de Ciencias de la Comunic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311</text:p>
          </table:table-cell>
          <table:table-cell office:value-type="string">
            <text:p>SOCIOLOGIA <text:s text:c="39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SOCIOLOGIA <text:s text:c="39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92</text:p>
          </table:table-cell>
          <table:table-cell office:value-type="string">
            <text:p>SOCIOLOGIA <text:s text:c="39"/></text:p>
          </table:table-cell>
          <table:table-cell office:value-type="string">
            <text:p>Revista LEV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SOCIOLOGIA <text:s text:c="39"/></text:p>
          </table:table-cell>
          <table:table-cell office:value-type="string">
            <text:p>Revista LTr. Legislação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527</text:p>
          </table:table-cell>
          <table:table-cell office:value-type="string">
            <text:p>SOCIOLOGIA <text:s text:c="39"/></text:p>
          </table:table-cell>
          <table:table-cell office:value-type="string">
            <text:p>Revista M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SOCIOLOGIA <text:s text:c="39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05</text:p>
          </table:table-cell>
          <table:table-cell office:value-type="string">
            <text:p>SOCIOLOGIA <text:s text:c="39"/></text:p>
          </table:table-cell>
          <table:table-cell office:value-type="string">
            <text:p>Revista Matriz (IMM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SOCIOLOGIA <text:s text:c="39"/></text:p>
          </table:table-cell>
          <table:table-cell office:value-type="string">
            <text:p>Revista Medi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6666</text:p>
          </table:table-cell>
          <table:table-cell office:value-type="string">
            <text:p>SOCIOLOGIA <text:s text:c="39"/></text:p>
          </table:table-cell>
          <table:table-cell office:value-type="string">
            <text:p>Revista Mexicana de Investigación Educativ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SOCIOLOGIA <text:s text:c="39"/></text:p>
          </table:table-cell>
          <table:table-cell office:value-type="string">
            <text:p>Revista Múltipla (UP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SOCIOLOGIA <text:s text:c="39"/></text:p>
          </table:table-cell>
          <table:table-cell office:value-type="string">
            <text:p>Revista NERA (UNE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085X</text:p>
          </table:table-cell>
          <table:table-cell office:value-type="string">
            <text:p>SOCIOLOGIA <text:s text:c="39"/></text:p>
          </table:table-cell>
          <table:table-cell office:value-type="string">
            <text:p>Revista Nova Tesis de Derecho Laboral y Relaciones del Trabaj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6X</text:p>
          </table:table-cell>
          <table:table-cell office:value-type="string">
            <text:p>SOCIOLOGIA <text:s text:c="39"/></text:p>
          </table:table-cell>
          <table:table-cell office:value-type="string">
            <text:p>Revista nu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5X</text:p>
          </table:table-cell>
          <table:table-cell office:value-type="string">
            <text:p>SOCIOLOGIA <text:s text:c="39"/></text:p>
          </table:table-cell>
          <table:table-cell office:value-type="string">
            <text:p>Revista Observatório Itaú 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SOCIOLOGIA <text:s text:c="39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SOCIOLOGIA <text:s text:c="39"/></text:p>
          </table:table-cell>
          <table:table-cell office:value-type="string">
            <text:p>Revista Paranaense d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SOCIOLOGIA <text:s text:c="39"/></text:p>
          </table:table-cell>
          <table:table-cell office:value-type="string">
            <text:p>Revista Pedagógica (Chapecó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25</text:p>
          </table:table-cell>
          <table:table-cell office:value-type="string">
            <text:p>SOCIOLOGIA <text:s text:c="39"/></text:p>
          </table:table-cell>
          <table:table-cell office:value-type="string">
            <text:p>Revista Pegada Eletrôn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57</text:p>
          </table:table-cell>
          <table:table-cell office:value-type="string">
            <text:p>SOCIOLOGIA <text:s text:c="39"/></text:p>
          </table:table-cell>
          <table:table-cell office:value-type="string">
            <text:p>Revista Pesquisa Qualita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SOCIOLOGIA <text:s text:c="39"/></text:p>
          </table:table-cell>
          <table:table-cell office:value-type="string">
            <text:p>Revista Philolog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913</text:p>
          </table:table-cell>
          <table:table-cell office:value-type="string">
            <text:p>SOCIOLOGIA <text:s text:c="39"/></text:p>
          </table:table-cell>
          <table:table-cell office:value-type="string">
            <text:p>Revista Philosoph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76</text:p>
          </table:table-cell>
          <table:table-cell office:value-type="string">
            <text:p>SOCIOLOGIA <text:s text:c="39"/></text:p>
          </table:table-cell>
          <table:table-cell office:value-type="string">
            <text:p>Revista PJ:B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187</text:p>
          </table:table-cell>
          <table:table-cell office:value-type="string">
            <text:p>SOCIOLOGIA <text:s text:c="39"/></text:p>
          </table:table-cell>
          <table:table-cell office:value-type="string">
            <text:p>Revista Portuguesa de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1336</text:p>
          </table:table-cell>
          <table:table-cell office:value-type="string">
            <text:p>SOCIOLOGIA <text:s text:c="39"/></text:p>
          </table:table-cell>
          <table:table-cell office:value-type="string">
            <text:p>Revista Portuguesa de História do Liv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527</text:p>
          </table:table-cell>
          <table:table-cell office:value-type="string">
            <text:p>SOCIOLOGIA <text:s text:c="39"/></text:p>
          </table:table-cell>
          <table:table-cell office:value-type="string">
            <text:p>Revista Pós Ciência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SOCIOLOGIA <text:s text:c="39"/></text:p>
          </table:table-cell>
          <table:table-cell office:value-type="string">
            <text:p>Revista Psicologia Polí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6581</text:p>
          </table:table-cell>
          <table:table-cell office:value-type="string">
            <text:p>SOCIOLOGIA <text:s text:c="39"/></text:p>
          </table:table-cell>
          <table:table-cell office:value-type="string">
            <text:p>Revista Ques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372</text:p>
          </table:table-cell>
          <table:table-cell office:value-type="string">
            <text:p>SOCIOLOGIA <text:s text:c="39"/></text:p>
          </table:table-cell>
          <table:table-cell office:value-type="string">
            <text:p>Revista Rhêtorikê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SOCIOLOGIA <text:s text:c="39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SOCIOLOGIA <text:s text:c="39"/></text:p>
          </table:table-cell>
          <table:table-cell office:value-type="string">
            <text:p>Revista Theomai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SOCIOLOGIA <text:s text:c="39"/></text:p>
          </table:table-cell>
          <table:table-cell office:value-type="string">
            <text:p>Revista Turismo &amp;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SOCIOLOGIA <text:s text:c="39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SOCIOLOGIA <text:s text:c="39"/></text:p>
          </table:table-cell>
          <table:table-cell office:value-type="string">
            <text:p>Revista 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7246</text:p>
          </table:table-cell>
          <table:table-cell office:value-type="string">
            <text:p>SOCIOLOGIA <text:s text:c="39"/></text:p>
          </table:table-cell>
          <table:table-cell office:value-type="string">
            <text:p>Revista Vasca de Derecho Procesal y Arbitra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6411</text:p>
          </table:table-cell>
          <table:table-cell office:value-type="string">
            <text:p>SOCIOLOGIA <text:s text:c="39"/></text:p>
          </table:table-cell>
          <table:table-cell office:value-type="string">
            <text:p>Revista Venezolana de Economía y Ciencia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SOCIOLOGIA <text:s text:c="39"/></text:p>
          </table:table-cell>
          <table:table-cell office:value-type="string">
            <text:p>Revista Ver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5759</text:p>
          </table:table-cell>
          <table:table-cell office:value-type="string">
            <text:p>SOCIOLOGIA <text:s text:c="39"/></text:p>
          </table:table-cell>
          <table:table-cell office:value-type="string">
            <text:p>Revista Via I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494</text:p>
          </table:table-cell>
          <table:table-cell office:value-type="string">
            <text:p>SOCIOLOGIA <text:s text:c="39"/></text:p>
          </table:table-cell>
          <table:table-cell office:value-type="string">
            <text:p>Revista VIS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21</text:p>
          </table:table-cell>
          <table:table-cell office:value-type="string">
            <text:p>SOCIOLOGIA <text:s text:c="39"/></text:p>
          </table:table-cell>
          <table:table-cell office:value-type="string">
            <text:p>Revista Z Cultur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776</text:p>
          </table:table-cell>
          <table:table-cell office:value-type="string">
            <text:p>SOCIOLOGIA <text:s text:c="39"/></text:p>
          </table:table-cell>
          <table:table-cell office:value-type="string">
            <text:p>Revue de Synthes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5642</text:p>
          </table:table-cell>
          <table:table-cell office:value-type="string">
            <text:p>SOCIOLOGIA <text:s text:c="39"/></text:p>
          </table:table-cell>
          <table:table-cell office:value-type="string">
            <text:p>Revue du MAUSS (Cessou em 1992. Cont. ISSN 1247-4819 Revue du MAUSS Semestriell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7-4819</text:p>
          </table:table-cell>
          <table:table-cell office:value-type="string">
            <text:p>SOCIOLOGIA <text:s text:c="39"/></text:p>
          </table:table-cell>
          <table:table-cell office:value-type="string">
            <text:p>Revue du MAUSS Semestriell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4-4590</text:p>
          </table:table-cell>
          <table:table-cell office:value-type="string">
            <text:p>SOCIOLOGIA <text:s text:c="39"/></text:p>
          </table:table-cell>
          <table:table-cell office:value-type="string">
            <text:p>Revue Internationale d'Éducation Sèv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701</text:p>
          </table:table-cell>
          <table:table-cell office:value-type="string">
            <text:p>SOCIOLOGIA <text:s text:c="39"/></text:p>
          </table:table-cell>
          <table:table-cell office:value-type="string">
            <text:p>Revue Internationale de Sociolog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7963</text:p>
          </table:table-cell>
          <table:table-cell office:value-type="string">
            <text:p>SOCIOLOGIA <text:s text:c="39"/></text:p>
          </table:table-cell>
          <table:table-cell office:value-type="string">
            <text:p>Revue Juridique Thémis (197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8882</text:p>
          </table:table-cell>
          <table:table-cell office:value-type="string">
            <text:p>SOCIOLOGIA <text:s text:c="39"/></text:p>
          </table:table-cell>
          <table:table-cell office:value-type="string">
            <text:p>Revue Tiers Mon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2X</text:p>
          </table:table-cell>
          <table:table-cell office:value-type="string">
            <text:p>SOCIOLOGIA <text:s text:c="39"/></text:p>
          </table:table-cell>
          <table:table-cell office:value-type="string">
            <text:p>RILA. Revista de Integração Latino-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SOCIOLOGIA <text:s text:c="39"/></text:p>
          </table:table-cell>
          <table:table-cell office:value-type="string">
            <text:p>Risco (São Carl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SOCIOLOGIA <text:s text:c="39"/></text:p>
          </table:table-cell>
          <table:table-cell office:value-type="string">
            <text:p>Ru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SOCIOLOGIA <text:s text:c="39"/></text:p>
          </table:table-cell>
          <table:table-cell office:value-type="string">
            <text:p>RUA. Revista Universitária do Audiovi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SOCIOLOGIA <text:s text:c="39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95</text:p>
          </table:table-cell>
          <table:table-cell office:value-type="string">
            <text:p>SOCIOLOGIA <text:s text:c="39"/></text:p>
          </table:table-cell>
          <table:table-cell office:value-type="string">
            <text:p>Sacrilegens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SOCIOLOGIA <text:s text:c="39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3634</text:p>
          </table:table-cell>
          <table:table-cell office:value-type="string">
            <text:p>SOCIOLOGIA <text:s text:c="39"/></text:p>
          </table:table-cell>
          <table:table-cell office:value-type="string">
            <text:p>Salud Pública de México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SOCIOLOGIA <text:s text:c="39"/></text:p>
          </table:table-cell>
          <table:table-cell office:value-type="string">
            <text:p>São Paulo em Perspec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SOCIOLOGIA <text:s text:c="39"/></text:p>
          </table:table-cell>
          <table:table-cell office:value-type="string">
            <text:p>Saúde e Sociedade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SOCIOLOGIA <text:s text:c="39"/></text:p>
          </table:table-cell>
          <table:table-cell office:value-type="string">
            <text:p>Saúde em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264</text:p>
          </table:table-cell>
          <table:table-cell office:value-type="string">
            <text:p>SOCIOLOGIA <text:s text:c="39"/></text:p>
          </table:table-cell>
          <table:table-cell office:value-type="string">
            <text:p>SBS Resenh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SOCIOLOGIA <text:s text:c="39"/></text:p>
          </table:table-cell>
          <table:table-cell office:value-type="string">
            <text:p>Scienti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SOCIOLOGIA <text:s text:c="39"/></text:p>
          </table:table-cell>
          <table:table-cell office:value-type="string">
            <text:p>Scientia Ple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SOCIOLOGIA <text:s text:c="39"/></text:p>
          </table:table-cell>
          <table:table-cell office:value-type="string">
            <text:p>Scripta Nova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2535</text:p>
          </table:table-cell>
          <table:table-cell office:value-type="string">
            <text:p>SOCIOLOGIA <text:s text:c="39"/></text:p>
          </table:table-cell>
          <table:table-cell office:value-type="string">
            <text:p>Security and Defense Studie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SOCIOLOGIA <text:s text:c="39"/></text:p>
          </table:table-cell>
          <table:table-cell office:value-type="string">
            <text:p>Segurança Alimentar e Nutri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SOCIOLOGIA <text:s text:c="39"/></text:p>
          </table:table-cell>
          <table:table-cell office:value-type="string">
            <text:p>Ser Social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93</text:p>
          </table:table-cell>
          <table:table-cell office:value-type="string">
            <text:p>SOCIOLOGIA <text:s text:c="39"/></text:p>
          </table:table-cell>
          <table:table-cell office:value-type="string">
            <text:p>Série CEPP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97</text:p>
          </table:table-cell>
          <table:table-cell office:value-type="string">
            <text:p>SOCIOLOGIA <text:s text:c="39"/></text:p>
          </table:table-cell>
          <table:table-cell office:value-type="string">
            <text:p>Série Documenta (UF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SOCIOLOGIA <text:s text:c="39"/></text:p>
          </table:table-cell>
          <table:table-cell office:value-type="string">
            <text:p>Serviço Social &amp; Re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SOCIOLOGIA <text:s text:c="39"/></text:p>
          </table:table-cell>
          <table:table-cell office:value-type="string">
            <text:p>Serviço Social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42</text:p>
          </table:table-cell>
          <table:table-cell office:value-type="string">
            <text:p>SOCIOLOGIA <text:s text:c="39"/></text:p>
          </table:table-cell>
          <table:table-cell office:value-type="string">
            <text:p>Serviço Social em Revist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9X</text:p>
          </table:table-cell>
          <table:table-cell office:value-type="string">
            <text:p>SOCIOLOGIA <text:s text:c="39"/></text:p>
          </table:table-cell>
          <table:table-cell office:value-type="string">
            <text:p>Sexta Feir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4607</text:p>
          </table:table-cell>
          <table:table-cell office:value-type="string">
            <text:p>SOCIOLOGIA <text:s text:c="39"/></text:p>
          </table:table-cell>
          <table:table-cell office:value-type="string">
            <text:p>Sexualitie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9740</text:p>
          </table:table-cell>
          <table:table-cell office:value-type="string">
            <text:p>SOCIOLOGIA <text:s text:c="39"/></text:p>
          </table:table-cell>
          <table:table-cell office:value-type="string">
            <text:p>Signs (Chicago, Ill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2552</text:p>
          </table:table-cell>
          <table:table-cell office:value-type="string">
            <text:p>SOCIOLOGIA <text:s text:c="39"/></text:p>
          </table:table-cell>
          <table:table-cell office:value-type="string">
            <text:p>Simme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76</text:p>
          </table:table-cell>
          <table:table-cell office:value-type="string">
            <text:p>SOCIOLOGIA <text:s text:c="39"/></text:p>
          </table:table-cell>
          <table:table-cell office:value-type="string">
            <text:p>Sinopse Econô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223</text:p>
          </table:table-cell>
          <table:table-cell office:value-type="string">
            <text:p>SOCIOLOGIA <text:s text:c="39"/></text:p>
          </table:table-cell>
          <table:table-cell office:value-type="string">
            <text:p>Sistema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SOCIOLOGIA <text:s text:c="39"/></text:p>
          </table:table-cell>
          <table:table-cell office:value-type="string">
            <text:p>Sociais e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686</text:p>
          </table:table-cell>
          <table:table-cell office:value-type="string">
            <text:p>SOCIOLOGIA <text:s text:c="39"/></text:p>
          </table:table-cell>
          <table:table-cell office:value-type="string">
            <text:p>Social Compass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732</text:p>
          </table:table-cell>
          <table:table-cell office:value-type="string">
            <text:p>SOCIOLOGIA <text:s text:c="39"/></text:p>
          </table:table-cell>
          <table:table-cell office:value-type="string">
            <text:p>Social For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630</text:p>
          </table:table-cell>
          <table:table-cell office:value-type="string">
            <text:p>SOCIOLOGIA <text:s text:c="39"/></text:p>
          </table:table-cell>
          <table:table-cell office:value-type="string">
            <text:p>Social Identities (Abing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300</text:p>
          </table:table-cell>
          <table:table-cell office:value-type="string">
            <text:p>SOCIOLOGIA <text:s text:c="39"/></text:p>
          </table:table-cell>
          <table:table-cell office:value-type="string">
            <text:p>Social Indicator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9795</text:p>
          </table:table-cell>
          <table:table-cell office:value-type="string">
            <text:p>SOCIOLOGIA <text:s text:c="39"/></text:p>
          </table:table-cell>
          <table:table-cell office:value-type="string">
            <text:p>Sociedad y Relig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SOCIOLOGIA <text:s text:c="39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SOCIOLOGIA <text:s text:c="39"/></text:p>
          </table:table-cell>
          <table:table-cell office:value-type="string">
            <text:p>Sociedade &amp; Natureza (UFU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SOCIOLOGIA <text:s text:c="39"/></text:p>
          </table:table-cell>
          <table:table-cell office:value-type="string">
            <text:p>Sociedade e 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94</text:p>
          </table:table-cell>
          <table:table-cell office:value-type="string">
            <text:p>SOCIOLOGIA <text:s text:c="39"/></text:p>
          </table:table-cell>
          <table:table-cell office:value-type="string">
            <text:p>Sociedade e Cultu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51</text:p>
          </table:table-cell>
          <table:table-cell office:value-type="string">
            <text:p>SOCIOLOGIA <text:s text:c="39"/></text:p>
          </table:table-cell>
          <table:table-cell office:value-type="string">
            <text:p>Sociedade e Desenvolvimento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SOCIOLOGIA <text:s text:c="39"/></text:p>
          </table:table-cell>
          <table:table-cell office:value-type="string">
            <text:p>Sociedade e Estado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93</text:p>
          </table:table-cell>
          <table:table-cell office:value-type="string">
            <text:p>SOCIOLOGIA <text:s text:c="39"/></text:p>
          </table:table-cell>
          <table:table-cell office:value-type="string">
            <text:p>Sociedade e Território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SOCIOLOGIA <text:s text:c="39"/></text:p>
          </table:table-cell>
          <table:table-cell office:value-type="string">
            <text:p>Sociedade em Debate (UC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3697</text:p>
          </table:table-cell>
          <table:table-cell office:value-type="string">
            <text:p>SOCIOLOGIA <text:s text:c="39"/></text:p>
          </table:table-cell>
          <table:table-cell office:value-type="string">
            <text:p>Société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3-8375</text:p>
          </table:table-cell>
          <table:table-cell office:value-type="string">
            <text:p>SOCIOLOGIA <text:s text:c="39"/></text:p>
          </table:table-cell>
          <table:table-cell office:value-type="string">
            <text:p>Sociétés et Jeunesses en Difficulté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8868</text:p>
          </table:table-cell>
          <table:table-cell office:value-type="string">
            <text:p>SOCIOLOGIA <text:s text:c="39"/></text:p>
          </table:table-cell>
          <table:table-cell office:value-type="string">
            <text:p>Societies Without B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29</text:p>
          </table:table-cell>
          <table:table-cell office:value-type="string">
            <text:p>SOCIOLOGIA <text:s text:c="39"/></text:p>
          </table:table-cell>
          <table:table-cell office:value-type="string">
            <text:p>Sociologi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8364</text:p>
          </table:table-cell>
          <table:table-cell office:value-type="string">
            <text:p>SOCIOLOGIA <text:s text:c="39"/></text:p>
          </table:table-cell>
          <table:table-cell office:value-type="string">
            <text:p>Sociología del Trabaj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199</text:p>
          </table:table-cell>
          <table:table-cell office:value-type="string">
            <text:p>SOCIOLOGIA <text:s text:c="39"/></text:p>
          </table:table-cell>
          <table:table-cell office:value-type="string">
            <text:p>Sociologia Rural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SOCIOLOGIA <text:s text:c="39"/></text:p>
          </table:table-cell>
          <table:table-cell office:value-type="string">
            <text:p>Sociologias (UFRG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0173</text:p>
          </table:table-cell>
          <table:table-cell office:value-type="string">
            <text:p>SOCIOLOGIA <text:s text:c="39"/></text:p>
          </table:table-cell>
          <table:table-cell office:value-type="string">
            <text:p>Sociológica (Méxic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2751</text:p>
          </table:table-cell>
          <table:table-cell office:value-type="string">
            <text:p>SOCIOLOGIA <text:s text:c="39"/></text:p>
          </table:table-cell>
          <table:table-cell office:value-type="string">
            <text:p>Sociological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296</text:p>
          </table:table-cell>
          <table:table-cell office:value-type="string">
            <text:p>SOCIOLOGIA <text:s text:c="39"/></text:p>
          </table:table-cell>
          <table:table-cell office:value-type="string">
            <text:p>Sociologie du Travai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56</text:p>
          </table:table-cell>
          <table:table-cell office:value-type="string">
            <text:p>SOCIOLOGIA <text:s text:c="39"/></text:p>
          </table:table-cell>
          <table:table-cell office:value-type="string">
            <text:p>Sociopoét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33</text:p>
          </table:table-cell>
          <table:table-cell office:value-type="string">
            <text:p>SOCIOLOGIA <text:s text:c="39"/></text:p>
          </table:table-cell>
          <table:table-cell office:value-type="string">
            <text:p>Socitec E-pri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918X</text:p>
          </table:table-cell>
          <table:table-cell office:value-type="string">
            <text:p>SOCIOLOGIA <text:s text:c="39"/></text:p>
          </table:table-cell>
          <table:table-cell office:value-type="string">
            <text:p>Soziologie (Oplad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4-0204</text:p>
          </table:table-cell>
          <table:table-cell office:value-type="string">
            <text:p>SOCIOLOGIA <text:s text:c="39"/></text:p>
          </table:table-cell>
          <table:table-cell office:value-type="string">
            <text:p>Stockholm Review of Latin Americ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45</text:p>
          </table:table-cell>
          <table:table-cell office:value-type="string">
            <text:p>SOCIOLOGIA <text:s text:c="39"/></text:p>
          </table:table-cell>
          <table:table-cell office:value-type="string">
            <text:p>Sur. Revista Internacional de Direitos Human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487</text:p>
          </table:table-cell>
          <table:table-cell office:value-type="string">
            <text:p>SOCIOLOGIA <text:s text:c="39"/></text:p>
          </table:table-cell>
          <table:table-cell office:value-type="string">
            <text:p>Surveillance &amp; Societ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18</text:p>
          </table:table-cell>
          <table:table-cell office:value-type="string">
            <text:p>SOCIOLOGIA <text:s text:c="39"/></text:p>
          </table:table-cell>
          <table:table-cell office:value-type="string">
            <text:p>Sustentação (COSEMS/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SOCIOLOGIA <text:s text:c="39"/></text:p>
          </table:table-cell>
          <table:table-cell office:value-type="string">
            <text:p>Symposium (Recif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805</text:p>
          </table:table-cell>
          <table:table-cell office:value-type="string">
            <text:p>SOCIOLOGIA <text:s text:c="39"/></text:p>
          </table:table-cell>
          <table:table-cell office:value-type="string">
            <text:p>Synthesis (Lag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94-7061</text:p>
          </table:table-cell>
          <table:table-cell office:value-type="string">
            <text:p>SOCIOLOGIA <text:s text:c="39"/></text:p>
          </table:table-cell>
          <table:table-cell office:value-type="string">
            <text:p>Tareas (Panam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714</text:p>
          </table:table-cell>
          <table:table-cell office:value-type="string">
            <text:p>SOCIOLOGIA <text:s text:c="39"/></text:p>
          </table:table-cell>
          <table:table-cell office:value-type="string">
            <text:p>Td. Temas y debates (Rosari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SOCIOLOGIA <text:s text:c="39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SOCIOLOGIA <text:s text:c="39"/></text:p>
          </table:table-cell>
          <table:table-cell office:value-type="string">
            <text:p>TECBA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SOCIOLOGIA <text:s text:c="39"/></text:p>
          </table:table-cell>
          <table:table-cell office:value-type="string">
            <text:p>Tellus (UCD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SOCIOLOGIA <text:s text:c="39"/></text:p>
          </table:table-cell>
          <table:table-cell office:value-type="string">
            <text:p>Temas &amp; Matiz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134X</text:p>
          </table:table-cell>
          <table:table-cell office:value-type="string">
            <text:p>SOCIOLOGIA <text:s text:c="39"/></text:p>
          </table:table-cell>
          <table:table-cell office:value-type="string">
            <text:p>Temas (Ciudad de La Haba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9X</text:p>
          </table:table-cell>
          <table:table-cell office:value-type="string">
            <text:p>SOCIOLOGIA <text:s text:c="39"/></text:p>
          </table:table-cell>
          <table:table-cell office:value-type="string">
            <text:p>Temas em Psicologia (Ribeirão P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SOCIOLOGIA <text:s text:c="39"/></text:p>
          </table:table-cell>
          <table:table-cell office:value-type="string">
            <text:p>Temas em Saúde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86</text:p>
          </table:table-cell>
          <table:table-cell office:value-type="string">
            <text:p>SOCIOLOGIA <text:s text:c="39"/></text:p>
          </table:table-cell>
          <table:table-cell office:value-type="string">
            <text:p>Temátic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SOCIOLOGIA <text:s text:c="39"/></text:p>
          </table:table-cell>
          <table:table-cell office:value-type="string">
            <text:p>Tempo Brasilei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SOCIOLOGIA <text:s text:c="39"/></text:p>
          </table:table-cell>
          <table:table-cell office:value-type="string">
            <text:p>Tempo e Presenç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10</text:p>
          </table:table-cell>
          <table:table-cell office:value-type="string">
            <text:p>SOCIOLOGIA <text:s text:c="39"/></text:p>
          </table:table-cell>
          <table:table-cell office:value-type="string">
            <text:p>Tempo e Presença Digit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SOCIOLOGIA <text:s text:c="39"/></text:p>
          </table:table-cell>
          <table:table-cell office:value-type="string">
            <text:p>Tempo Social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SOCIOLOGIA <text:s text:c="39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29</text:p>
          </table:table-cell>
          <table:table-cell office:value-type="string">
            <text:p>SOCIOLOGIA <text:s text:c="39"/></text:p>
          </table:table-cell>
          <table:table-cell office:value-type="string">
            <text:p>Temporis(ação) (UE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60</text:p>
          </table:table-cell>
          <table:table-cell office:value-type="string">
            <text:p>SOCIOLOGIA <text:s text:c="39"/></text:p>
          </table:table-cell>
          <table:table-cell office:value-type="string">
            <text:p>Tendências (Cr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24</text:p>
          </table:table-cell>
          <table:table-cell office:value-type="string">
            <text:p>SOCIOLOGIA <text:s text:c="39"/></text:p>
          </table:table-cell>
          <table:table-cell office:value-type="string">
            <text:p>Tensões Mundi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SOCIOLOGIA <text:s text:c="39"/></text:p>
          </table:table-cell>
          <table:table-cell office:value-type="string">
            <text:p>Teoria &amp;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246</text:p>
          </table:table-cell>
          <table:table-cell office:value-type="string">
            <text:p>SOCIOLOGIA <text:s text:c="39"/></text:p>
          </table:table-cell>
          <table:table-cell office:value-type="string">
            <text:p>Teoria &amp; Prática (Limei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SOCIOLOGIA <text:s text:c="39"/></text:p>
          </table:table-cell>
          <table:table-cell office:value-type="string">
            <text:p>Teoria &amp; Sociedade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968</text:p>
          </table:table-cell>
          <table:table-cell office:value-type="string">
            <text:p>SOCIOLOGIA <text:s text:c="39"/></text:p>
          </table:table-cell>
          <table:table-cell office:value-type="string">
            <text:p>Teoria e Cultura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12</text:p>
          </table:table-cell>
          <table:table-cell office:value-type="string">
            <text:p>SOCIOLOGIA <text:s text:c="39"/></text:p>
          </table:table-cell>
          <table:table-cell office:value-type="string">
            <text:p>Terr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SOCIOLOGIA <text:s text:c="39"/></text:p>
          </table:table-cell>
          <table:table-cell office:value-type="string">
            <text:p>Terra Liv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SOCIOLOGIA <text:s text:c="39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SOCIOLOGIA <text:s text:c="39"/></text:p>
          </table:table-cell>
          <table:table-cell office:value-type="string">
            <text:p>Textos &amp; Contexto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87</text:p>
          </table:table-cell>
          <table:table-cell office:value-type="string">
            <text:p>SOCIOLOGIA <text:s text:c="39"/></text:p>
          </table:table-cell>
          <table:table-cell office:value-type="string">
            <text:p>Textos de Historia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281</text:p>
          </table:table-cell>
          <table:table-cell office:value-type="string">
            <text:p>SOCIOLOGIA <text:s text:c="39"/></text:p>
          </table:table-cell>
          <table:table-cell office:value-type="string">
            <text:p>Textos Escolhidos de Cultura e Arte Popular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35</text:p>
          </table:table-cell>
          <table:table-cell office:value-type="string">
            <text:p>SOCIOLOGIA <text:s text:c="39"/></text:p>
          </table:table-cell>
          <table:table-cell office:value-type="string">
            <text:p>Textos Escolhidos de Cultura e Arte Popular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243</text:p>
          </table:table-cell>
          <table:table-cell office:value-type="string">
            <text:p>SOCIOLOGIA <text:s text:c="39"/></text:p>
          </table:table-cell>
          <table:table-cell office:value-type="string">
            <text:p>Textos NEPO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SOCIOLOGIA <text:s text:c="39"/></text:p>
          </table:table-cell>
          <table:table-cell office:value-type="string">
            <text:p>Textua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162</text:p>
          </table:table-cell>
          <table:table-cell office:value-type="string">
            <text:p>SOCIOLOGIA <text:s text:c="39"/></text:p>
          </table:table-cell>
          <table:table-cell office:value-type="string">
            <text:p>The Annals of the American Academy of Political and Soci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SOCIOLOGIA <text:s text:c="39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310</text:p>
          </table:table-cell>
          <table:table-cell office:value-type="string">
            <text:p>SOCIOLOGIA <text:s text:c="39"/></text:p>
          </table:table-cell>
          <table:table-cell office:value-type="string">
            <text:p>The Journal of Medicine and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311</text:p>
          </table:table-cell>
          <table:table-cell office:value-type="string">
            <text:p>SOCIOLOGIA <text:s text:c="39"/></text:p>
          </table:table-cell>
          <table:table-cell office:value-type="string">
            <text:p>The Open Medical Informatic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479X</text:p>
          </table:table-cell>
          <table:table-cell office:value-type="string">
            <text:p>SOCIOLOGIA <text:s text:c="39"/></text:p>
          </table:table-cell>
          <table:table-cell office:value-type="string">
            <text:p>The Tocqueville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12</text:p>
          </table:table-cell>
          <table:table-cell office:value-type="string">
            <text:p>SOCIOLOGIA <text:s text:c="39"/></text:p>
          </table:table-cell>
          <table:table-cell office:value-type="string">
            <text:p>Thema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764</text:p>
          </table:table-cell>
          <table:table-cell office:value-type="string">
            <text:p>SOCIOLOGIA <text:s text:c="39"/></text:p>
          </table:table-cell>
          <table:table-cell office:value-type="string">
            <text:p>Theory, Culture &amp;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5-5136</text:p>
          </table:table-cell>
          <table:table-cell office:value-type="string">
            <text:p>SOCIOLOGIA <text:s text:c="39"/></text:p>
          </table:table-cell>
          <table:table-cell office:value-type="string">
            <text:p>Thesis Eleve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597</text:p>
          </table:table-cell>
          <table:table-cell office:value-type="string">
            <text:p>SOCIOLOGIA <text:s text:c="39"/></text:p>
          </table:table-cell>
          <table:table-cell office:value-type="string">
            <text:p>Third World Quarterl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3X</text:p>
          </table:table-cell>
          <table:table-cell office:value-type="string">
            <text:p>SOCIOLOGIA <text:s text:c="39"/></text:p>
          </table:table-cell>
          <table:table-cell office:value-type="string">
            <text:p>Thot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935</text:p>
          </table:table-cell>
          <table:table-cell office:value-type="string">
            <text:p>SOCIOLOGIA <text:s text:c="39"/></text:p>
          </table:table-cell>
          <table:table-cell office:value-type="string">
            <text:p>Tiempo (Buenos Aires.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4703</text:p>
          </table:table-cell>
          <table:table-cell office:value-type="string">
            <text:p>SOCIOLOGIA <text:s text:c="39"/></text:p>
          </table:table-cell>
          <table:table-cell office:value-type="string">
            <text:p>Tipití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SOCIOLOGIA <text:s text:c="39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701</text:p>
          </table:table-cell>
          <table:table-cell office:value-type="string">
            <text:p>SOCIOLOGIA <text:s text:c="39"/></text:p>
          </table:table-cell>
          <table:table-cell office:value-type="string">
            <text:p>Tópicos Educa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19</text:p>
          </table:table-cell>
          <table:table-cell office:value-type="string">
            <text:p>SOCIOLOGIA <text:s text:c="39"/></text:p>
          </table:table-cell>
          <table:table-cell office:value-type="string">
            <text:p>Topoi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SOCIOLOGIA <text:s text:c="39"/></text:p>
          </table:table-cell>
          <table:table-cell office:value-type="string">
            <text:p>Trabalho &amp; Educação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SOCIOLOGIA <text:s text:c="39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33</text:p>
          </table:table-cell>
          <table:table-cell office:value-type="string">
            <text:p>SOCIOLOGIA <text:s text:c="39"/></text:p>
          </table:table-cell>
          <table:table-cell office:value-type="string">
            <text:p>Trajetos (UF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SOCIOLOGIA <text:s text:c="39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85</text:p>
          </table:table-cell>
          <table:table-cell office:value-type="string">
            <text:p>SOCIOLOGIA <text:s text:c="39"/></text:p>
          </table:table-cell>
          <table:table-cell office:value-type="string">
            <text:p>Transdiçõ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SOCIOLOGIA <text:s text:c="39"/></text:p>
          </table:table-cell>
          <table:table-cell office:value-type="string">
            <text:p>Trans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52</text:p>
          </table:table-cell>
          <table:table-cell office:value-type="string">
            <text:p>SOCIOLOGIA <text:s text:c="39"/></text:p>
          </table:table-cell>
          <table:table-cell office:value-type="string">
            <text:p>Transit Circl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27</text:p>
          </table:table-cell>
          <table:table-cell office:value-type="string">
            <text:p>SOCIOLOGIA <text:s text:c="39"/></text:p>
          </table:table-cell>
          <table:table-cell office:value-type="string">
            <text:p>Trapézi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SOCIOLOGIA <text:s text:c="39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SOCIOLOGIA <text:s text:c="39"/></text:p>
          </table:table-cell>
          <table:table-cell office:value-type="string">
            <text:p>Travessias (UNIOEST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33</text:p>
          </table:table-cell>
          <table:table-cell office:value-type="string">
            <text:p>SOCIOLOGIA <text:s text:c="39"/></text:p>
          </table:table-cell>
          <table:table-cell office:value-type="string">
            <text:p>Trilha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16</text:p>
          </table:table-cell>
          <table:table-cell office:value-type="string">
            <text:p>SOCIOLOGIA <text:s text:c="39"/></text:p>
          </table:table-cell>
          <table:table-cell office:value-type="string">
            <text:p>Trinolex (Franc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7834</text:p>
          </table:table-cell>
          <table:table-cell office:value-type="string">
            <text:p>SOCIOLOGIA <text:s text:c="39"/></text:p>
          </table:table-cell>
          <table:table-cell office:value-type="string">
            <text:p>Tsantsa (Ber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43-549X</text:p>
          </table:table-cell>
          <table:table-cell office:value-type="string">
            <text:p>SOCIOLOGIA <text:s text:c="39"/></text:p>
          </table:table-cell>
          <table:table-cell office:value-type="string">
            <text:p>Tumultes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SOCIOLOGIA <text:s text:c="39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256</text:p>
          </table:table-cell>
          <table:table-cell office:value-type="string">
            <text:p>SOCIOLOGIA <text:s text:c="39"/></text:p>
          </table:table-cell>
          <table:table-cell office:value-type="string">
            <text:p>UnB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SOCIOLOGIA <text:s text:c="39"/></text:p>
          </table:table-cell>
          <table:table-cell office:value-type="string">
            <text:p>UNI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28</text:p>
          </table:table-cell>
          <table:table-cell office:value-type="string">
            <text:p>SOCIOLOGIA <text:s text:c="39"/></text:p>
          </table:table-cell>
          <table:table-cell office:value-type="string">
            <text:p>Universidade e Sociedade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SOCIOLOGIA <text:s text:c="39"/></text:p>
          </table:table-cell>
          <table:table-cell office:value-type="string">
            <text:p>UNOPAR Científica. Ciências Humanas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27</text:p>
          </table:table-cell>
          <table:table-cell office:value-type="string">
            <text:p>SOCIOLOGIA <text:s text:c="39"/></text:p>
          </table:table-cell>
          <table:table-cell office:value-type="string">
            <text:p>UNOPAR Científica. Ciências Jurídicas e Empresar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103</text:p>
          </table:table-cell>
          <table:table-cell office:value-type="string">
            <text:p>SOCIOLOGIA <text:s text:c="39"/></text:p>
          </table:table-cell>
          <table:table-cell office:value-type="string">
            <text:p>Urbanida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2-2368</text:p>
          </table:table-cell>
          <table:table-cell office:value-type="string">
            <text:p>SOCIOLOGIA <text:s text:c="39"/></text:p>
          </table:table-cell>
          <table:table-cell office:value-type="string">
            <text:p>Utopia (Cessou em 198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5216</text:p>
          </table:table-cell>
          <table:table-cell office:value-type="string">
            <text:p>SOCIOLOGIA <text:s text:c="39"/></text:p>
          </table:table-cell>
          <table:table-cell office:value-type="string">
            <text:p>Utopía y Praxis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SOCIOLOGIA <text:s text:c="39"/></text:p>
          </table:table-cell>
          <table:table-cell office:value-type="string">
            <text:p>Varia Históri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SOCIOLOGIA <text:s text:c="39"/></text:p>
          </table:table-cell>
          <table:table-cell office:value-type="string">
            <text:p>VeraCidade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5X</text:p>
          </table:table-cell>
          <table:table-cell office:value-type="string">
            <text:p>SOCIOLOGIA <text:s text:c="39"/></text:p>
          </table:table-cell>
          <table:table-cell office:value-type="string">
            <text:p>VeraCidade (Salvador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3X</text:p>
          </table:table-cell>
          <table:table-cell office:value-type="string">
            <text:p>SOCIOLOGIA <text:s text:c="39"/></text:p>
          </table:table-cell>
          <table:table-cell office:value-type="string">
            <text:p>Verba Juris (UF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45</text:p>
          </table:table-cell>
          <table:table-cell office:value-type="string">
            <text:p>SOCIOLOGIA <text:s text:c="39"/></text:p>
          </table:table-cell>
          <table:table-cell office:value-type="string">
            <text:p>Veredas do Direit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1X</text:p>
          </table:table-cell>
          <table:table-cell office:value-type="string">
            <text:p>SOCIOLOGIA <text:s text:c="39"/></text:p>
          </table:table-cell>
          <table:table-cell office:value-type="string">
            <text:p>Verinot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SOCIOLOGIA <text:s text:c="39"/></text:p>
          </table:table-cell>
          <table:table-cell office:value-type="string">
            <text:p>Veritas (Porto Aleg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SOCIOLOGIA <text:s text:c="39"/></text:p>
          </table:table-cell>
          <table:table-cell office:value-type="string">
            <text:p>Verso e Reverso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SOCIOLOGIA <text:s text:c="39"/></text:p>
          </table:table-cell>
          <table:table-cell office:value-type="string">
            <text:p>Vertentes (UFS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SOCIOLOGIA <text:s text:c="39"/></text:p>
          </table:table-cell>
          <table:table-cell office:value-type="string">
            <text:p>Verv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SOCIOLOGIA <text:s text:c="39"/></text:p>
          </table:table-cell>
          <table:table-cell office:value-type="string">
            <text:p>Vibrant (Florianópol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145</text:p>
          </table:table-cell>
          <table:table-cell office:value-type="string">
            <text:p>SOCIOLOGIA <text:s text:c="39"/></text:p>
          </table:table-cell>
          <table:table-cell office:value-type="string">
            <text:p>Vida e Educação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SOCIOLOGIA <text:s text:c="39"/></text:p>
          </table:table-cell>
          <table:table-cell office:value-type="string">
            <text:p>Vidya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SOCIOLOGIA <text:s text:c="39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14</text:p>
          </table:table-cell>
          <table:table-cell office:value-type="string">
            <text:p>SOCIOLOGIA <text:s text:c="39"/></text:p>
          </table:table-cell>
          <table:table-cell office:value-type="string">
            <text:p>Visões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9468</text:p>
          </table:table-cell>
          <table:table-cell office:value-type="string">
            <text:p>SOCIOLOGIA <text:s text:c="39"/></text:p>
          </table:table-cell>
          <table:table-cell office:value-type="string">
            <text:p>Visual Anthropology (Journ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48</text:p>
          </table:table-cell>
          <table:table-cell office:value-type="string">
            <text:p>SOCIOLOGIA <text:s text:c="39"/></text:p>
          </table:table-cell>
          <table:table-cell office:value-type="string">
            <text:p>Visualidades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SOCIOLOGIA <text:s text:c="39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64</text:p>
          </table:table-cell>
          <table:table-cell office:value-type="string">
            <text:p>SOCIOLOGIA <text:s text:c="39"/></text:p>
          </table:table-cell>
          <table:table-cell office:value-type="string">
            <text:p>Vozes e Diálogo (UNIVAL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641X</text:p>
          </table:table-cell>
          <table:table-cell office:value-type="string">
            <text:p>SOCIOLOGIA <text:s text:c="39"/></text:p>
          </table:table-cell>
          <table:table-cell office:value-type="string">
            <text:p>Work Organisation, Labour &amp; Globalis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6226</text:p>
          </table:table-cell>
          <table:table-cell office:value-type="string">
            <text:p>SOCIOLOGIA <text:s text:c="39"/></text:p>
          </table:table-cell>
          <table:table-cell office:value-type="string">
            <text:p>World Political Science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0648</text:p>
          </table:table-cell>
          <table:table-cell office:value-type="string">
            <text:p>SOCIOLOGIA <text:s text:c="39"/></text:p>
          </table:table-cell>
          <table:table-cell office:value-type="string">
            <text:p>Z. Zeitschrift marxistische Erneueru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8324</text:p>
          </table:table-cell>
          <table:table-cell office:value-type="string">
            <text:p>SOCIOLOGIA <text:s text:c="39"/></text:p>
          </table:table-cell>
          <table:table-cell office:value-type="string">
            <text:p>Zeitschrift für Qualitative Bildungs-, Beratungs- und Sozialforschu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804</text:p>
          </table:table-cell>
          <table:table-cell office:value-type="string">
            <text:p>SOCIOLOGIA <text:s text:c="39"/></text:p>
          </table:table-cell>
          <table:table-cell office:value-type="string">
            <text:p>Zeitschrift fur Sozi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19:01</dc:date>
    <dc:creator>Marco Silva</dc:creator>
    <meta:document-statistic meta:table-count="1" meta:cell-count="6210" meta:object-count="0"/>
    <meta:generator>OpenOffice.org/3.2$Unix OpenOffice.org_project/320m12$Build-9483</meta:generator>
  </office:meta>
</office:document-meta>
</file>